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7283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0.8252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5354in"/>
    </style:style>
    <style:style style:name="co16" style:family="table-column">
      <style:table-column-properties fo:break-before="auto" style:column-width="1.0717in"/>
    </style:style>
    <style:style style:name="co17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cccccc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-1*DQ_TO_DQS" style:apply-style-name="DarkBlue" style:base-cell-address="Sheet1.Q2"/>
      <style:map style:condition="cell-content()&lt;-5" style:apply-style-name="LightBlue" style:base-cell-address="Sheet1.Q2"/>
      <style:map style:condition="cell-content()&gt;DQ_TO_DQS" style:apply-style-name="DarkRed" style:base-cell-address="Sheet1.Q2"/>
      <style:map style:condition="cell-content()&gt;5" style:apply-style-name="LightRed" style:base-cell-address="Sheet1.Q2"/>
      <style:map style:condition="cell-content-is-between(-5,5)" style:apply-style-name="Green" style:base-cell-address="Sheet1.Q2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-CLK_TO_DQ" style:apply-style-name="DarkBlue" style:base-cell-address="Sheet1.Q82"/>
      <style:map style:condition="cell-content()&lt;-5" style:apply-style-name="LightBlue" style:base-cell-address="Sheet1.Q82"/>
      <style:map style:condition="cell-content()&gt;CLK_TO_DQ" style:apply-style-name="DarkRed" style:base-cell-address="Sheet1.Q82"/>
      <style:map style:condition="cell-content()&gt;5" style:apply-style-name="LightRed" style:base-cell-address="Sheet1.Q82"/>
      <style:map style:condition="cell-content-is-between(-5,5)" style:apply-style-name="Green" style:base-cell-address="Sheet1.Q82"/>
    </style:style>
    <style:style style:name="ce18" style:family="table-cell" style:parent-style-name="LightRed">
      <style:table-cell-properties fo:background-color="transparent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5"/>
        <table:table-column table:style-name="co11" table:default-cell-style-name="ce5"/>
        <table:table-column table:style-name="co8" table:default-cell-style-name="ce5"/>
        <table:table-column table:style-name="co12" table:default-cell-style-name="ce5"/>
        <table:table-column table:style-name="co13" table:default-cell-style-name="ce13"/>
        <table:table-column table:style-name="co12" table:number-columns-repeated="2" table:default-cell-style-name="ce13"/>
        <table:table-column table:style-name="co1" table:default-cell-style-name="ce9"/>
        <table:table-column table:style-name="co14" table:default-cell-style-name="ce9"/>
        <table:table-column table:style-name="co6" table:default-cell-style-name="ce9"/>
        <table:table-column table:style-name="co8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0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Signal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Group</text:p>
          </table:table-cell>
          <table:table-cell table:style-name="ce6" office:value-type="string" calcext:value-type="string">
            <text:p>Pkg min</text:p>
          </table:table-cell>
          <table:table-cell table:style-name="ce6" office:value-type="string" calcext:value-type="string">
            <text:p>Pkg max</text:p>
          </table:table-cell>
          <table:table-cell table:style-name="ce6" office:value-type="string" calcext:value-type="string">
            <text:p>Pkg avg</text:p>
          </table:table-cell>
          <table:table-cell table:style-name="ce11" office:value-type="string" calcext:value-type="string">
            <text:p>Int len</text:p>
          </table:table-cell>
          <table:table-cell table:style-name="ce11" office:value-type="string" calcext:value-type="string">
            <text:p>Ext len</text:p>
          </table:table-cell>
          <table:table-cell table:style-name="ce11" office:value-type="string" calcext:value-type="string">
            <text:p>Int delay</text:p>
          </table:table-cell>
          <table:table-cell table:style-name="ce11" office:value-type="string" calcext:value-type="string">
            <text:p>Ext delay</text:p>
          </table:table-cell>
          <table:table-cell table:style-name="ce3" office:value-type="string" calcext:value-type="string">
            <text:p>VL1-L8</text:p>
          </table:table-cell>
          <table:table-cell table:style-name="ce3" office:value-type="string" calcext:value-type="string">
            <text:p>VL1-L3</text:p>
          </table:table-cell>
          <table:table-cell table:style-name="ce3" office:value-type="string" calcext:value-type="string">
            <text:p>VL1-L6</text:p>
          </table:table-cell>
          <table:table-cell table:style-name="ce3" office:value-type="string" calcext:value-type="string">
            <text:p>Via delay</text:p>
          </table:table-cell>
          <table:table-cell table:style-name="ce11" office:value-type="string" calcext:value-type="string">
            <text:p>Total delay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Skew</text:p>
          </table:table-cell>
          <table:table-cell table:style-name="ce6" office:value-type="string" calcext:value-type="string">
            <text:p>Trace target</text:p>
          </table:table-cell>
          <table:table-cell table:style-name="ce6" office:value-type="string" calcext:value-type="string">
            <text:p>Int target</text:p>
          </table:table-cell>
          <table:table-cell table:style-name="ce6" office:value-type="string" calcext:value-type="string">
            <text:p>Ext target</text:p>
          </table:table-cell>
          <table:table-cell table:style-name="ce1" table:number-columns-repeated="4"/>
          <table:table-cell table:style-name="ce19" office:value-type="string" calcext:value-type="string">
            <text:p>Velocity (ps/mm)</text:p>
          </table:table-cell>
          <table:table-cell table:style-name="ce1" table:number-columns-repeated="999"/>
        </table:table-row>
        <table:table-row table:style-name="ro1">
          <table:table-cell table:style-name="ce2" office:value-type="string" calcext:value-type="string">
            <text:p>DQ0_0</text:p>
          </table:table-cell>
          <table:table-cell table:style-name="ce4" office:value-type="string" calcext:value-type="string">
            <text:p>B12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9.826" calcext:value-type="float">
            <text:p>129.83</text:p>
          </table:table-cell>
          <table:table-cell table:style-name="ce7" office:value-type="float" office:value="131.13" calcext:value-type="float">
            <text:p>131.13</text:p>
          </table:table-cell>
          <table:table-cell table:style-name="ce10" table:formula="of:=AVERAGE([.D2:.E2])" office:value-type="float" office:value="130.478" calcext:value-type="float">
            <text:p>130.48</text:p>
          </table:table-cell>
          <table:table-cell table:style-name="ce12"/>
          <table:table-cell table:style-name="ce12" office:value-type="float" office:value="76.54" calcext:value-type="float">
            <text:p>76.54</text:p>
          </table:table-cell>
          <table:table-cell table:style-name="ce12" table:formula="of:=[.G2]*INTERNAL_40" office:value-type="float" office:value="0" calcext:value-type="float">
            <text:p>0.00</text:p>
          </table:table-cell>
          <table:table-cell table:style-name="ce12" table:formula="of:=[.H2]*EXTERNAL_40" office:value-type="float" office:value="443.932" calcext:value-type="float">
            <text:p>443.93</text:p>
          </table:table-cell>
          <table:table-cell table:style-name="ce4" table:number-columns-repeated="3"/>
          <table:table-cell table:style-name="ce4" table:formula="of:=VIA_18*[.K2]+VIA_13*[.L2]+VIA_16*[.M2]" office:value-type="float" office:value="0" calcext:value-type="float">
            <text:p>0</text:p>
          </table:table-cell>
          <table:table-cell table:style-name="ce12" table:formula="of:=[.I2]+[.J2]+[.N2]+[.F2]" office:value-type="float" office:value="574.41" calcext:value-type="float">
            <text:p>574.41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2]-[.P2]" office:value-type="float" office:value="0.0250000000000909" calcext:value-type="float">
            <text:p>0.03</text:p>
          </table:table-cell>
          <table:table-cell table:formula="of:=([.P2]-([.F2]+[.N2]))" office:value-type="float" office:value="443.907" calcext:value-type="float">
            <text:p>443.91</text:p>
          </table:table-cell>
          <table:table-cell table:formula="of:=[.R2]/INTERNAL_40" office:value-type="float" office:value="70.4614285714286" calcext:value-type="float">
            <text:p>70.46</text:p>
          </table:table-cell>
          <table:table-cell table:formula="of:=[.R2]/EXTERNAL_40" office:value-type="float" office:value="76.5356896551724" calcext:value-type="float">
            <text:p>76.54</text:p>
          </table:table-cell>
          <table:table-cell table:number-columns-repeated="3"/>
          <table:table-cell table:style-name="ce1" office:value-type="string" calcext:value-type="string">
            <text:p>Internal 40</text:p>
          </table:table-cell>
          <table:table-cell office:value-type="float" office:value="6.3" calcext:value-type="float">
            <text:p>6.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1</text:p>
          </table:table-cell>
          <table:table-cell table:style-name="ce4" office:value-type="string" calcext:value-type="string">
            <text:p>C12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5.454" calcext:value-type="float">
            <text:p>125.45</text:p>
          </table:table-cell>
          <table:table-cell table:style-name="ce7" office:value-type="float" office:value="126.714" calcext:value-type="float">
            <text:p>126.71</text:p>
          </table:table-cell>
          <table:table-cell table:style-name="ce10" table:formula="of:=AVERAGE([.D3:.E3])" office:value-type="float" office:value="126.084" calcext:value-type="float">
            <text:p>126.08</text:p>
          </table:table-cell>
          <table:table-cell table:style-name="ce12"/>
          <table:table-cell table:style-name="ce12" office:value-type="float" office:value="77.29" calcext:value-type="float">
            <text:p>77.29</text:p>
          </table:table-cell>
          <table:table-cell table:style-name="ce12" table:formula="of:=[.G3]*INTERNAL_40" office:value-type="float" office:value="0" calcext:value-type="float">
            <text:p>0.00</text:p>
          </table:table-cell>
          <table:table-cell table:style-name="ce12" table:formula="of:=[.H3]*EXTERNAL_40" office:value-type="float" office:value="448.282" calcext:value-type="float">
            <text:p>448.28</text:p>
          </table:table-cell>
          <table:table-cell table:style-name="ce4" table:number-columns-repeated="3"/>
          <table:table-cell table:style-name="ce4" table:formula="of:=VIA_18*[.K3]+VIA_13*[.L3]+VIA_16*[.M3]" office:value-type="float" office:value="0" calcext:value-type="float">
            <text:p>0</text:p>
          </table:table-cell>
          <table:table-cell table:style-name="ce12" table:formula="of:=[.I3]+[.J3]+[.N3]+[.F3]" office:value-type="float" office:value="574.366" calcext:value-type="float">
            <text:p>574.37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3]-[.P3]" office:value-type="float" office:value="-0.0190000000000055" calcext:value-type="float">
            <text:p>-0.02</text:p>
          </table:table-cell>
          <table:table-cell table:formula="of:=([.P3]-([.F3]+[.N3]))" office:value-type="float" office:value="448.301" calcext:value-type="float">
            <text:p>448.30</text:p>
          </table:table-cell>
          <table:table-cell table:formula="of:=[.R3]/INTERNAL_40" office:value-type="float" office:value="71.1588888888889" calcext:value-type="float">
            <text:p>71.16</text:p>
          </table:table-cell>
          <table:table-cell table:formula="of:=[.R3]/EXTERNAL_40" office:value-type="float" office:value="77.293275862069" calcext:value-type="float">
            <text:p>77.29</text:p>
          </table:table-cell>
          <table:table-cell table:number-columns-repeated="3"/>
          <table:table-cell table:style-name="ce1" office:value-type="string" calcext:value-type="string">
            <text:p>Internal 80</text:p>
          </table:table-cell>
          <table:table-cell office:value-type="float" office:value="6.2" calcext:value-type="float">
            <text:p>6.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2</text:p>
          </table:table-cell>
          <table:table-cell table:style-name="ce4" office:value-type="string" calcext:value-type="string">
            <text:p>B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0.531" calcext:value-type="float">
            <text:p>120.53</text:p>
          </table:table-cell>
          <table:table-cell table:style-name="ce7" office:value-type="float" office:value="121.743" calcext:value-type="float">
            <text:p>121.74</text:p>
          </table:table-cell>
          <table:table-cell table:style-name="ce10" table:formula="of:=AVERAGE([.D4:.E4])" office:value-type="float" office:value="121.137" calcext:value-type="float">
            <text:p>121.14</text:p>
          </table:table-cell>
          <table:table-cell table:style-name="ce12"/>
          <table:table-cell table:style-name="ce12" office:value-type="float" office:value="78.15" calcext:value-type="float">
            <text:p>78.15</text:p>
          </table:table-cell>
          <table:table-cell table:style-name="ce12" table:formula="of:=[.G4]*INTERNAL_40" office:value-type="float" office:value="0" calcext:value-type="float">
            <text:p>0.00</text:p>
          </table:table-cell>
          <table:table-cell table:style-name="ce12" table:formula="of:=[.H4]*EXTERNAL_40" office:value-type="float" office:value="453.27" calcext:value-type="float">
            <text:p>453.27</text:p>
          </table:table-cell>
          <table:table-cell table:style-name="ce4" table:number-columns-repeated="3"/>
          <table:table-cell table:style-name="ce4" table:formula="of:=VIA_18*[.K4]+VIA_13*[.L4]+VIA_16*[.M4]" office:value-type="float" office:value="0" calcext:value-type="float">
            <text:p>0</text:p>
          </table:table-cell>
          <table:table-cell table:style-name="ce12" table:formula="of:=[.I4]+[.J4]+[.N4]+[.F4]" office:value-type="float" office:value="574.407" calcext:value-type="float">
            <text:p>574.41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4]-[.P4]" office:value-type="float" office:value="0.0220000000000482" calcext:value-type="float">
            <text:p>0.02</text:p>
          </table:table-cell>
          <table:table-cell table:formula="of:=([.P4]-([.F4]+[.N4]))" office:value-type="float" office:value="453.248" calcext:value-type="float">
            <text:p>453.25</text:p>
          </table:table-cell>
          <table:table-cell table:formula="of:=[.R4]/INTERNAL_40" office:value-type="float" office:value="71.944126984127" calcext:value-type="float">
            <text:p>71.94</text:p>
          </table:table-cell>
          <table:table-cell table:formula="of:=[.R4]/EXTERNAL_40" office:value-type="float" office:value="78.1462068965517" calcext:value-type="float">
            <text:p>78.15</text:p>
          </table:table-cell>
          <table:table-cell table:number-columns-repeated="3"/>
          <table:table-cell table:style-name="ce1" office:value-type="string" calcext:value-type="string">
            <text:p>External 40</text:p>
          </table:table-cell>
          <table:table-cell office:value-type="float" office:value="5.8" calcext:value-type="float">
            <text:p>5.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3</text:p>
          </table:table-cell>
          <table:table-cell table:style-name="ce4" office:value-type="string" calcext:value-type="string">
            <text:p>A1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9.599" calcext:value-type="float">
            <text:p>129.60</text:p>
          </table:table-cell>
          <table:table-cell table:style-name="ce7" office:value-type="float" office:value="130.901" calcext:value-type="float">
            <text:p>130.90</text:p>
          </table:table-cell>
          <table:table-cell table:style-name="ce10" table:formula="of:=AVERAGE([.D5:.E5])" office:value-type="float" office:value="130.25" calcext:value-type="float">
            <text:p>130.25</text:p>
          </table:table-cell>
          <table:table-cell table:style-name="ce12"/>
          <table:table-cell table:style-name="ce12" office:value-type="float" office:value="76.58" calcext:value-type="float">
            <text:p>76.58</text:p>
          </table:table-cell>
          <table:table-cell table:style-name="ce12" table:formula="of:=[.G5]*INTERNAL_40" office:value-type="float" office:value="0" calcext:value-type="float">
            <text:p>0.00</text:p>
          </table:table-cell>
          <table:table-cell table:style-name="ce12" table:formula="of:=[.H5]*EXTERNAL_40" office:value-type="float" office:value="444.164" calcext:value-type="float">
            <text:p>444.16</text:p>
          </table:table-cell>
          <table:table-cell table:style-name="ce4" table:number-columns-repeated="3"/>
          <table:table-cell table:style-name="ce4" table:formula="of:=VIA_18*[.K5]+VIA_13*[.L5]+VIA_16*[.M5]" office:value-type="float" office:value="0" calcext:value-type="float">
            <text:p>0</text:p>
          </table:table-cell>
          <table:table-cell table:style-name="ce12" table:formula="of:=[.I5]+[.J5]+[.N5]+[.F5]" office:value-type="float" office:value="574.414" calcext:value-type="float">
            <text:p>574.41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5]-[.P5]" office:value-type="float" office:value="0.0289999999999964" calcext:value-type="float">
            <text:p>0.03</text:p>
          </table:table-cell>
          <table:table-cell table:formula="of:=([.P5]-([.F5]+[.N5]))" office:value-type="float" office:value="444.135" calcext:value-type="float">
            <text:p>444.14</text:p>
          </table:table-cell>
          <table:table-cell table:formula="of:=[.R5]/INTERNAL_40" office:value-type="float" office:value="70.4976190476191" calcext:value-type="float">
            <text:p>70.50</text:p>
          </table:table-cell>
          <table:table-cell table:formula="of:=[.R5]/EXTERNAL_40" office:value-type="float" office:value="76.575" calcext:value-type="float">
            <text:p>76.58</text:p>
          </table:table-cell>
          <table:table-cell table:number-columns-repeated="3"/>
          <table:table-cell table:style-name="ce1" office:value-type="string" calcext:value-type="string">
            <text:p>External 80</text:p>
          </table:table-cell>
          <table:table-cell office:value-type="float" office:value="5.5" calcext:value-type="float">
            <text:p>5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4</text:p>
          </table:table-cell>
          <table:table-cell table:style-name="ce4" office:value-type="string" calcext:value-type="string">
            <text:p>G16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79.988" calcext:value-type="float">
            <text:p>79.99</text:p>
          </table:table-cell>
          <table:table-cell table:style-name="ce7" office:value-type="float" office:value="80.792" calcext:value-type="float">
            <text:p>80.79</text:p>
          </table:table-cell>
          <table:table-cell table:style-name="ce10" table:formula="of:=AVERAGE([.D6:.E6])" office:value-type="float" office:value="80.39" calcext:value-type="float">
            <text:p>80.39</text:p>
          </table:table-cell>
          <table:table-cell table:style-name="ce12"/>
          <table:table-cell table:style-name="ce12" office:value-type="float" office:value="81.526" calcext:value-type="float">
            <text:p>81.53</text:p>
          </table:table-cell>
          <table:table-cell table:style-name="ce12" table:formula="of:=[.G6]*INTERNAL_40" office:value-type="float" office:value="0" calcext:value-type="float">
            <text:p>0.00</text:p>
          </table:table-cell>
          <table:table-cell table:style-name="ce12" table:formula="of:=[.H6]*EXTERNAL_40" office:value-type="float" office:value="472.8508" calcext:value-type="float">
            <text:p>472.8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]+VIA_13*[.L6]+VIA_16*[.M6]" office:value-type="float" office:value="22.8" calcext:value-type="float">
            <text:p>22.8</text:p>
          </table:table-cell>
          <table:table-cell table:style-name="ce12" table:formula="of:=[.I6]+[.J6]+[.N6]+[.F6]" office:value-type="float" office:value="576.0408" calcext:value-type="float">
            <text:p>576.04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6]-[.P6]" office:value-type="float" office:value="1.6558" calcext:value-type="float">
            <text:p>1.66</text:p>
          </table:table-cell>
          <table:table-cell table:formula="of:=([.P6]-([.F6]+[.N6]))" office:value-type="float" office:value="471.195" calcext:value-type="float">
            <text:p>471.20</text:p>
          </table:table-cell>
          <table:table-cell table:formula="of:=[.R6]/INTERNAL_40" office:value-type="float" office:value="74.7928571428571" calcext:value-type="float">
            <text:p>74.79</text:p>
          </table:table-cell>
          <table:table-cell table:formula="of:=[.R6]/EXTERNAL_40" office:value-type="float" office:value="81.2405172413793" calcext:value-type="float">
            <text:p>81.2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0_5</text:p>
          </table:table-cell>
          <table:table-cell table:style-name="ce4" office:value-type="string" calcext:value-type="string">
            <text:p>G1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83.235" calcext:value-type="float">
            <text:p>83.24</text:p>
          </table:table-cell>
          <table:table-cell table:style-name="ce7" office:value-type="float" office:value="84.072" calcext:value-type="float">
            <text:p>84.07</text:p>
          </table:table-cell>
          <table:table-cell table:style-name="ce10" table:formula="of:=AVERAGE([.D7:.E7])" office:value-type="float" office:value="83.6535" calcext:value-type="float">
            <text:p>83.65</text:p>
          </table:table-cell>
          <table:table-cell table:style-name="ce12"/>
          <table:table-cell table:style-name="ce12" office:value-type="float" office:value="80.61" calcext:value-type="float">
            <text:p>80.61</text:p>
          </table:table-cell>
          <table:table-cell table:style-name="ce12" table:formula="of:=[.G7]*INTERNAL_40" office:value-type="float" office:value="0" calcext:value-type="float">
            <text:p>0.00</text:p>
          </table:table-cell>
          <table:table-cell table:style-name="ce12" table:formula="of:=[.H7]*EXTERNAL_40" office:value-type="float" office:value="467.538" calcext:value-type="float">
            <text:p>467.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7]+VIA_13*[.L7]+VIA_16*[.M7]" office:value-type="float" office:value="22.8" calcext:value-type="float">
            <text:p>22.8</text:p>
          </table:table-cell>
          <table:table-cell table:style-name="ce12" table:formula="of:=[.I7]+[.J7]+[.N7]+[.F7]" office:value-type="float" office:value="573.9915" calcext:value-type="float">
            <text:p>573.99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7]-[.P7]" office:value-type="float" office:value="-0.393500000000017" calcext:value-type="float">
            <text:p>-0.39</text:p>
          </table:table-cell>
          <table:table-cell table:formula="of:=([.P7]-([.F7]+[.N7]))" office:value-type="float" office:value="467.9315" calcext:value-type="float">
            <text:p>467.93</text:p>
          </table:table-cell>
          <table:table-cell table:formula="of:=[.R7]/INTERNAL_40" office:value-type="float" office:value="74.2748412698413" calcext:value-type="float">
            <text:p>74.27</text:p>
          </table:table-cell>
          <table:table-cell table:formula="of:=[.R7]/EXTERNAL_40" office:value-type="float" office:value="80.6778448275862" calcext:value-type="float">
            <text:p>80.6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0_6</text:p>
          </table:table-cell>
          <table:table-cell table:style-name="ce4" office:value-type="string" calcext:value-type="string">
            <text:p>C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08.231" calcext:value-type="float">
            <text:p>108.23</text:p>
          </table:table-cell>
          <table:table-cell table:style-name="ce7" office:value-type="float" office:value="109.319" calcext:value-type="float">
            <text:p>109.32</text:p>
          </table:table-cell>
          <table:table-cell table:style-name="ce10" table:formula="of:=AVERAGE([.D8:.E8])" office:value-type="float" office:value="108.775" calcext:value-type="float">
            <text:p>108.78</text:p>
          </table:table-cell>
          <table:table-cell table:style-name="ce12"/>
          <table:table-cell table:style-name="ce12" office:value-type="float" office:value="76.378" calcext:value-type="float">
            <text:p>76.38</text:p>
          </table:table-cell>
          <table:table-cell table:style-name="ce12" table:formula="of:=[.G8]*INTERNAL_40" office:value-type="float" office:value="0" calcext:value-type="float">
            <text:p>0.00</text:p>
          </table:table-cell>
          <table:table-cell table:style-name="ce12" table:formula="of:=[.H8]*EXTERNAL_40" office:value-type="float" office:value="442.9924" calcext:value-type="float">
            <text:p>442.9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8]+VIA_13*[.L8]+VIA_16*[.M8]" office:value-type="float" office:value="22.8" calcext:value-type="float">
            <text:p>22.8</text:p>
          </table:table-cell>
          <table:table-cell table:style-name="ce12" table:formula="of:=[.I8]+[.J8]+[.N8]+[.F8]" office:value-type="float" office:value="574.5674" calcext:value-type="float">
            <text:p>574.57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8]-[.P8]" office:value-type="float" office:value="0.18240000000003" calcext:value-type="float">
            <text:p>0.18</text:p>
          </table:table-cell>
          <table:table-cell table:formula="of:=([.P8]-([.F8]+[.N8]))" office:value-type="float" office:value="442.81" calcext:value-type="float">
            <text:p>442.81</text:p>
          </table:table-cell>
          <table:table-cell table:formula="of:=[.R8]/INTERNAL_40" office:value-type="float" office:value="70.2873015873016" calcext:value-type="float">
            <text:p>70.29</text:p>
          </table:table-cell>
          <table:table-cell table:formula="of:=[.R8]/EXTERNAL_40" office:value-type="float" office:value="76.3465517241379" calcext:value-type="float">
            <text:p>76.35</text:p>
          </table:table-cell>
          <table:table-cell table:number-columns-repeated="4"/>
          <table:table-cell table:style-name="ce19" office:value-type="string" calcext:value-type="string">
            <text:p>Via delays (ps)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7</text:p>
          </table:table-cell>
          <table:table-cell table:style-name="ce4" office:value-type="string" calcext:value-type="string">
            <text:p>E1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08.437" calcext:value-type="float">
            <text:p>108.44</text:p>
          </table:table-cell>
          <table:table-cell table:style-name="ce7" office:value-type="float" office:value="109.527" calcext:value-type="float">
            <text:p>109.53</text:p>
          </table:table-cell>
          <table:table-cell table:style-name="ce10" table:formula="of:=AVERAGE([.D9:.E9])" office:value-type="float" office:value="108.982" calcext:value-type="float">
            <text:p>108.98</text:p>
          </table:table-cell>
          <table:table-cell table:style-name="ce12"/>
          <table:table-cell table:style-name="ce12" office:value-type="float" office:value="76.332" calcext:value-type="float">
            <text:p>76.33</text:p>
          </table:table-cell>
          <table:table-cell table:style-name="ce12" table:formula="of:=[.G9]*INTERNAL_40" office:value-type="float" office:value="0" calcext:value-type="float">
            <text:p>0.00</text:p>
          </table:table-cell>
          <table:table-cell table:style-name="ce12" table:formula="of:=[.H9]*EXTERNAL_40" office:value-type="float" office:value="442.7256" calcext:value-type="float">
            <text:p>442.7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9]+VIA_13*[.L9]+VIA_16*[.M9]" office:value-type="float" office:value="22.8" calcext:value-type="float">
            <text:p>22.8</text:p>
          </table:table-cell>
          <table:table-cell table:style-name="ce12" table:formula="of:=[.I9]+[.J9]+[.N9]+[.F9]" office:value-type="float" office:value="574.5076" calcext:value-type="float">
            <text:p>574.51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9]-[.P9]" office:value-type="float" office:value="0.12259999999992" calcext:value-type="float">
            <text:p>0.12</text:p>
          </table:table-cell>
          <table:table-cell table:formula="of:=([.P9]-([.F9]+[.N9]))" office:value-type="float" office:value="442.603" calcext:value-type="float">
            <text:p>442.60</text:p>
          </table:table-cell>
          <table:table-cell table:formula="of:=[.R9]/INTERNAL_40" office:value-type="float" office:value="70.2544444444444" calcext:value-type="float">
            <text:p>70.25</text:p>
          </table:table-cell>
          <table:table-cell table:formula="of:=[.R9]/EXTERNAL_40" office:value-type="float" office:value="76.3108620689655" calcext:value-type="float">
            <text:p>76.31</text:p>
          </table:table-cell>
          <table:table-cell table:number-columns-repeated="3"/>
          <table:table-cell table:style-name="ce1" office:value-type="string" calcext:value-type="string">
            <text:p>L1-L8</text:p>
          </table:table-cell>
          <table:table-cell office:value-type="float" office:value="11.4" calcext:value-type="float">
            <text:p>11.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M0</text:p>
          </table:table-cell>
          <table:table-cell table:style-name="ce4" office:value-type="string" calcext:value-type="string">
            <text:p>A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31.014" calcext:value-type="float">
            <text:p>131.01</text:p>
          </table:table-cell>
          <table:table-cell table:style-name="ce7" office:value-type="float" office:value="132.33" calcext:value-type="float">
            <text:p>132.33</text:p>
          </table:table-cell>
          <table:table-cell table:style-name="ce10" table:formula="of:=AVERAGE([.D10:.E10])" office:value-type="float" office:value="131.672" calcext:value-type="float">
            <text:p>131.67</text:p>
          </table:table-cell>
          <table:table-cell table:style-name="ce12"/>
          <table:table-cell table:style-name="ce12" office:value-type="float" office:value="76.33" calcext:value-type="float">
            <text:p>76.33</text:p>
          </table:table-cell>
          <table:table-cell table:style-name="ce12" table:formula="of:=[.G10]*INTERNAL_40" office:value-type="float" office:value="0" calcext:value-type="float">
            <text:p>0.00</text:p>
          </table:table-cell>
          <table:table-cell table:style-name="ce12" table:formula="of:=[.H10]*EXTERNAL_40" office:value-type="float" office:value="442.714" calcext:value-type="float">
            <text:p>442.71</text:p>
          </table:table-cell>
          <table:table-cell table:style-name="ce4" table:number-columns-repeated="3"/>
          <table:table-cell table:style-name="ce4" table:formula="of:=VIA_18*[.K10]+VIA_13*[.L10]+VIA_16*[.M10]" office:value-type="float" office:value="0" calcext:value-type="float">
            <text:p>0</text:p>
          </table:table-cell>
          <table:table-cell table:style-name="ce12" table:formula="of:=[.I10]+[.J10]+[.N10]+[.F10]" office:value-type="float" office:value="574.386" calcext:value-type="float">
            <text:p>574.39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10]-[.P10]" office:value-type="float" office:value="0.000999999999976353" calcext:value-type="float">
            <text:p>0.00</text:p>
          </table:table-cell>
          <table:table-cell table:formula="of:=([.P10]-([.F10]+[.N10]))" office:value-type="float" office:value="442.713" calcext:value-type="float">
            <text:p>442.71</text:p>
          </table:table-cell>
          <table:table-cell table:formula="of:=[.R10]/INTERNAL_40" office:value-type="float" office:value="70.2719047619048" calcext:value-type="float">
            <text:p>70.27</text:p>
          </table:table-cell>
          <table:table-cell table:formula="of:=[.R10]/EXTERNAL_40" office:value-type="float" office:value="76.3298275862069" calcext:value-type="float">
            <text:p>76.33</text:p>
          </table:table-cell>
          <table:table-cell table:number-columns-repeated="3"/>
          <table:table-cell table:style-name="ce1" office:value-type="string" calcext:value-type="string">
            <text:p>L1-L3</text:p>
          </table:table-cell>
          <table:table-cell office:value-type="float" office:value="7.2" calcext:value-type="float">
            <text:p>7.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S0</text:p>
          </table:table-cell>
          <table:table-cell table:style-name="ce4" office:value-type="string" calcext:value-type="string">
            <text:p>F1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94.637" calcext:value-type="float">
            <text:p>94.64</text:p>
          </table:table-cell>
          <table:table-cell table:style-name="ce7" office:value-type="float" office:value="95.588" calcext:value-type="float">
            <text:p>95.59</text:p>
          </table:table-cell>
          <table:table-cell table:style-name="ce10" table:formula="of:=AVERAGE([.D11:.E11])" office:value-type="float" office:value="95.1125" calcext:value-type="float">
            <text:p>95.11</text:p>
          </table:table-cell>
          <table:table-cell table:style-name="ce12"/>
          <table:table-cell table:style-name="ce12" office:value-type="float" office:value="82.995" calcext:value-type="float">
            <text:p>83.00</text:p>
          </table:table-cell>
          <table:table-cell table:style-name="ce12" table:formula="of:=[.G11]*INTERNAL_80" office:value-type="float" office:value="0" calcext:value-type="float">
            <text:p>0.00</text:p>
          </table:table-cell>
          <table:table-cell table:style-name="ce12" table:formula="of:=[.H11]*EXTERNAL_80" office:value-type="float" office:value="456.4725" calcext:value-type="float">
            <text:p>456.4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11]+VIA_13*[.L11]+VIA_16*[.M11]" office:value-type="float" office:value="22.8" calcext:value-type="float">
            <text:p>22.8</text:p>
          </table:table-cell>
          <table:table-cell table:style-name="ce12" table:formula="of:=[.I11]+[.J11]+[.N11]+[.F11]" office:value-type="float" office:value="574.385" calcext:value-type="float">
            <text:p>574.39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11]-[.P11]" office:value-type="float" office:value="0" calcext:value-type="float">
            <text:p>0.00</text:p>
          </table:table-cell>
          <table:table-cell table:number-columns-repeated="6"/>
          <table:table-cell table:style-name="ce1" office:value-type="string" calcext:value-type="string">
            <text:p>L1-L6</text:p>
          </table:table-cell>
          <table:table-cell office:value-type="float" office:value="10.9" calcext:value-type="float">
            <text:p>10.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0</text:p>
          </table:table-cell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0.376" calcext:value-type="float">
            <text:p>110.38</text:p>
          </table:table-cell>
          <table:table-cell table:style-name="ce8" office:value-type="float" office:value="111.486" calcext:value-type="float">
            <text:p>111.49</text:p>
          </table:table-cell>
          <table:table-cell table:formula="of:=AVERAGE([.D12:.E12])" office:value-type="float" office:value="110.931" calcext:value-type="float">
            <text:p>110.93</text:p>
          </table:table-cell>
          <table:table-cell/>
          <table:table-cell office:value-type="float" office:value="63.12" calcext:value-type="float">
            <text:p>63.12</text:p>
          </table:table-cell>
          <table:table-cell table:formula="of:=[.G12]*INTERNAL_40" office:value-type="float" office:value="0" calcext:value-type="float">
            <text:p>0.00</text:p>
          </table:table-cell>
          <table:table-cell table:formula="of:=[.H12]*EXTERNAL_40" office:value-type="float" office:value="366.096" calcext:value-type="float">
            <text:p>366.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12]+VIA_13*[.L12]+VIA_16*[.M12]" office:value-type="float" office:value="22.8" calcext:value-type="float">
            <text:p>22.8</text:p>
          </table:table-cell>
          <table:table-cell table:formula="of:=[.I12]+[.J12]+[.N12]+[.F12]" office:value-type="float" office:value="499.827" calcext:value-type="float">
            <text:p>499.83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2]-[.P12]" office:value-type="float" office:value="0.0109999999999673" calcext:value-type="float">
            <text:p>0.01</text:p>
          </table:table-cell>
          <table:table-cell table:formula="of:=([.P12]-([.F12]+[.N12]))" office:value-type="float" office:value="366.085" calcext:value-type="float">
            <text:p>366.09</text:p>
          </table:table-cell>
          <table:table-cell table:formula="of:=[.R12]/INTERNAL_40" office:value-type="float" office:value="58.1087301587302" calcext:value-type="float">
            <text:p>58.11</text:p>
          </table:table-cell>
          <table:table-cell table:formula="of:=[.R12]/EXTERNAL_40" office:value-type="float" office:value="63.1181034482759" calcext:value-type="float">
            <text:p>63.12</text:p>
          </table:table-cell>
          <table:table-cell table:number-columns-repeated="3"/>
          <table:table-cell table:style-name="ce1"/>
          <table:table-cell table:number-columns-repeated="1000"/>
        </table:table-row>
        <table:table-row table:style-name="ro1">
          <table:table-cell office:value-type="string" calcext:value-type="string">
            <text:p>DQ1_1</text:p>
          </table:table-cell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7.637" calcext:value-type="float">
            <text:p>107.64</text:p>
          </table:table-cell>
          <table:table-cell table:style-name="ce8" office:value-type="float" office:value="108.719" calcext:value-type="float">
            <text:p>108.72</text:p>
          </table:table-cell>
          <table:table-cell table:formula="of:=AVERAGE([.D13:.E13])" office:value-type="float" office:value="108.178" calcext:value-type="float">
            <text:p>108.18</text:p>
          </table:table-cell>
          <table:table-cell/>
          <table:table-cell office:value-type="float" office:value="67.429" calcext:value-type="float">
            <text:p>67.43</text:p>
          </table:table-cell>
          <table:table-cell table:formula="of:=[.G13]*INTERNAL_40" office:value-type="float" office:value="0" calcext:value-type="float">
            <text:p>0.00</text:p>
          </table:table-cell>
          <table:table-cell table:formula="of:=[.H13]*EXTERNAL_40" office:value-type="float" office:value="391.0882" calcext:value-type="float">
            <text:p>391.09</text:p>
          </table:table-cell>
          <table:table-cell table:number-columns-repeated="3"/>
          <table:table-cell table:formula="of:=VIA_18*[.K13]+VIA_13*[.L13]+VIA_16*[.M13]" office:value-type="float" office:value="0" calcext:value-type="float">
            <text:p>0</text:p>
          </table:table-cell>
          <table:table-cell table:formula="of:=[.I13]+[.J13]+[.N13]+[.F13]" office:value-type="float" office:value="499.2662" calcext:value-type="float">
            <text:p>499.27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3]-[.P13]" office:value-type="float" office:value="-0.549800000000062" calcext:value-type="float">
            <text:p>-0.55</text:p>
          </table:table-cell>
          <table:table-cell table:formula="of:=([.P13]-([.F13]+[.N13]))" office:value-type="float" office:value="391.638" calcext:value-type="float">
            <text:p>391.64</text:p>
          </table:table-cell>
          <table:table-cell table:formula="of:=[.R13]/INTERNAL_40" office:value-type="float" office:value="62.1647619047619" calcext:value-type="float">
            <text:p>62.16</text:p>
          </table:table-cell>
          <table:table-cell table:formula="of:=[.R13]/EXTERNAL_40" office:value-type="float" office:value="67.5237931034483" calcext:value-type="float">
            <text:p>67.52</text:p>
          </table:table-cell>
          <table:table-cell table:number-columns-repeated="3"/>
          <table:table-cell table:style-name="ce1" office:value-type="string" calcext:value-type="string">
            <text:p>Tolerance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Q1_2</text:p>
          </table:table-cell>
          <table:table-cell office:value-type="string" calcext:value-type="string">
            <text:p>A1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1.812" calcext:value-type="float">
            <text:p>131.81</text:p>
          </table:table-cell>
          <table:table-cell table:style-name="ce8" office:value-type="float" office:value="133.136" calcext:value-type="float">
            <text:p>133.14</text:p>
          </table:table-cell>
          <table:table-cell table:formula="of:=AVERAGE([.D14:.E14])" office:value-type="float" office:value="132.474" calcext:value-type="float">
            <text:p>132.47</text:p>
          </table:table-cell>
          <table:table-cell/>
          <table:table-cell office:value-type="float" office:value="63.576" calcext:value-type="float">
            <text:p>63.58</text:p>
          </table:table-cell>
          <table:table-cell table:formula="of:=[.G14]*INTERNAL_40" office:value-type="float" office:value="0" calcext:value-type="float">
            <text:p>0.00</text:p>
          </table:table-cell>
          <table:table-cell table:formula="of:=[.H14]*EXTERNAL_40" office:value-type="float" office:value="368.7408" calcext:value-type="float">
            <text:p>368.74</text:p>
          </table:table-cell>
          <table:table-cell table:number-columns-repeated="3"/>
          <table:table-cell table:formula="of:=VIA_18*[.K14]+VIA_13*[.L14]+VIA_16*[.M14]" office:value-type="float" office:value="0" calcext:value-type="float">
            <text:p>0</text:p>
          </table:table-cell>
          <table:table-cell table:formula="of:=[.I14]+[.J14]+[.N14]+[.F14]" office:value-type="float" office:value="501.2148" calcext:value-type="float">
            <text:p>501.21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4]-[.P14]" office:value-type="float" office:value="1.39879999999994" calcext:value-type="float">
            <text:p>1.40</text:p>
          </table:table-cell>
          <table:table-cell table:formula="of:=([.P14]-([.F14]+[.N14]))" office:value-type="float" office:value="367.342" calcext:value-type="float">
            <text:p>367.34</text:p>
          </table:table-cell>
          <table:table-cell table:formula="of:=[.R14]/INTERNAL_40" office:value-type="float" office:value="58.308253968254" calcext:value-type="float">
            <text:p>58.31</text:p>
          </table:table-cell>
          <table:table-cell table:formula="of:=[.R14]/EXTERNAL_40" office:value-type="float" office:value="63.3348275862069" calcext:value-type="float">
            <text:p>63.33</text:p>
          </table:table-cell>
          <table:table-cell table:number-columns-repeated="3"/>
          <table:table-cell office:value-type="string" calcext:value-type="string">
            <text:p>DQ-DQS</text:p>
          </table:table-cell>
          <table:table-cell office:value-type="float" office:value="130" calcext:value-type="float">
            <text:p>13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3</text:p>
          </table:table-cell>
          <table:table-cell office:value-type="string" calcext:value-type="string">
            <text:p>B1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7.923" calcext:value-type="float">
            <text:p>117.92</text:p>
          </table:table-cell>
          <table:table-cell table:style-name="ce8" office:value-type="float" office:value="119.109" calcext:value-type="float">
            <text:p>119.11</text:p>
          </table:table-cell>
          <table:table-cell table:formula="of:=AVERAGE([.D15:.E15])" office:value-type="float" office:value="118.516" calcext:value-type="float">
            <text:p>118.52</text:p>
          </table:table-cell>
          <table:table-cell/>
          <table:table-cell office:value-type="float" office:value="65.74" calcext:value-type="float">
            <text:p>65.74</text:p>
          </table:table-cell>
          <table:table-cell table:formula="of:=[.G15]*INTERNAL_40" office:value-type="float" office:value="0" calcext:value-type="float">
            <text:p>0.00</text:p>
          </table:table-cell>
          <table:table-cell table:formula="of:=[.H15]*EXTERNAL_40" office:value-type="float" office:value="381.292" calcext:value-type="float">
            <text:p>381.29</text:p>
          </table:table-cell>
          <table:table-cell table:number-columns-repeated="3"/>
          <table:table-cell table:formula="of:=VIA_18*[.K15]+VIA_13*[.L15]+VIA_16*[.M15]" office:value-type="float" office:value="0" calcext:value-type="float">
            <text:p>0</text:p>
          </table:table-cell>
          <table:table-cell table:formula="of:=[.I15]+[.J15]+[.N15]+[.F15]" office:value-type="float" office:value="499.808" calcext:value-type="float">
            <text:p>499.81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5]-[.P15]" office:value-type="float" office:value="-0.0080000000000382" calcext:value-type="float">
            <text:p>-0.01</text:p>
          </table:table-cell>
          <table:table-cell table:formula="of:=([.P15]-([.F15]+[.N15]))" office:value-type="float" office:value="381.3" calcext:value-type="float">
            <text:p>381.30</text:p>
          </table:table-cell>
          <table:table-cell table:formula="of:=[.R15]/INTERNAL_40" office:value-type="float" office:value="60.5238095238095" calcext:value-type="float">
            <text:p>60.52</text:p>
          </table:table-cell>
          <table:table-cell table:formula="of:=[.R15]/EXTERNAL_40" office:value-type="float" office:value="65.7413793103448" calcext:value-type="float">
            <text:p>65.74</text:p>
          </table:table-cell>
          <table:table-cell table:number-columns-repeated="3"/>
          <table:table-cell office:value-type="string" calcext:value-type="string">
            <text:p>CLK-DQ</text:p>
          </table:table-cell>
          <table:table-cell office:value-type="float" office:value="150" calcext:value-type="float">
            <text:p>15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4</text:p>
          </table:table-cell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9.742" calcext:value-type="float">
            <text:p>109.74</text:p>
          </table:table-cell>
          <table:table-cell table:style-name="ce8" office:value-type="float" office:value="110.844" calcext:value-type="float">
            <text:p>110.84</text:p>
          </table:table-cell>
          <table:table-cell table:formula="of:=AVERAGE([.D16:.E16])" office:value-type="float" office:value="110.293" calcext:value-type="float">
            <text:p>110.29</text:p>
          </table:table-cell>
          <table:table-cell/>
          <table:table-cell office:value-type="float" office:value="63.241" calcext:value-type="float">
            <text:p>63.24</text:p>
          </table:table-cell>
          <table:table-cell table:formula="of:=[.G16]*INTERNAL_40" office:value-type="float" office:value="0" calcext:value-type="float">
            <text:p>0.00</text:p>
          </table:table-cell>
          <table:table-cell table:formula="of:=[.H16]*EXTERNAL_40" office:value-type="float" office:value="366.7978" calcext:value-type="float">
            <text:p>366.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16]+VIA_13*[.L16]+VIA_16*[.M16]" office:value-type="float" office:value="22.8" calcext:value-type="float">
            <text:p>22.8</text:p>
          </table:table-cell>
          <table:table-cell table:formula="of:=[.I16]+[.J16]+[.N16]+[.F16]" office:value-type="float" office:value="499.8908" calcext:value-type="float">
            <text:p>499.89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6]-[.P16]" office:value-type="float" office:value="0.074799999999982" calcext:value-type="float">
            <text:p>0.07</text:p>
          </table:table-cell>
          <table:table-cell table:formula="of:=([.P16]-([.F16]+[.N16]))" office:value-type="float" office:value="366.723" calcext:value-type="float">
            <text:p>366.72</text:p>
          </table:table-cell>
          <table:table-cell table:formula="of:=[.R16]/INTERNAL_40" office:value-type="float" office:value="58.21" calcext:value-type="float">
            <text:p>58.21</text:p>
          </table:table-cell>
          <table:table-cell table:formula="of:=[.R16]/EXTERNAL_40" office:value-type="float" office:value="63.2281034482759" calcext:value-type="float">
            <text:p>63.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1_5</text:p>
          </table:table-cell>
          <table:table-cell office:value-type="string" calcext:value-type="string">
            <text:p>D1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5.861" calcext:value-type="float">
            <text:p>105.86</text:p>
          </table:table-cell>
          <table:table-cell table:style-name="ce8" office:value-type="float" office:value="106.925" calcext:value-type="float">
            <text:p>106.93</text:p>
          </table:table-cell>
          <table:table-cell table:formula="of:=AVERAGE([.D17:.E17])" office:value-type="float" office:value="106.393" calcext:value-type="float">
            <text:p>106.39</text:p>
          </table:table-cell>
          <table:table-cell/>
          <table:table-cell office:value-type="float" office:value="63.914" calcext:value-type="float">
            <text:p>63.91</text:p>
          </table:table-cell>
          <table:table-cell table:formula="of:=[.G17]*INTERNAL_40" office:value-type="float" office:value="0" calcext:value-type="float">
            <text:p>0.00</text:p>
          </table:table-cell>
          <table:table-cell table:formula="of:=[.H17]*EXTERNAL_40" office:value-type="float" office:value="370.7012" calcext:value-type="float">
            <text:p>370.7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formula="of:=VIA_18*[.K17]+VIA_13*[.L17]+VIA_16*[.M17]" office:value-type="float" office:value="22.8" calcext:value-type="float">
            <text:p>22.8</text:p>
          </table:table-cell>
          <table:table-cell table:formula="of:=[.I17]+[.J17]+[.N17]+[.F17]" office:value-type="float" office:value="499.8942" calcext:value-type="float">
            <text:p>499.89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7]-[.P17]" office:value-type="float" office:value="0.0781999999999243" calcext:value-type="float">
            <text:p>0.08</text:p>
          </table:table-cell>
          <table:table-cell table:formula="of:=([.P17]-([.F17]+[.N17]))" office:value-type="float" office:value="370.623" calcext:value-type="float">
            <text:p>370.62</text:p>
          </table:table-cell>
          <table:table-cell table:formula="of:=[.R17]/INTERNAL_40" office:value-type="float" office:value="58.8290476190476" calcext:value-type="float">
            <text:p>58.83</text:p>
          </table:table-cell>
          <table:table-cell table:formula="of:=[.R17]/EXTERNAL_40" office:value-type="float" office:value="63.9005172413793" calcext:value-type="float">
            <text:p>63.90</text:p>
          </table:table-cell>
          <table:table-cell table:number-columns-repeated="3"/>
          <table:table-cell table:style-name="ce1" office:value-type="string" calcext:value-type="string">
            <text:p>Slowest DQS</text:p>
          </table:table-cell>
          <table:table-cell table:formula="of:=MAX(DQS0;DQS1;DQS2;DQS3;DQS4;DQS5;DQS6;DQS7)" office:value-type="float" office:value="574.385" calcext:value-type="float">
            <text:p>574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6</text:p>
          </table:table-cell>
          <table:table-cell office:value-type="string" calcext:value-type="string">
            <text:p>A1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3.163" calcext:value-type="float">
            <text:p>133.16</text:p>
          </table:table-cell>
          <table:table-cell table:style-name="ce8" office:value-type="float" office:value="134.501" calcext:value-type="float">
            <text:p>134.50</text:p>
          </table:table-cell>
          <table:table-cell table:formula="of:=AVERAGE([.D18:.E18])" office:value-type="float" office:value="133.832" calcext:value-type="float">
            <text:p>133.83</text:p>
          </table:table-cell>
          <table:table-cell/>
          <table:table-cell office:value-type="float" office:value="59.177" calcext:value-type="float">
            <text:p>59.18</text:p>
          </table:table-cell>
          <table:table-cell table:formula="of:=[.G18]*INTERNAL_40" office:value-type="float" office:value="0" calcext:value-type="float">
            <text:p>0.00</text:p>
          </table:table-cell>
          <table:table-cell table:formula="of:=[.H18]*EXTERNAL_40" office:value-type="float" office:value="343.2266" calcext:value-type="float">
            <text:p>343.2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formula="of:=VIA_18*[.K18]+VIA_13*[.L18]+VIA_16*[.M18]" office:value-type="float" office:value="22.8" calcext:value-type="float">
            <text:p>22.8</text:p>
          </table:table-cell>
          <table:table-cell table:formula="of:=[.I18]+[.J18]+[.N18]+[.F18]" office:value-type="float" office:value="499.8586" calcext:value-type="float">
            <text:p>499.86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8]-[.P18]" office:value-type="float" office:value="0.0425999999999362" calcext:value-type="float">
            <text:p>0.04</text:p>
          </table:table-cell>
          <table:table-cell table:formula="of:=([.P18]-([.F18]+[.N18]))" office:value-type="float" office:value="343.184" calcext:value-type="float">
            <text:p>343.18</text:p>
          </table:table-cell>
          <table:table-cell table:formula="of:=[.R18]/INTERNAL_40" office:value-type="float" office:value="54.4736507936508" calcext:value-type="float">
            <text:p>54.47</text:p>
          </table:table-cell>
          <table:table-cell table:formula="of:=[.R18]/EXTERNAL_40" office:value-type="float" office:value="59.1696551724138" calcext:value-type="float">
            <text:p>59.17</text:p>
          </table:table-cell>
          <table:table-cell table:number-columns-repeated="3"/>
          <table:table-cell table:style-name="ce1" office:value-type="string" calcext:value-type="string">
            <text:p>Fastest DQS</text:p>
          </table:table-cell>
          <table:table-cell table:formula="of:=MIN(DQS0;DQS1;DQS2;DQS3;DQS4;DQS5;DQS6;DQS7)" office:value-type="float" office:value="432.258" calcext:value-type="float">
            <text:p>43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7</text:p>
          </table:table-cell>
          <table:table-cell office:value-type="string" calcext:value-type="string">
            <text:p>B1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7.744" calcext:value-type="float">
            <text:p>117.74</text:p>
          </table:table-cell>
          <table:table-cell table:style-name="ce8" office:value-type="float" office:value="118.928" calcext:value-type="float">
            <text:p>118.93</text:p>
          </table:table-cell>
          <table:table-cell table:formula="of:=AVERAGE([.D19:.E19])" office:value-type="float" office:value="118.336" calcext:value-type="float">
            <text:p>118.34</text:p>
          </table:table-cell>
          <table:table-cell/>
          <table:table-cell office:value-type="float" office:value="61.869" calcext:value-type="float">
            <text:p>61.87</text:p>
          </table:table-cell>
          <table:table-cell table:formula="of:=[.G19]*INTERNAL_40" office:value-type="float" office:value="0" calcext:value-type="float">
            <text:p>0.00</text:p>
          </table:table-cell>
          <table:table-cell table:formula="of:=[.H19]*EXTERNAL_40" office:value-type="float" office:value="358.8402" calcext:value-type="float">
            <text:p>358.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19]+VIA_13*[.L19]+VIA_16*[.M19]" office:value-type="float" office:value="22.8" calcext:value-type="float">
            <text:p>22.8</text:p>
          </table:table-cell>
          <table:table-cell table:formula="of:=[.I19]+[.J19]+[.N19]+[.F19]" office:value-type="float" office:value="499.9762" calcext:value-type="float">
            <text:p>499.98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9]-[.P19]" office:value-type="float" office:value="0.160199999999975" calcext:value-type="float">
            <text:p>0.16</text:p>
          </table:table-cell>
          <table:table-cell table:formula="of:=([.P19]-([.F19]+[.N19]))" office:value-type="float" office:value="358.68" calcext:value-type="float">
            <text:p>358.68</text:p>
          </table:table-cell>
          <table:table-cell table:formula="of:=[.R19]/INTERNAL_40" office:value-type="float" office:value="56.9333333333333" calcext:value-type="float">
            <text:p>56.93</text:p>
          </table:table-cell>
          <table:table-cell table:formula="of:=[.R19]/EXTERNAL_40" office:value-type="float" office:value="61.8413793103448" calcext:value-type="float">
            <text:p>61.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1</text:p>
          </table:table-cell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1.331" calcext:value-type="float">
            <text:p>111.33</text:p>
          </table:table-cell>
          <table:table-cell table:style-name="ce8" office:value-type="float" office:value="112.449" calcext:value-type="float">
            <text:p>112.45</text:p>
          </table:table-cell>
          <table:table-cell table:formula="of:=AVERAGE([.D20:.E20])" office:value-type="float" office:value="111.89" calcext:value-type="float">
            <text:p>111.89</text:p>
          </table:table-cell>
          <table:table-cell/>
          <table:table-cell office:value-type="float" office:value="63.015" calcext:value-type="float">
            <text:p>63.02</text:p>
          </table:table-cell>
          <table:table-cell table:formula="of:=[.G20]*INTERNAL_40" office:value-type="float" office:value="0" calcext:value-type="float">
            <text:p>0.00</text:p>
          </table:table-cell>
          <table:table-cell table:formula="of:=[.H20]*EXTERNAL_40" office:value-type="float" office:value="365.487" calcext:value-type="float">
            <text:p>365.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20]+VIA_13*[.L20]+VIA_16*[.M20]" office:value-type="float" office:value="22.8" calcext:value-type="float">
            <text:p>22.8</text:p>
          </table:table-cell>
          <table:table-cell table:formula="of:=[.I20]+[.J20]+[.N20]+[.F20]" office:value-type="float" office:value="500.177" calcext:value-type="float">
            <text:p>500.18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20]-[.P20]" office:value-type="float" office:value="0.360999999999933" calcext:value-type="float">
            <text:p>0.36</text:p>
          </table:table-cell>
          <table:table-cell table:formula="of:=([.P20]-([.F20]+[.N20]))" office:value-type="float" office:value="365.126" calcext:value-type="float">
            <text:p>365.13</text:p>
          </table:table-cell>
          <table:table-cell table:formula="of:=[.R20]/INTERNAL_40" office:value-type="float" office:value="57.9565079365079" calcext:value-type="float">
            <text:p>57.96</text:p>
          </table:table-cell>
          <table:table-cell table:formula="of:=[.R20]/EXTERNAL_40" office:value-type="float" office:value="62.9527586206897" calcext:value-type="float">
            <text:p>62.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1</text:p>
          </table:table-cell>
          <table:table-cell office:value-type="string" calcext:value-type="string">
            <text:p>B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6.555" calcext:value-type="float">
            <text:p>126.56</text:p>
          </table:table-cell>
          <table:table-cell table:style-name="ce8" office:value-type="float" office:value="127.827" calcext:value-type="float">
            <text:p>127.83</text:p>
          </table:table-cell>
          <table:table-cell table:formula="of:=AVERAGE([.D21:.E21])" office:value-type="float" office:value="127.191" calcext:value-type="float">
            <text:p>127.19</text:p>
          </table:table-cell>
          <table:table-cell/>
          <table:table-cell office:value-type="float" office:value="67.75" calcext:value-type="float">
            <text:p>67.75</text:p>
          </table:table-cell>
          <table:table-cell table:formula="of:=[.G21]*INTERNAL_80" office:value-type="float" office:value="0" calcext:value-type="float">
            <text:p>0.00</text:p>
          </table:table-cell>
          <table:table-cell table:formula="of:=[.H21]*EXTERNAL_80" office:value-type="float" office:value="372.625" calcext:value-type="float">
            <text:p>372.63</text:p>
          </table:table-cell>
          <table:table-cell table:number-columns-repeated="3"/>
          <table:table-cell table:formula="of:=VIA_18*[.K21]+VIA_13*[.L21]+VIA_16*[.M21]" office:value-type="float" office:value="0" calcext:value-type="float">
            <text:p>0</text:p>
          </table:table-cell>
          <table:table-cell table:formula="of:=[.I21]+[.J21]+[.N21]+[.F21]" office:value-type="float" office:value="499.816" calcext:value-type="float">
            <text:p>499.82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21]-[.P2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2_0</text:p>
          </table:table-cell>
          <table:table-cell table:style-name="ce4" office:value-type="string" calcext:value-type="string">
            <text:p>E1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5.858" calcext:value-type="float">
            <text:p>105.86</text:p>
          </table:table-cell>
          <table:table-cell table:style-name="ce7" office:value-type="float" office:value="106.922" calcext:value-type="float">
            <text:p>106.92</text:p>
          </table:table-cell>
          <table:table-cell table:style-name="ce10" table:formula="of:=AVERAGE([.D22:.E22])" office:value-type="float" office:value="106.39" calcext:value-type="float">
            <text:p>106.39</text:p>
          </table:table-cell>
          <table:table-cell table:style-name="ce12"/>
          <table:table-cell table:style-name="ce12" office:value-type="float" office:value="59.941" calcext:value-type="float">
            <text:p>59.94</text:p>
          </table:table-cell>
          <table:table-cell table:style-name="ce12" table:formula="of:=[.G22]*INTERNAL_40" office:value-type="float" office:value="0" calcext:value-type="float">
            <text:p>0.00</text:p>
          </table:table-cell>
          <table:table-cell table:style-name="ce12" table:formula="of:=[.H22]*EXTERNAL_40" office:value-type="float" office:value="347.6578" calcext:value-type="float">
            <text:p>347.6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2]+VIA_13*[.L22]+VIA_16*[.M22]" office:value-type="float" office:value="22.8" calcext:value-type="float">
            <text:p>22.8</text:p>
          </table:table-cell>
          <table:table-cell table:style-name="ce12" table:formula="of:=[.I22]+[.J22]+[.N22]+[.F22]" office:value-type="float" office:value="476.8478" calcext:value-type="float">
            <text:p>476.85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2]-[.P22]" office:value-type="float" office:value="0.102800000000002" calcext:value-type="float">
            <text:p>0.10</text:p>
          </table:table-cell>
          <table:table-cell table:formula="of:=([.P22]-([.F22]+[.N22]))" office:value-type="float" office:value="347.555" calcext:value-type="float">
            <text:p>347.56</text:p>
          </table:table-cell>
          <table:table-cell table:formula="of:=[.R22]/INTERNAL_40" office:value-type="float" office:value="55.1674603174603" calcext:value-type="float">
            <text:p>55.17</text:p>
          </table:table-cell>
          <table:table-cell table:formula="of:=[.R22]/EXTERNAL_40" office:value-type="float" office:value="59.923275862069" calcext:value-type="float">
            <text:p>59.92</text:p>
          </table:table-cell>
          <table:table-cell table:number-columns-repeated="3"/>
          <table:table-cell office:value-type="string" calcext:value-type="string">
            <text:p>Assumes -2 speed FPGA (rated for 800 MT/s for DDR3L in HR bank)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Q2_1</text:p>
          </table:table-cell>
          <table:table-cell table:style-name="ce4" office:value-type="string" calcext:value-type="string">
            <text:p>E1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9.729" calcext:value-type="float">
            <text:p>109.73</text:p>
          </table:table-cell>
          <table:table-cell table:style-name="ce7" office:value-type="float" office:value="110.831" calcext:value-type="float">
            <text:p>110.83</text:p>
          </table:table-cell>
          <table:table-cell table:style-name="ce10" table:formula="of:=AVERAGE([.D23:.E23])" office:value-type="float" office:value="110.28" calcext:value-type="float">
            <text:p>110.28</text:p>
          </table:table-cell>
          <table:table-cell table:style-name="ce12" office:value-type="float" office:value="54.71" calcext:value-type="float">
            <text:p>54.71</text:p>
          </table:table-cell>
          <table:table-cell table:style-name="ce12"/>
          <table:table-cell table:style-name="ce12" table:formula="of:=[.G23]*INTERNAL_40" office:value-type="float" office:value="344.673" calcext:value-type="float">
            <text:p>344.67</text:p>
          </table:table-cell>
          <table:table-cell table:style-name="ce12" table:formula="of:=[.H23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23]+VIA_13*[.L23]+VIA_16*[.M23]" office:value-type="float" office:value="21.8" calcext:value-type="float">
            <text:p>21.8</text:p>
          </table:table-cell>
          <table:table-cell table:style-name="ce12" table:formula="of:=[.I23]+[.J23]+[.N23]+[.F23]" office:value-type="float" office:value="476.753" calcext:value-type="float">
            <text:p>476.75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3]-[.P23]" office:value-type="float" office:value="0.0080000000000382" calcext:value-type="float">
            <text:p>0.01</text:p>
          </table:table-cell>
          <table:table-cell table:formula="of:=([.P23]-([.F23]+[.N23]))" office:value-type="float" office:value="344.665" calcext:value-type="float">
            <text:p>344.67</text:p>
          </table:table-cell>
          <table:table-cell table:formula="of:=[.R23]/INTERNAL_40" office:value-type="float" office:value="54.7087301587302" calcext:value-type="float">
            <text:p>54.71</text:p>
          </table:table-cell>
          <table:table-cell table:formula="of:=[.R23]/EXTERNAL_40" office:value-type="float" office:value="59.425" calcext:value-type="float">
            <text:p>59.43</text:p>
          </table:table-cell>
          <table:table-cell table:number-columns-repeated="3"/>
          <table:table-cell office:value-type="string" calcext:value-type="string">
            <text:p>and DDR3L 1600 memory device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Q2_2</text:p>
          </table:table-cell>
          <table:table-cell table:style-name="ce4" office:value-type="string" calcext:value-type="string">
            <text:p>J1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68.689" calcext:value-type="float">
            <text:p>68.69</text:p>
          </table:table-cell>
          <table:table-cell table:style-name="ce7" office:value-type="float" office:value="69.379" calcext:value-type="float">
            <text:p>69.38</text:p>
          </table:table-cell>
          <table:table-cell table:style-name="ce10" table:formula="of:=AVERAGE([.D24:.E24])" office:value-type="float" office:value="69.034" calcext:value-type="float">
            <text:p>69.03</text:p>
          </table:table-cell>
          <table:table-cell table:style-name="ce12"/>
          <table:table-cell table:style-name="ce12" office:value-type="float" office:value="66.36" calcext:value-type="float">
            <text:p>66.36</text:p>
          </table:table-cell>
          <table:table-cell table:style-name="ce12" table:formula="of:=[.G24]*INTERNAL_40" office:value-type="float" office:value="0" calcext:value-type="float">
            <text:p>0.00</text:p>
          </table:table-cell>
          <table:table-cell table:style-name="ce12" table:formula="of:=[.H24]*EXTERNAL_40" office:value-type="float" office:value="384.888" calcext:value-type="float">
            <text:p>384.8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4]+VIA_13*[.L24]+VIA_16*[.M24]" office:value-type="float" office:value="22.8" calcext:value-type="float">
            <text:p>22.8</text:p>
          </table:table-cell>
          <table:table-cell table:style-name="ce12" table:formula="of:=[.I24]+[.J24]+[.N24]+[.F24]" office:value-type="float" office:value="476.722" calcext:value-type="float">
            <text:p>476.72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4]-[.P24]" office:value-type="float" office:value="-0.0230000000000246" calcext:value-type="float">
            <text:p>-0.02</text:p>
          </table:table-cell>
          <table:table-cell table:formula="of:=([.P24]-([.F24]+[.N24]))" office:value-type="float" office:value="384.911" calcext:value-type="float">
            <text:p>384.91</text:p>
          </table:table-cell>
          <table:table-cell table:formula="of:=[.R24]/INTERNAL_40" office:value-type="float" office:value="61.0969841269841" calcext:value-type="float">
            <text:p>61.10</text:p>
          </table:table-cell>
          <table:table-cell table:formula="of:=[.R24]/EXTERNAL_40" office:value-type="float" office:value="66.3639655172414" calcext:value-type="float">
            <text:p>66.3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3</text:p>
          </table:table-cell>
          <table:table-cell table:style-name="ce4" office:value-type="string" calcext:value-type="string">
            <text:p>J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68.134" calcext:value-type="float">
            <text:p>68.13</text:p>
          </table:table-cell>
          <table:table-cell table:style-name="ce7" office:value-type="float" office:value="68.818" calcext:value-type="float">
            <text:p>68.82</text:p>
          </table:table-cell>
          <table:table-cell table:style-name="ce10" table:formula="of:=AVERAGE([.D25:.E25])" office:value-type="float" office:value="68.476" calcext:value-type="float">
            <text:p>68.48</text:p>
          </table:table-cell>
          <table:table-cell table:style-name="ce12"/>
          <table:table-cell table:style-name="ce12" office:value-type="float" office:value="66.389" calcext:value-type="float">
            <text:p>66.39</text:p>
          </table:table-cell>
          <table:table-cell table:style-name="ce12" table:formula="of:=[.G25]*INTERNAL_40" office:value-type="float" office:value="0" calcext:value-type="float">
            <text:p>0.00</text:p>
          </table:table-cell>
          <table:table-cell table:style-name="ce12" table:formula="of:=[.H25]*EXTERNAL_40" office:value-type="float" office:value="385.0562" calcext:value-type="float">
            <text:p>385.0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5]+VIA_13*[.L25]+VIA_16*[.M25]" office:value-type="float" office:value="22.8" calcext:value-type="float">
            <text:p>22.8</text:p>
          </table:table-cell>
          <table:table-cell table:style-name="ce12" table:formula="of:=[.I25]+[.J25]+[.N25]+[.F25]" office:value-type="float" office:value="476.3322" calcext:value-type="float">
            <text:p>476.33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5]-[.P25]" office:value-type="float" office:value="-0.412800000000004" calcext:value-type="float">
            <text:p>-0.41</text:p>
          </table:table-cell>
          <table:table-cell table:formula="of:=([.P25]-([.F25]+[.N25]))" office:value-type="float" office:value="385.469" calcext:value-type="float">
            <text:p>385.47</text:p>
          </table:table-cell>
          <table:table-cell table:formula="of:=[.R25]/INTERNAL_40" office:value-type="float" office:value="61.1855555555556" calcext:value-type="float">
            <text:p>61.19</text:p>
          </table:table-cell>
          <table:table-cell table:formula="of:=[.R25]/EXTERNAL_40" office:value-type="float" office:value="66.4601724137931" calcext:value-type="float">
            <text:p>66.4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4</text:p>
          </table:table-cell>
          <table:table-cell table:style-name="ce4" office:value-type="string" calcext:value-type="string">
            <text:p>D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4.592" calcext:value-type="float">
            <text:p>104.59</text:p>
          </table:table-cell>
          <table:table-cell table:style-name="ce7" office:value-type="float" office:value="105.644" calcext:value-type="float">
            <text:p>105.64</text:p>
          </table:table-cell>
          <table:table-cell table:style-name="ce10" table:formula="of:=AVERAGE([.D26:.E26])" office:value-type="float" office:value="105.118" calcext:value-type="float">
            <text:p>105.12</text:p>
          </table:table-cell>
          <table:table-cell table:style-name="ce12" office:value-type="float" office:value="55.988" calcext:value-type="float">
            <text:p>55.99</text:p>
          </table:table-cell>
          <table:table-cell table:style-name="ce12"/>
          <table:table-cell table:style-name="ce12" table:formula="of:=[.G26]*INTERNAL_40" office:value-type="float" office:value="352.7244" calcext:value-type="float">
            <text:p>352.72</text:p>
          </table:table-cell>
          <table:table-cell table:style-name="ce12" table:formula="of:=[.H26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26]+VIA_13*[.L26]+VIA_16*[.M26]" office:value-type="float" office:value="21.8" calcext:value-type="float">
            <text:p>21.8</text:p>
          </table:table-cell>
          <table:table-cell table:style-name="ce12" table:formula="of:=[.I26]+[.J26]+[.N26]+[.F26]" office:value-type="float" office:value="479.6424" calcext:value-type="float">
            <text:p>479.64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6]-[.P26]" office:value-type="float" office:value="2.8974" calcext:value-type="float">
            <text:p>2.90</text:p>
          </table:table-cell>
          <table:table-cell table:formula="of:=([.P26]-([.F26]+[.N26]))" office:value-type="float" office:value="349.827" calcext:value-type="float">
            <text:p>349.83</text:p>
          </table:table-cell>
          <table:table-cell table:formula="of:=[.R26]/INTERNAL_40" office:value-type="float" office:value="55.5280952380952" calcext:value-type="float">
            <text:p>55.53</text:p>
          </table:table-cell>
          <table:table-cell table:formula="of:=[.R26]/EXTERNAL_40" office:value-type="float" office:value="60.315" calcext:value-type="float">
            <text:p>60.3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5</text:p>
          </table:table-cell>
          <table:table-cell table:style-name="ce4" office:value-type="string" calcext:value-type="string">
            <text:p>E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9.274" calcext:value-type="float">
            <text:p>109.27</text:p>
          </table:table-cell>
          <table:table-cell table:style-name="ce7" office:value-type="float" office:value="110.372" calcext:value-type="float">
            <text:p>110.37</text:p>
          </table:table-cell>
          <table:table-cell table:style-name="ce10" table:formula="of:=AVERAGE([.D27:.E27])" office:value-type="float" office:value="109.823" calcext:value-type="float">
            <text:p>109.82</text:p>
          </table:table-cell>
          <table:table-cell table:style-name="ce12" office:value-type="float" office:value="55.384" calcext:value-type="float">
            <text:p>55.38</text:p>
          </table:table-cell>
          <table:table-cell table:style-name="ce12"/>
          <table:table-cell table:style-name="ce12" table:formula="of:=[.G27]*INTERNAL_40" office:value-type="float" office:value="348.9192" calcext:value-type="float">
            <text:p>348.92</text:p>
          </table:table-cell>
          <table:table-cell table:style-name="ce12" table:formula="of:=[.H27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27]+VIA_13*[.L27]+VIA_16*[.M27]" office:value-type="float" office:value="21.8" calcext:value-type="float">
            <text:p>21.8</text:p>
          </table:table-cell>
          <table:table-cell table:style-name="ce12" table:formula="of:=[.I27]+[.J27]+[.N27]+[.F27]" office:value-type="float" office:value="480.5422" calcext:value-type="float">
            <text:p>480.54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7]-[.P27]" office:value-type="float" office:value="3.79719999999998" calcext:value-type="float">
            <text:p>3.80</text:p>
          </table:table-cell>
          <table:table-cell table:formula="of:=([.P27]-([.F27]+[.N27]))" office:value-type="float" office:value="345.122" calcext:value-type="float">
            <text:p>345.12</text:p>
          </table:table-cell>
          <table:table-cell table:formula="of:=[.R27]/INTERNAL_40" office:value-type="float" office:value="54.7812698412698" calcext:value-type="float">
            <text:p>54.78</text:p>
          </table:table-cell>
          <table:table-cell table:formula="of:=[.R27]/EXTERNAL_40" office:value-type="float" office:value="59.5037931034483" calcext:value-type="float">
            <text:p>59.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6</text:p>
          </table:table-cell>
          <table:table-cell table:style-name="ce4" office:value-type="string" calcext:value-type="string">
            <text:p>F1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95.303" calcext:value-type="float">
            <text:p>95.30</text:p>
          </table:table-cell>
          <table:table-cell table:style-name="ce7" office:value-type="float" office:value="96.261" calcext:value-type="float">
            <text:p>96.26</text:p>
          </table:table-cell>
          <table:table-cell table:style-name="ce10" table:formula="of:=AVERAGE([.D28:.E28])" office:value-type="float" office:value="95.782" calcext:value-type="float">
            <text:p>95.78</text:p>
          </table:table-cell>
          <table:table-cell table:style-name="ce12"/>
          <table:table-cell table:style-name="ce12" office:value-type="float" office:value="61.7" calcext:value-type="float">
            <text:p>61.70</text:p>
          </table:table-cell>
          <table:table-cell table:style-name="ce12" table:formula="of:=[.G28]*INTERNAL_40" office:value-type="float" office:value="0" calcext:value-type="float">
            <text:p>0.00</text:p>
          </table:table-cell>
          <table:table-cell table:style-name="ce12" table:formula="of:=[.H28]*EXTERNAL_40" office:value-type="float" office:value="357.86" calcext:value-type="float">
            <text:p>357.8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8]+VIA_13*[.L28]+VIA_16*[.M28]" office:value-type="float" office:value="22.8" calcext:value-type="float">
            <text:p>22.8</text:p>
          </table:table-cell>
          <table:table-cell table:style-name="ce12" table:formula="of:=[.I28]+[.J28]+[.N28]+[.F28]" office:value-type="float" office:value="476.442" calcext:value-type="float">
            <text:p>476.44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8]-[.P28]" office:value-type="float" office:value="-0.302999999999997" calcext:value-type="float">
            <text:p>-0.30</text:p>
          </table:table-cell>
          <table:table-cell table:formula="of:=([.P28]-([.F28]+[.N28]))" office:value-type="float" office:value="358.163" calcext:value-type="float">
            <text:p>358.16</text:p>
          </table:table-cell>
          <table:table-cell table:formula="of:=[.R28]/INTERNAL_40" office:value-type="float" office:value="56.8512698412699" calcext:value-type="float">
            <text:p>56.85</text:p>
          </table:table-cell>
          <table:table-cell table:formula="of:=[.R28]/EXTERNAL_40" office:value-type="float" office:value="61.7522413793103" calcext:value-type="float">
            <text:p>61.7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7</text:p>
          </table:table-cell>
          <table:table-cell table:style-name="ce4" office:value-type="string" calcext:value-type="string">
            <text:p>E1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5.124" calcext:value-type="float">
            <text:p>105.12</text:p>
          </table:table-cell>
          <table:table-cell table:style-name="ce7" office:value-type="float" office:value="106.18" calcext:value-type="float">
            <text:p>106.18</text:p>
          </table:table-cell>
          <table:table-cell table:style-name="ce10" table:formula="of:=AVERAGE([.D29:.E29])" office:value-type="float" office:value="105.652" calcext:value-type="float">
            <text:p>105.65</text:p>
          </table:table-cell>
          <table:table-cell table:style-name="ce12"/>
          <table:table-cell table:style-name="ce12" office:value-type="float" office:value="60.111" calcext:value-type="float">
            <text:p>60.11</text:p>
          </table:table-cell>
          <table:table-cell table:style-name="ce12" table:formula="of:=[.G29]*INTERNAL_40" office:value-type="float" office:value="0" calcext:value-type="float">
            <text:p>0.00</text:p>
          </table:table-cell>
          <table:table-cell table:style-name="ce12" table:formula="of:=[.H29]*EXTERNAL_40" office:value-type="float" office:value="348.6438" calcext:value-type="float">
            <text:p>348.6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9]+VIA_13*[.L29]+VIA_16*[.M29]" office:value-type="float" office:value="22.8" calcext:value-type="float">
            <text:p>22.8</text:p>
          </table:table-cell>
          <table:table-cell table:style-name="ce12" table:formula="of:=[.I29]+[.J29]+[.N29]+[.F29]" office:value-type="float" office:value="477.0958" calcext:value-type="float">
            <text:p>477.10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9]-[.P29]" office:value-type="float" office:value="0.350799999999992" calcext:value-type="float">
            <text:p>0.35</text:p>
          </table:table-cell>
          <table:table-cell table:formula="of:=([.P29]-([.F29]+[.N29]))" office:value-type="float" office:value="348.293" calcext:value-type="float">
            <text:p>348.29</text:p>
          </table:table-cell>
          <table:table-cell table:formula="of:=[.R29]/INTERNAL_40" office:value-type="float" office:value="55.2846031746032" calcext:value-type="float">
            <text:p>55.28</text:p>
          </table:table-cell>
          <table:table-cell table:formula="of:=[.R29]/EXTERNAL_40" office:value-type="float" office:value="60.0505172413793" calcext:value-type="float">
            <text:p>60.0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2</text:p>
          </table:table-cell>
          <table:table-cell table:style-name="ce4" office:value-type="string" calcext:value-type="string">
            <text:p>D1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16.786" calcext:value-type="float">
            <text:p>116.79</text:p>
          </table:table-cell>
          <table:table-cell table:style-name="ce7" office:value-type="float" office:value="117.96" calcext:value-type="float">
            <text:p>117.96</text:p>
          </table:table-cell>
          <table:table-cell table:style-name="ce10" table:formula="of:=AVERAGE([.D30:.E30])" office:value-type="float" office:value="117.373" calcext:value-type="float">
            <text:p>117.37</text:p>
          </table:table-cell>
          <table:table-cell table:style-name="ce12"/>
          <table:table-cell table:style-name="ce12" office:value-type="float" office:value="58.045" calcext:value-type="float">
            <text:p>58.05</text:p>
          </table:table-cell>
          <table:table-cell table:style-name="ce12" table:formula="of:=[.G30]*INTERNAL_40" office:value-type="float" office:value="0" calcext:value-type="float">
            <text:p>0.00</text:p>
          </table:table-cell>
          <table:table-cell table:style-name="ce12" table:formula="of:=[.H30]*EXTERNAL_40" office:value-type="float" office:value="336.661" calcext:value-type="float">
            <text:p>336.6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30]+VIA_13*[.L30]+VIA_16*[.M30]" office:value-type="float" office:value="22.8" calcext:value-type="float">
            <text:p>22.8</text:p>
          </table:table-cell>
          <table:table-cell table:style-name="ce12" table:formula="of:=[.I30]+[.J30]+[.N30]+[.F30]" office:value-type="float" office:value="476.834" calcext:value-type="float">
            <text:p>476.83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30]-[.P30]" office:value-type="float" office:value="0.0889999999999986" calcext:value-type="float">
            <text:p>0.09</text:p>
          </table:table-cell>
          <table:table-cell table:formula="of:=([.P30]-([.F30]+[.N30]))" office:value-type="float" office:value="336.572" calcext:value-type="float">
            <text:p>336.57</text:p>
          </table:table-cell>
          <table:table-cell table:formula="of:=[.R30]/INTERNAL_40" office:value-type="float" office:value="53.424126984127" calcext:value-type="float">
            <text:p>53.42</text:p>
          </table:table-cell>
          <table:table-cell table:formula="of:=[.R30]/EXTERNAL_40" office:value-type="float" office:value="58.0296551724138" calcext:value-type="float">
            <text:p>58.0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2</text:p>
          </table:table-cell>
          <table:table-cell table:style-name="ce4" office:value-type="string" calcext:value-type="string">
            <text:p>H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90.49" calcext:value-type="float">
            <text:p>90.49</text:p>
          </table:table-cell>
          <table:table-cell table:style-name="ce7" office:value-type="float" office:value="91.4" calcext:value-type="float">
            <text:p>91.40</text:p>
          </table:table-cell>
          <table:table-cell table:style-name="ce10" table:formula="of:=AVERAGE([.D31:.E31])" office:value-type="float" office:value="90.945" calcext:value-type="float">
            <text:p>90.95</text:p>
          </table:table-cell>
          <table:table-cell table:style-name="ce12"/>
          <table:table-cell table:style-name="ce12" office:value-type="float" office:value="66" calcext:value-type="float">
            <text:p>66.00</text:p>
          </table:table-cell>
          <table:table-cell table:style-name="ce12" table:formula="of:=[.G31]*INTERNAL_80" office:value-type="float" office:value="0" calcext:value-type="float">
            <text:p>0.00</text:p>
          </table:table-cell>
          <table:table-cell table:style-name="ce12" table:formula="of:=[.H31]*EXTERNAL_80" office:value-type="float" office:value="363" calcext:value-type="float">
            <text:p>363.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31]+VIA_13*[.L31]+VIA_16*[.M31]" office:value-type="float" office:value="22.8" calcext:value-type="float">
            <text:p>22.8</text:p>
          </table:table-cell>
          <table:table-cell table:style-name="ce12" table:formula="of:=[.I31]+[.J31]+[.N31]+[.F31]" office:value-type="float" office:value="476.745" calcext:value-type="float">
            <text:p>476.75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31]-[.P3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3_0</text:p>
          </table:table-cell>
          <table:table-cell office:value-type="string" calcext:value-type="string">
            <text:p>B1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6.398" calcext:value-type="float">
            <text:p>146.40</text:p>
          </table:table-cell>
          <table:table-cell table:style-name="ce8" office:value-type="float" office:value="147.87" calcext:value-type="float">
            <text:p>147.87</text:p>
          </table:table-cell>
          <table:table-cell table:formula="of:=AVERAGE([.D32:.E32])" office:value-type="float" office:value="147.134" calcext:value-type="float">
            <text:p>147.13</text:p>
          </table:table-cell>
          <table:table-cell/>
          <table:table-cell office:value-type="float" office:value="51.754" calcext:value-type="float">
            <text:p>51.75</text:p>
          </table:table-cell>
          <table:table-cell table:formula="of:=[.G32]*INTERNAL_40" office:value-type="float" office:value="0" calcext:value-type="float">
            <text:p>0.00</text:p>
          </table:table-cell>
          <table:table-cell table:formula="of:=[.H32]*EXTERNAL_40" office:value-type="float" office:value="300.1732" calcext:value-type="float">
            <text:p>300.17</text:p>
          </table:table-cell>
          <table:table-cell table:number-columns-repeated="3"/>
          <table:table-cell table:formula="of:=VIA_18*[.K32]+VIA_13*[.L32]+VIA_16*[.M32]" office:value-type="float" office:value="0" calcext:value-type="float">
            <text:p>0</text:p>
          </table:table-cell>
          <table:table-cell table:formula="of:=[.I32]+[.J32]+[.N32]+[.F32]" office:value-type="float" office:value="447.3072" calcext:value-type="float">
            <text:p>447.31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2]-[.P32]" office:value-type="float" office:value="-0.0668000000000575" calcext:value-type="float">
            <text:p>-0.07</text:p>
          </table:table-cell>
          <table:table-cell table:formula="of:=([.P32]-([.F32]+[.N32]))" office:value-type="float" office:value="300.24" calcext:value-type="float">
            <text:p>300.24</text:p>
          </table:table-cell>
          <table:table-cell table:formula="of:=[.R32]/INTERNAL_40" office:value-type="float" office:value="47.6571428571429" calcext:value-type="float">
            <text:p>47.66</text:p>
          </table:table-cell>
          <table:table-cell table:formula="of:=[.R32]/EXTERNAL_40" office:value-type="float" office:value="51.7655172413793" calcext:value-type="float">
            <text:p>51.7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1</text:p>
          </table:table-cell>
          <table:table-cell office:value-type="string" calcext:value-type="string">
            <text:p>A1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2.558" calcext:value-type="float">
            <text:p>142.56</text:p>
          </table:table-cell>
          <table:table-cell table:style-name="ce8" office:value-type="float" office:value="143.99" calcext:value-type="float">
            <text:p>143.99</text:p>
          </table:table-cell>
          <table:table-cell table:formula="of:=AVERAGE([.D33:.E33])" office:value-type="float" office:value="143.274" calcext:value-type="float">
            <text:p>143.27</text:p>
          </table:table-cell>
          <table:table-cell/>
          <table:table-cell office:value-type="float" office:value="52.428" calcext:value-type="float">
            <text:p>52.43</text:p>
          </table:table-cell>
          <table:table-cell table:formula="of:=[.G33]*INTERNAL_40" office:value-type="float" office:value="0" calcext:value-type="float">
            <text:p>0.00</text:p>
          </table:table-cell>
          <table:table-cell table:formula="of:=[.H33]*EXTERNAL_40" office:value-type="float" office:value="304.0824" calcext:value-type="float">
            <text:p>304.08</text:p>
          </table:table-cell>
          <table:table-cell table:number-columns-repeated="3"/>
          <table:table-cell table:formula="of:=VIA_18*[.K33]+VIA_13*[.L33]+VIA_16*[.M33]" office:value-type="float" office:value="0" calcext:value-type="float">
            <text:p>0</text:p>
          </table:table-cell>
          <table:table-cell table:formula="of:=[.I33]+[.J33]+[.N33]+[.F33]" office:value-type="float" office:value="447.3564" calcext:value-type="float">
            <text:p>447.36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3]-[.P33]" office:value-type="float" office:value="-0.0176000000000727" calcext:value-type="float">
            <text:p>-0.02</text:p>
          </table:table-cell>
          <table:table-cell table:formula="of:=([.P33]-([.F33]+[.N33]))" office:value-type="float" office:value="304.1" calcext:value-type="float">
            <text:p>304.10</text:p>
          </table:table-cell>
          <table:table-cell table:formula="of:=[.R33]/INTERNAL_40" office:value-type="float" office:value="48.2698412698413" calcext:value-type="float">
            <text:p>48.27</text:p>
          </table:table-cell>
          <table:table-cell table:formula="of:=[.R33]/EXTERNAL_40" office:value-type="float" office:value="52.4310344827586" calcext:value-type="float">
            <text:p>52.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2</text:p>
          </table:table-cell>
          <table:table-cell office:value-type="string" calcext:value-type="string">
            <text:p>A2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6.643" calcext:value-type="float">
            <text:p>146.64</text:p>
          </table:table-cell>
          <table:table-cell table:style-name="ce8" office:value-type="float" office:value="148.117" calcext:value-type="float">
            <text:p>148.12</text:p>
          </table:table-cell>
          <table:table-cell table:formula="of:=AVERAGE([.D34:.E34])" office:value-type="float" office:value="147.38" calcext:value-type="float">
            <text:p>147.38</text:p>
          </table:table-cell>
          <table:table-cell/>
          <table:table-cell office:value-type="float" office:value="51.74" calcext:value-type="float">
            <text:p>51.74</text:p>
          </table:table-cell>
          <table:table-cell table:formula="of:=[.G34]*INTERNAL_40" office:value-type="float" office:value="0" calcext:value-type="float">
            <text:p>0.00</text:p>
          </table:table-cell>
          <table:table-cell table:formula="of:=[.H34]*EXTERNAL_40" office:value-type="float" office:value="300.092" calcext:value-type="float">
            <text:p>300.09</text:p>
          </table:table-cell>
          <table:table-cell table:number-columns-repeated="3"/>
          <table:table-cell table:formula="of:=VIA_18*[.K34]+VIA_13*[.L34]+VIA_16*[.M34]" office:value-type="float" office:value="0" calcext:value-type="float">
            <text:p>0</text:p>
          </table:table-cell>
          <table:table-cell table:formula="of:=[.I34]+[.J34]+[.N34]+[.F34]" office:value-type="float" office:value="447.472" calcext:value-type="float">
            <text:p>447.47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4]-[.P34]" office:value-type="float" office:value="0.0979999999999563" calcext:value-type="float">
            <text:p>0.10</text:p>
          </table:table-cell>
          <table:table-cell table:formula="of:=([.P34]-([.F34]+[.N34]))" office:value-type="float" office:value="299.994" calcext:value-type="float">
            <text:p>299.99</text:p>
          </table:table-cell>
          <table:table-cell table:formula="of:=[.R34]/INTERNAL_40" office:value-type="float" office:value="47.6180952380952" calcext:value-type="float">
            <text:p>47.62</text:p>
          </table:table-cell>
          <table:table-cell table:formula="of:=[.R34]/EXTERNAL_40" office:value-type="float" office:value="51.7231034482759" calcext:value-type="float">
            <text:p>51.7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3</text:p>
          </table:table-cell>
          <table:table-cell office:value-type="string" calcext:value-type="string">
            <text:p>B2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9.562" calcext:value-type="float">
            <text:p>139.56</text:p>
          </table:table-cell>
          <table:table-cell table:style-name="ce8" office:value-type="float" office:value="140.964" calcext:value-type="float">
            <text:p>140.96</text:p>
          </table:table-cell>
          <table:table-cell table:formula="of:=AVERAGE([.D35:.E35])" office:value-type="float" office:value="140.263" calcext:value-type="float">
            <text:p>140.26</text:p>
          </table:table-cell>
          <table:table-cell/>
          <table:table-cell office:value-type="float" office:value="52.99" calcext:value-type="float">
            <text:p>52.99</text:p>
          </table:table-cell>
          <table:table-cell table:formula="of:=[.G35]*INTERNAL_40" office:value-type="float" office:value="0" calcext:value-type="float">
            <text:p>0.00</text:p>
          </table:table-cell>
          <table:table-cell table:formula="of:=[.H35]*EXTERNAL_40" office:value-type="float" office:value="307.342" calcext:value-type="float">
            <text:p>307.34</text:p>
          </table:table-cell>
          <table:table-cell table:number-columns-repeated="3"/>
          <table:table-cell table:formula="of:=VIA_18*[.K35]+VIA_13*[.L35]+VIA_16*[.M35]" office:value-type="float" office:value="0" calcext:value-type="float">
            <text:p>0</text:p>
          </table:table-cell>
          <table:table-cell table:formula="of:=[.I35]+[.J35]+[.N35]+[.F35]" office:value-type="float" office:value="447.605" calcext:value-type="float">
            <text:p>447.61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5]-[.P35]" office:value-type="float" office:value="0.230999999999995" calcext:value-type="float">
            <text:p>0.23</text:p>
          </table:table-cell>
          <table:table-cell table:formula="of:=([.P35]-([.F35]+[.N35]))" office:value-type="float" office:value="307.111" calcext:value-type="float">
            <text:p>307.11</text:p>
          </table:table-cell>
          <table:table-cell table:formula="of:=[.R35]/INTERNAL_40" office:value-type="float" office:value="48.7477777777778" calcext:value-type="float">
            <text:p>48.75</text:p>
          </table:table-cell>
          <table:table-cell table:formula="of:=[.R35]/EXTERNAL_40" office:value-type="float" office:value="52.9501724137931" calcext:value-type="float">
            <text:p>52.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4</text:p>
          </table:table-cell>
          <table:table-cell office:value-type="string" calcext:value-type="string">
            <text:p>A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50.186" calcext:value-type="float">
            <text:p>150.19</text:p>
          </table:table-cell>
          <table:table-cell table:style-name="ce8" office:value-type="float" office:value="151.696" calcext:value-type="float">
            <text:p>151.70</text:p>
          </table:table-cell>
          <table:table-cell table:formula="of:=AVERAGE([.D36:.E36])" office:value-type="float" office:value="150.941" calcext:value-type="float">
            <text:p>150.94</text:p>
          </table:table-cell>
          <table:table-cell/>
          <table:table-cell office:value-type="float" office:value="47.609" calcext:value-type="float">
            <text:p>47.61</text:p>
          </table:table-cell>
          <table:table-cell table:formula="of:=[.G36]*INTERNAL_40" office:value-type="float" office:value="0" calcext:value-type="float">
            <text:p>0.00</text:p>
          </table:table-cell>
          <table:table-cell table:formula="of:=[.H36]*EXTERNAL_40" office:value-type="float" office:value="276.1322" calcext:value-type="float">
            <text:p>276.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6]+VIA_13*[.L36]+VIA_16*[.M36]" office:value-type="float" office:value="22.8" calcext:value-type="float">
            <text:p>22.8</text:p>
          </table:table-cell>
          <table:table-cell table:formula="of:=[.I36]+[.J36]+[.N36]+[.F36]" office:value-type="float" office:value="449.8732" calcext:value-type="float">
            <text:p>449.87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6]-[.P36]" office:value-type="float" office:value="2.49919999999997" calcext:value-type="float">
            <text:p>2.50</text:p>
          </table:table-cell>
          <table:table-cell table:formula="of:=([.P36]-([.F36]+[.N36]))" office:value-type="float" office:value="273.633" calcext:value-type="float">
            <text:p>273.63</text:p>
          </table:table-cell>
          <table:table-cell table:formula="of:=[.R36]/INTERNAL_40" office:value-type="float" office:value="43.4338095238095" calcext:value-type="float">
            <text:p>43.43</text:p>
          </table:table-cell>
          <table:table-cell table:formula="of:=[.R36]/EXTERNAL_40" office:value-type="float" office:value="47.1781034482759" calcext:value-type="float">
            <text:p>47.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5</text:p>
          </table:table-cell>
          <table:table-cell office:value-type="string" calcext:value-type="string">
            <text:p>B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6.27" calcext:value-type="float">
            <text:p>136.27</text:p>
          </table:table-cell>
          <table:table-cell table:style-name="ce8" office:value-type="float" office:value="137.64" calcext:value-type="float">
            <text:p>137.64</text:p>
          </table:table-cell>
          <table:table-cell table:formula="of:=AVERAGE([.D37:.E37])" office:value-type="float" office:value="136.955" calcext:value-type="float">
            <text:p>136.96</text:p>
          </table:table-cell>
          <table:table-cell/>
          <table:table-cell office:value-type="float" office:value="49.612" calcext:value-type="float">
            <text:p>49.61</text:p>
          </table:table-cell>
          <table:table-cell table:formula="of:=[.G37]*INTERNAL_40" office:value-type="float" office:value="0" calcext:value-type="float">
            <text:p>0.00</text:p>
          </table:table-cell>
          <table:table-cell table:formula="of:=[.H37]*EXTERNAL_40" office:value-type="float" office:value="287.7496" calcext:value-type="float">
            <text:p>287.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7]+VIA_13*[.L37]+VIA_16*[.M37]" office:value-type="float" office:value="22.8" calcext:value-type="float">
            <text:p>22.8</text:p>
          </table:table-cell>
          <table:table-cell table:formula="of:=[.I37]+[.J37]+[.N37]+[.F37]" office:value-type="float" office:value="447.5046" calcext:value-type="float">
            <text:p>447.50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7]-[.P37]" office:value-type="float" office:value="0.130599999999959" calcext:value-type="float">
            <text:p>0.13</text:p>
          </table:table-cell>
          <table:table-cell table:formula="of:=([.P37]-([.F37]+[.N37]))" office:value-type="float" office:value="287.619" calcext:value-type="float">
            <text:p>287.62</text:p>
          </table:table-cell>
          <table:table-cell table:formula="of:=[.R37]/INTERNAL_40" office:value-type="float" office:value="45.6538095238095" calcext:value-type="float">
            <text:p>45.65</text:p>
          </table:table-cell>
          <table:table-cell table:formula="of:=[.R37]/EXTERNAL_40" office:value-type="float" office:value="49.5894827586207" calcext:value-type="float">
            <text:p>49.59</text:p>
          </table:table-cell>
          <table:table-cell table:number-columns-repeated="2"/>
          <table:table-cell table:style-name="ce18"/>
          <table:table-cell table:number-columns-repeated="1001"/>
        </table:table-row>
        <table:table-row table:style-name="ro1">
          <table:table-cell office:value-type="string" calcext:value-type="string">
            <text:p>DQ3_6</text:p>
          </table:table-cell>
          <table:table-cell office:value-type="string" calcext:value-type="string">
            <text:p>D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8.647" calcext:value-type="float">
            <text:p>128.65</text:p>
          </table:table-cell>
          <table:table-cell table:style-name="ce8" office:value-type="float" office:value="129.939" calcext:value-type="float">
            <text:p>129.94</text:p>
          </table:table-cell>
          <table:table-cell table:formula="of:=AVERAGE([.D38:.E38])" office:value-type="float" office:value="129.293" calcext:value-type="float">
            <text:p>129.29</text:p>
          </table:table-cell>
          <table:table-cell/>
          <table:table-cell office:value-type="float" office:value="50.947" calcext:value-type="float">
            <text:p>50.95</text:p>
          </table:table-cell>
          <table:table-cell table:formula="of:=[.G38]*INTERNAL_40" office:value-type="float" office:value="0" calcext:value-type="float">
            <text:p>0.00</text:p>
          </table:table-cell>
          <table:table-cell table:formula="of:=[.H38]*EXTERNAL_40" office:value-type="float" office:value="295.4926" calcext:value-type="float">
            <text:p>295.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8]+VIA_13*[.L38]+VIA_16*[.M38]" office:value-type="float" office:value="22.8" calcext:value-type="float">
            <text:p>22.8</text:p>
          </table:table-cell>
          <table:table-cell table:formula="of:=[.I38]+[.J38]+[.N38]+[.F38]" office:value-type="float" office:value="447.5856" calcext:value-type="float">
            <text:p>447.59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8]-[.P38]" office:value-type="float" office:value="0.211599999999976" calcext:value-type="float">
            <text:p>0.21</text:p>
          </table:table-cell>
          <table:table-cell table:formula="of:=([.P38]-([.F38]+[.N38]))" office:value-type="float" office:value="295.281" calcext:value-type="float">
            <text:p>295.28</text:p>
          </table:table-cell>
          <table:table-cell table:formula="of:=[.R38]/INTERNAL_40" office:value-type="float" office:value="46.87" calcext:value-type="float">
            <text:p>46.87</text:p>
          </table:table-cell>
          <table:table-cell table:formula="of:=[.R38]/EXTERNAL_40" office:value-type="float" office:value="50.9105172413793" calcext:value-type="float">
            <text:p>50.9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7</text:p>
          </table:table-cell>
          <table:table-cell office:value-type="string" calcext:value-type="string">
            <text:p>D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2.363" calcext:value-type="float">
            <text:p>132.36</text:p>
          </table:table-cell>
          <table:table-cell table:style-name="ce8" office:value-type="float" office:value="133.693" calcext:value-type="float">
            <text:p>133.69</text:p>
          </table:table-cell>
          <table:table-cell table:formula="of:=AVERAGE([.D39:.E39])" office:value-type="float" office:value="133.028" calcext:value-type="float">
            <text:p>133.03</text:p>
          </table:table-cell>
          <table:table-cell/>
          <table:table-cell office:value-type="float" office:value="50.317" calcext:value-type="float">
            <text:p>50.32</text:p>
          </table:table-cell>
          <table:table-cell table:formula="of:=[.G39]*INTERNAL_40" office:value-type="float" office:value="0" calcext:value-type="float">
            <text:p>0.00</text:p>
          </table:table-cell>
          <table:table-cell table:formula="of:=[.H39]*EXTERNAL_40" office:value-type="float" office:value="291.8386" calcext:value-type="float">
            <text:p>291.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9]+VIA_13*[.L39]+VIA_16*[.M39]" office:value-type="float" office:value="22.8" calcext:value-type="float">
            <text:p>22.8</text:p>
          </table:table-cell>
          <table:table-cell table:formula="of:=[.I39]+[.J39]+[.N39]+[.F39]" office:value-type="float" office:value="447.6666" calcext:value-type="float">
            <text:p>447.67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9]-[.P39]" office:value-type="float" office:value="0.292599999999993" calcext:value-type="float">
            <text:p>0.29</text:p>
          </table:table-cell>
          <table:table-cell table:formula="of:=([.P39]-([.F39]+[.N39]))" office:value-type="float" office:value="291.546" calcext:value-type="float">
            <text:p>291.55</text:p>
          </table:table-cell>
          <table:table-cell table:formula="of:=[.R39]/INTERNAL_40" office:value-type="float" office:value="46.2771428571429" calcext:value-type="float">
            <text:p>46.28</text:p>
          </table:table-cell>
          <table:table-cell table:formula="of:=[.R39]/EXTERNAL_40" office:value-type="float" office:value="50.2665517241379" calcext:value-type="float">
            <text:p>50.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3</text:p>
          </table:table-cell>
          <table:table-cell office:value-type="string" calcext:value-type="string">
            <text:p>C1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0.349" calcext:value-type="float">
            <text:p>130.35</text:p>
          </table:table-cell>
          <table:table-cell table:style-name="ce8" office:value-type="float" office:value="131.659" calcext:value-type="float">
            <text:p>131.66</text:p>
          </table:table-cell>
          <table:table-cell table:formula="of:=AVERAGE([.D40:.E40])" office:value-type="float" office:value="131.004" calcext:value-type="float">
            <text:p>131.00</text:p>
          </table:table-cell>
          <table:table-cell/>
          <table:table-cell office:value-type="float" office:value="54.55" calcext:value-type="float">
            <text:p>54.55</text:p>
          </table:table-cell>
          <table:table-cell table:formula="of:=[.G40]*INTERNAL_40" office:value-type="float" office:value="0" calcext:value-type="float">
            <text:p>0.00</text:p>
          </table:table-cell>
          <table:table-cell table:formula="of:=[.H40]*EXTERNAL_40" office:value-type="float" office:value="316.39" calcext:value-type="float">
            <text:p>316.39</text:p>
          </table:table-cell>
          <table:table-cell table:number-columns-repeated="3"/>
          <table:table-cell table:formula="of:=VIA_18*[.K40]+VIA_13*[.L40]+VIA_16*[.M40]" office:value-type="float" office:value="0" calcext:value-type="float">
            <text:p>0</text:p>
          </table:table-cell>
          <table:table-cell table:formula="of:=[.I40]+[.J40]+[.N40]+[.F40]" office:value-type="float" office:value="447.394" calcext:value-type="float">
            <text:p>447.39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40]-[.P40]" office:value-type="float" office:value="0.0199999999999818" calcext:value-type="float">
            <text:p>0.02</text:p>
          </table:table-cell>
          <table:table-cell table:formula="of:=([.P40]-([.F40]+[.N40]))" office:value-type="float" office:value="316.37" calcext:value-type="float">
            <text:p>316.37</text:p>
          </table:table-cell>
          <table:table-cell table:formula="of:=[.R40]/INTERNAL_40" office:value-type="float" office:value="50.2174603174603" calcext:value-type="float">
            <text:p>50.22</text:p>
          </table:table-cell>
          <table:table-cell table:formula="of:=[.R40]/EXTERNAL_40" office:value-type="float" office:value="54.5465517241379" calcext:value-type="float">
            <text:p>54.5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3</text:p>
          </table:table-cell>
          <table:table-cell office:value-type="string" calcext:value-type="string">
            <text:p>C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0.617" calcext:value-type="float">
            <text:p>140.62</text:p>
          </table:table-cell>
          <table:table-cell table:style-name="ce8" office:value-type="float" office:value="142.031" calcext:value-type="float">
            <text:p>142.03</text:p>
          </table:table-cell>
          <table:table-cell table:formula="of:=AVERAGE([.D41:.E41])" office:value-type="float" office:value="141.324" calcext:value-type="float">
            <text:p>141.32</text:p>
          </table:table-cell>
          <table:table-cell/>
          <table:table-cell office:value-type="float" office:value="51.5" calcext:value-type="float">
            <text:p>51.50</text:p>
          </table:table-cell>
          <table:table-cell table:formula="of:=[.G41]*INTERNAL_80" office:value-type="float" office:value="0" calcext:value-type="float">
            <text:p>0.00</text:p>
          </table:table-cell>
          <table:table-cell table:formula="of:=[.H41]*EXTERNAL_80" office:value-type="float" office:value="283.25" calcext:value-type="float">
            <text:p>283.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41]+VIA_13*[.L41]+VIA_16*[.M41]" office:value-type="float" office:value="22.8" calcext:value-type="float">
            <text:p>22.8</text:p>
          </table:table-cell>
          <table:table-cell table:formula="of:=[.I41]+[.J41]+[.N41]+[.F41]" office:value-type="float" office:value="447.374" calcext:value-type="float">
            <text:p>447.37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41]-[.P4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4_0</text:p>
          </table:table-cell>
          <table:table-cell table:style-name="ce4" office:value-type="string" calcext:value-type="string">
            <text:p>T21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00.602" calcext:value-type="float">
            <text:p>100.60</text:p>
          </table:table-cell>
          <table:table-cell table:style-name="ce7" office:value-type="float" office:value="101.614" calcext:value-type="float">
            <text:p>101.61</text:p>
          </table:table-cell>
          <table:table-cell table:style-name="ce10" table:formula="of:=AVERAGE([.D42:.E42])" office:value-type="float" office:value="101.108" calcext:value-type="float">
            <text:p>101.11</text:p>
          </table:table-cell>
          <table:table-cell table:style-name="ce12"/>
          <table:table-cell table:style-name="ce12" office:value-type="float" office:value="57.167" calcext:value-type="float">
            <text:p>57.17</text:p>
          </table:table-cell>
          <table:table-cell table:style-name="ce12" table:formula="of:=[.G42]*INTERNAL_40" office:value-type="float" office:value="0" calcext:value-type="float">
            <text:p>0.00</text:p>
          </table:table-cell>
          <table:table-cell table:style-name="ce12" table:formula="of:=[.H42]*EXTERNAL_40" office:value-type="float" office:value="331.5686" calcext:value-type="float">
            <text:p>331.57</text:p>
          </table:table-cell>
          <table:table-cell table:style-name="ce4" table:number-columns-repeated="3"/>
          <table:table-cell table:style-name="ce4" table:formula="of:=VIA_18*[.K42]+VIA_13*[.L42]+VIA_16*[.M42]" office:value-type="float" office:value="0" calcext:value-type="float">
            <text:p>0</text:p>
          </table:table-cell>
          <table:table-cell table:style-name="ce12" table:formula="of:=[.I42]+[.J42]+[.N42]+[.F42]" office:value-type="float" office:value="432.6766" calcext:value-type="float">
            <text:p>432.68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2]-[.P42]" office:value-type="float" office:value="0.418599999999969" calcext:value-type="float">
            <text:p>0.42</text:p>
          </table:table-cell>
          <table:table-cell table:formula="of:=([.P42]-([.F42]+[.N42]))" office:value-type="float" office:value="331.15" calcext:value-type="float">
            <text:p>331.15</text:p>
          </table:table-cell>
          <table:table-cell table:formula="of:=[.R42]/INTERNAL_40" office:value-type="float" office:value="52.5634920634921" calcext:value-type="float">
            <text:p>52.56</text:p>
          </table:table-cell>
          <table:table-cell table:formula="of:=[.R42]/EXTERNAL_40" office:value-type="float" office:value="57.0948275862069" calcext:value-type="float">
            <text:p>57.0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1</text:p>
          </table:table-cell>
          <table:table-cell table:style-name="ce4" office:value-type="string" calcext:value-type="string">
            <text:p>T2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88.721" calcext:value-type="float">
            <text:p>88.72</text:p>
          </table:table-cell>
          <table:table-cell table:style-name="ce7" office:value-type="float" office:value="89.613" calcext:value-type="float">
            <text:p>89.61</text:p>
          </table:table-cell>
          <table:table-cell table:style-name="ce10" table:formula="of:=AVERAGE([.D43:.E43])" office:value-type="float" office:value="89.167" calcext:value-type="float">
            <text:p>89.17</text:p>
          </table:table-cell>
          <table:table-cell table:style-name="ce12"/>
          <table:table-cell table:style-name="ce12" office:value-type="float" office:value="59.15" calcext:value-type="float">
            <text:p>59.15</text:p>
          </table:table-cell>
          <table:table-cell table:style-name="ce12" table:formula="of:=[.G43]*INTERNAL_40" office:value-type="float" office:value="0" calcext:value-type="float">
            <text:p>0.00</text:p>
          </table:table-cell>
          <table:table-cell table:style-name="ce12" table:formula="of:=[.H43]*EXTERNAL_40" office:value-type="float" office:value="343.07" calcext:value-type="float">
            <text:p>343.07</text:p>
          </table:table-cell>
          <table:table-cell table:style-name="ce4" table:number-columns-repeated="3"/>
          <table:table-cell table:style-name="ce4" table:formula="of:=VIA_18*[.K43]+VIA_13*[.L43]+VIA_16*[.M43]" office:value-type="float" office:value="0" calcext:value-type="float">
            <text:p>0</text:p>
          </table:table-cell>
          <table:table-cell table:style-name="ce12" table:formula="of:=[.I43]+[.J43]+[.N43]+[.F43]" office:value-type="float" office:value="432.237" calcext:value-type="float">
            <text:p>432.24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3]-[.P43]" office:value-type="float" office:value="-0.0210000000000718" calcext:value-type="float">
            <text:p>-0.02</text:p>
          </table:table-cell>
          <table:table-cell table:formula="of:=([.P43]-([.F43]+[.N43]))" office:value-type="float" office:value="343.091" calcext:value-type="float">
            <text:p>343.09</text:p>
          </table:table-cell>
          <table:table-cell table:formula="of:=[.R43]/INTERNAL_40" office:value-type="float" office:value="54.4588888888889" calcext:value-type="float">
            <text:p>54.46</text:p>
          </table:table-cell>
          <table:table-cell table:formula="of:=[.R43]/EXTERNAL_40" office:value-type="float" office:value="59.1536206896552" calcext:value-type="float">
            <text:p>59.1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2</text:p>
          </table:table-cell>
          <table:table-cell table:style-name="ce4" office:value-type="string" calcext:value-type="string">
            <text:p>U22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13.856" calcext:value-type="float">
            <text:p>113.86</text:p>
          </table:table-cell>
          <table:table-cell table:style-name="ce7" office:value-type="float" office:value="115" calcext:value-type="float">
            <text:p>115.00</text:p>
          </table:table-cell>
          <table:table-cell table:style-name="ce10" table:formula="of:=AVERAGE([.D44:.E44])" office:value-type="float" office:value="114.428" calcext:value-type="float">
            <text:p>114.43</text:p>
          </table:table-cell>
          <table:table-cell table:style-name="ce12"/>
          <table:table-cell table:style-name="ce12" office:value-type="float" office:value="54.727" calcext:value-type="float">
            <text:p>54.73</text:p>
          </table:table-cell>
          <table:table-cell table:style-name="ce12" table:formula="of:=[.G44]*INTERNAL_40" office:value-type="float" office:value="0" calcext:value-type="float">
            <text:p>0.00</text:p>
          </table:table-cell>
          <table:table-cell table:style-name="ce12" table:formula="of:=[.H44]*EXTERNAL_40" office:value-type="float" office:value="317.4166" calcext:value-type="float">
            <text:p>317.42</text:p>
          </table:table-cell>
          <table:table-cell table:style-name="ce4" table:number-columns-repeated="3"/>
          <table:table-cell table:style-name="ce4" table:formula="of:=VIA_18*[.K44]+VIA_13*[.L44]+VIA_16*[.M44]" office:value-type="float" office:value="0" calcext:value-type="float">
            <text:p>0</text:p>
          </table:table-cell>
          <table:table-cell table:style-name="ce12" table:formula="of:=[.I44]+[.J44]+[.N44]+[.F44]" office:value-type="float" office:value="431.8446" calcext:value-type="float">
            <text:p>431.84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4]-[.P44]" office:value-type="float" office:value="-0.413400000000081" calcext:value-type="float">
            <text:p>-0.41</text:p>
          </table:table-cell>
          <table:table-cell table:formula="of:=([.P44]-([.F44]+[.N44]))" office:value-type="float" office:value="317.83" calcext:value-type="float">
            <text:p>317.83</text:p>
          </table:table-cell>
          <table:table-cell table:formula="of:=[.R44]/INTERNAL_40" office:value-type="float" office:value="50.4492063492064" calcext:value-type="float">
            <text:p>50.45</text:p>
          </table:table-cell>
          <table:table-cell table:formula="of:=[.R44]/EXTERNAL_40" office:value-type="float" office:value="54.798275862069" calcext:value-type="float">
            <text:p>54.8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3</text:p>
          </table:table-cell>
          <table:table-cell table:style-name="ce4" office:value-type="string" calcext:value-type="string">
            <text:p>U21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06.204" calcext:value-type="float">
            <text:p>106.20</text:p>
          </table:table-cell>
          <table:table-cell table:style-name="ce7" office:value-type="float" office:value="107.272" calcext:value-type="float">
            <text:p>107.27</text:p>
          </table:table-cell>
          <table:table-cell table:style-name="ce10" table:formula="of:=AVERAGE([.D45:.E45])" office:value-type="float" office:value="106.738" calcext:value-type="float">
            <text:p>106.74</text:p>
          </table:table-cell>
          <table:table-cell table:style-name="ce12"/>
          <table:table-cell table:style-name="ce12" office:value-type="float" office:value="56.12" calcext:value-type="float">
            <text:p>56.12</text:p>
          </table:table-cell>
          <table:table-cell table:style-name="ce12" table:formula="of:=[.G45]*INTERNAL_40" office:value-type="float" office:value="0" calcext:value-type="float">
            <text:p>0.00</text:p>
          </table:table-cell>
          <table:table-cell table:style-name="ce12" table:formula="of:=[.H45]*EXTERNAL_40" office:value-type="float" office:value="325.496" calcext:value-type="float">
            <text:p>325.50</text:p>
          </table:table-cell>
          <table:table-cell table:style-name="ce4" table:number-columns-repeated="3"/>
          <table:table-cell table:style-name="ce4" table:formula="of:=VIA_18*[.K45]+VIA_13*[.L45]+VIA_16*[.M45]" office:value-type="float" office:value="0" calcext:value-type="float">
            <text:p>0</text:p>
          </table:table-cell>
          <table:table-cell table:style-name="ce12" table:formula="of:=[.I45]+[.J45]+[.N45]+[.F45]" office:value-type="float" office:value="432.234" calcext:value-type="float">
            <text:p>432.23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5]-[.P45]" office:value-type="float" office:value="-0.0240000000000578" calcext:value-type="float">
            <text:p>-0.02</text:p>
          </table:table-cell>
          <table:table-cell table:formula="of:=([.P45]-([.F45]+[.N45]))" office:value-type="float" office:value="325.52" calcext:value-type="float">
            <text:p>325.52</text:p>
          </table:table-cell>
          <table:table-cell table:formula="of:=[.R45]/INTERNAL_40" office:value-type="float" office:value="51.6698412698413" calcext:value-type="float">
            <text:p>51.67</text:p>
          </table:table-cell>
          <table:table-cell table:formula="of:=[.R45]/EXTERNAL_40" office:value-type="float" office:value="56.1241379310345" calcext:value-type="float">
            <text:p>56.1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4</text:p>
          </table:table-cell>
          <table:table-cell table:style-name="ce4" office:value-type="string" calcext:value-type="string">
            <text:p>U17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79.379" calcext:value-type="float">
            <text:p>79.38</text:p>
          </table:table-cell>
          <table:table-cell table:style-name="ce7" office:value-type="float" office:value="80.176" calcext:value-type="float">
            <text:p>80.18</text:p>
          </table:table-cell>
          <table:table-cell table:style-name="ce10" table:formula="of:=AVERAGE([.D46:.E46])" office:value-type="float" office:value="79.7775" calcext:value-type="float">
            <text:p>79.78</text:p>
          </table:table-cell>
          <table:table-cell table:style-name="ce12"/>
          <table:table-cell table:style-name="ce12" office:value-type="float" office:value="56.894" calcext:value-type="float">
            <text:p>56.89</text:p>
          </table:table-cell>
          <table:table-cell table:style-name="ce12" table:formula="of:=[.G46]*INTERNAL_40" office:value-type="float" office:value="0" calcext:value-type="float">
            <text:p>0.00</text:p>
          </table:table-cell>
          <table:table-cell table:style-name="ce12" table:formula="of:=[.H46]*EXTERNAL_40" office:value-type="float" office:value="329.9852" calcext:value-type="float">
            <text:p>329.9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46]+VIA_13*[.L46]+VIA_16*[.M46]" office:value-type="float" office:value="22.8" calcext:value-type="float">
            <text:p>22.8</text:p>
          </table:table-cell>
          <table:table-cell table:style-name="ce12" table:formula="of:=[.I46]+[.J46]+[.N46]+[.F46]" office:value-type="float" office:value="432.5627" calcext:value-type="float">
            <text:p>432.56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6]-[.P46]" office:value-type="float" office:value="0.304699999999912" calcext:value-type="float">
            <text:p>0.30</text:p>
          </table:table-cell>
          <table:table-cell table:formula="of:=([.P46]-([.F46]+[.N46]))" office:value-type="float" office:value="329.6805" calcext:value-type="float">
            <text:p>329.68</text:p>
          </table:table-cell>
          <table:table-cell table:formula="of:=[.R46]/INTERNAL_40" office:value-type="float" office:value="52.3302380952381" calcext:value-type="float">
            <text:p>52.33</text:p>
          </table:table-cell>
          <table:table-cell table:formula="of:=[.R46]/EXTERNAL_40" office:value-type="float" office:value="56.8414655172414" calcext:value-type="float">
            <text:p>56.8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5</text:p>
          </table:table-cell>
          <table:table-cell table:style-name="ce4" office:value-type="string" calcext:value-type="string">
            <text:p>V18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86.011" calcext:value-type="float">
            <text:p>86.01</text:p>
          </table:table-cell>
          <table:table-cell table:style-name="ce7" office:value-type="float" office:value="86.876" calcext:value-type="float">
            <text:p>86.88</text:p>
          </table:table-cell>
          <table:table-cell table:style-name="ce10" table:formula="of:=AVERAGE([.D47:.E47])" office:value-type="float" office:value="86.4435" calcext:value-type="float">
            <text:p>86.44</text:p>
          </table:table-cell>
          <table:table-cell table:style-name="ce12"/>
          <table:table-cell table:style-name="ce12" office:value-type="float" office:value="56.394" calcext:value-type="float">
            <text:p>56.39</text:p>
          </table:table-cell>
          <table:table-cell table:style-name="ce12" table:formula="of:=[.G47]*INTERNAL_40" office:value-type="float" office:value="0" calcext:value-type="float">
            <text:p>0.00</text:p>
          </table:table-cell>
          <table:table-cell table:style-name="ce12" table:formula="of:=[.H47]*EXTERNAL_40" office:value-type="float" office:value="327.0852" calcext:value-type="float">
            <text:p>327.0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47]+VIA_13*[.L47]+VIA_16*[.M47]" office:value-type="float" office:value="22.8" calcext:value-type="float">
            <text:p>22.8</text:p>
          </table:table-cell>
          <table:table-cell table:style-name="ce12" table:formula="of:=[.I47]+[.J47]+[.N47]+[.F47]" office:value-type="float" office:value="436.3287" calcext:value-type="float">
            <text:p>436.33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7]-[.P47]" office:value-type="float" office:value="4.07069999999999" calcext:value-type="float">
            <text:p>4.07</text:p>
          </table:table-cell>
          <table:table-cell table:formula="of:=([.P47]-([.F47]+[.N47]))" office:value-type="float" office:value="323.0145" calcext:value-type="float">
            <text:p>323.01</text:p>
          </table:table-cell>
          <table:table-cell table:formula="of:=[.R47]/INTERNAL_40" office:value-type="float" office:value="51.2721428571429" calcext:value-type="float">
            <text:p>51.27</text:p>
          </table:table-cell>
          <table:table-cell table:formula="of:=[.R47]/EXTERNAL_40" office:value-type="float" office:value="55.6921551724138" calcext:value-type="float">
            <text:p>55.6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6</text:p>
          </table:table-cell>
          <table:table-cell table:style-name="ce4" office:value-type="string" calcext:value-type="string">
            <text:p>W22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29.719" calcext:value-type="float">
            <text:p>129.72</text:p>
          </table:table-cell>
          <table:table-cell table:style-name="ce7" office:value-type="float" office:value="131.023" calcext:value-type="float">
            <text:p>131.02</text:p>
          </table:table-cell>
          <table:table-cell table:style-name="ce10" table:formula="of:=AVERAGE([.D48:.E48])" office:value-type="float" office:value="130.371" calcext:value-type="float">
            <text:p>130.37</text:p>
          </table:table-cell>
          <table:table-cell table:style-name="ce12"/>
          <table:table-cell table:style-name="ce12" office:value-type="float" office:value="48.346" calcext:value-type="float">
            <text:p>48.35</text:p>
          </table:table-cell>
          <table:table-cell table:style-name="ce12" table:formula="of:=[.G48]*INTERNAL_40" office:value-type="float" office:value="0" calcext:value-type="float">
            <text:p>0.00</text:p>
          </table:table-cell>
          <table:table-cell table:style-name="ce12" table:formula="of:=[.H48]*EXTERNAL_40" office:value-type="float" office:value="280.4068" calcext:value-type="float">
            <text:p>280.4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48]+VIA_13*[.L48]+VIA_16*[.M48]" office:value-type="float" office:value="22.8" calcext:value-type="float">
            <text:p>22.8</text:p>
          </table:table-cell>
          <table:table-cell table:style-name="ce12" table:formula="of:=[.I48]+[.J48]+[.N48]+[.F48]" office:value-type="float" office:value="433.5778" calcext:value-type="float">
            <text:p>433.58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8]-[.P48]" office:value-type="float" office:value="1.31979999999999" calcext:value-type="float">
            <text:p>1.32</text:p>
          </table:table-cell>
          <table:table-cell table:formula="of:=([.P48]-([.F48]+[.N48]))" office:value-type="float" office:value="279.087" calcext:value-type="float">
            <text:p>279.09</text:p>
          </table:table-cell>
          <table:table-cell table:formula="of:=[.R48]/INTERNAL_40" office:value-type="float" office:value="44.2995238095238" calcext:value-type="float">
            <text:p>44.30</text:p>
          </table:table-cell>
          <table:table-cell table:formula="of:=[.R48]/EXTERNAL_40" office:value-type="float" office:value="48.1184482758621" calcext:value-type="float">
            <text:p>48.1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7</text:p>
          </table:table-cell>
          <table:table-cell table:style-name="ce4" office:value-type="string" calcext:value-type="string">
            <text:p>W21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24.706" calcext:value-type="float">
            <text:p>124.71</text:p>
          </table:table-cell>
          <table:table-cell table:style-name="ce7" office:value-type="float" office:value="125.96" calcext:value-type="float">
            <text:p>125.96</text:p>
          </table:table-cell>
          <table:table-cell table:style-name="ce10" table:formula="of:=AVERAGE([.D49:.E49])" office:value-type="float" office:value="125.333" calcext:value-type="float">
            <text:p>125.33</text:p>
          </table:table-cell>
          <table:table-cell table:style-name="ce12"/>
          <table:table-cell table:style-name="ce12" office:value-type="float" office:value="49.76" calcext:value-type="float">
            <text:p>49.76</text:p>
          </table:table-cell>
          <table:table-cell table:style-name="ce12" table:formula="of:=[.G49]*INTERNAL_40" office:value-type="float" office:value="0" calcext:value-type="float">
            <text:p>0.00</text:p>
          </table:table-cell>
          <table:table-cell table:style-name="ce12" table:formula="of:=[.H49]*EXTERNAL_40" office:value-type="float" office:value="288.608" calcext:value-type="float">
            <text:p>288.6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49]+VIA_13*[.L49]+VIA_16*[.M49]" office:value-type="float" office:value="22.8" calcext:value-type="float">
            <text:p>22.8</text:p>
          </table:table-cell>
          <table:table-cell table:style-name="ce12" table:formula="of:=[.I49]+[.J49]+[.N49]+[.F49]" office:value-type="float" office:value="436.741" calcext:value-type="float">
            <text:p>436.74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9]-[.P49]" office:value-type="float" office:value="4.48299999999995" calcext:value-type="float">
            <text:p>4.48</text:p>
          </table:table-cell>
          <table:table-cell table:formula="of:=([.P49]-([.F49]+[.N49]))" office:value-type="float" office:value="284.125" calcext:value-type="float">
            <text:p>284.13</text:p>
          </table:table-cell>
          <table:table-cell table:formula="of:=[.R49]/INTERNAL_40" office:value-type="float" office:value="45.0992063492063" calcext:value-type="float">
            <text:p>45.10</text:p>
          </table:table-cell>
          <table:table-cell table:formula="of:=[.R49]/EXTERNAL_40" office:value-type="float" office:value="48.9870689655172" calcext:value-type="float">
            <text:p>48.9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4</text:p>
          </table:table-cell>
          <table:table-cell table:style-name="ce4" office:value-type="string" calcext:value-type="string">
            <text:p>V22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23.424" calcext:value-type="float">
            <text:p>123.42</text:p>
          </table:table-cell>
          <table:table-cell table:style-name="ce7" office:value-type="float" office:value="124.664" calcext:value-type="float">
            <text:p>124.66</text:p>
          </table:table-cell>
          <table:table-cell table:style-name="ce10" table:formula="of:=AVERAGE([.D50:.E50])" office:value-type="float" office:value="124.044" calcext:value-type="float">
            <text:p>124.04</text:p>
          </table:table-cell>
          <table:table-cell table:style-name="ce12"/>
          <table:table-cell table:style-name="ce12" office:value-type="float" office:value="48.594" calcext:value-type="float">
            <text:p>48.59</text:p>
          </table:table-cell>
          <table:table-cell table:style-name="ce12" table:formula="of:=[.G50]*INTERNAL_40" office:value-type="float" office:value="0" calcext:value-type="float">
            <text:p>0.00</text:p>
          </table:table-cell>
          <table:table-cell table:style-name="ce12" table:formula="of:=[.H50]*EXTERNAL_40" office:value-type="float" office:value="281.8452" calcext:value-type="float">
            <text:p>281.8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50]+VIA_13*[.L50]+VIA_16*[.M50]" office:value-type="float" office:value="22.8" calcext:value-type="float">
            <text:p>22.8</text:p>
          </table:table-cell>
          <table:table-cell table:style-name="ce12" table:formula="of:=[.I50]+[.J50]+[.N50]+[.F50]" office:value-type="float" office:value="428.6892" calcext:value-type="float">
            <text:p>428.69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50]-[.P50]" office:value-type="float" office:value="-3.56880000000007" calcext:value-type="float">
            <text:p>-3.57</text:p>
          </table:table-cell>
          <table:table-cell table:formula="of:=([.P50]-([.F50]+[.N50]))" office:value-type="float" office:value="285.414" calcext:value-type="float">
            <text:p>285.41</text:p>
          </table:table-cell>
          <table:table-cell table:formula="of:=[.R50]/INTERNAL_40" office:value-type="float" office:value="45.3038095238095" calcext:value-type="float">
            <text:p>45.30</text:p>
          </table:table-cell>
          <table:table-cell table:formula="of:=[.R50]/EXTERNAL_40" office:value-type="float" office:value="49.2093103448276" calcext:value-type="float">
            <text:p>49.2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4</text:p>
          </table:table-cell>
          <table:table-cell table:style-name="ce4" office:value-type="string" calcext:value-type="string">
            <text:p>T18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95.478" calcext:value-type="float">
            <text:p>95.48</text:p>
          </table:table-cell>
          <table:table-cell table:style-name="ce7" office:value-type="float" office:value="96.438" calcext:value-type="float">
            <text:p>96.44</text:p>
          </table:table-cell>
          <table:table-cell table:style-name="ce10" table:formula="of:=AVERAGE([.D51:.E51])" office:value-type="float" office:value="95.958" calcext:value-type="float">
            <text:p>95.96</text:p>
          </table:table-cell>
          <table:table-cell table:style-name="ce12"/>
          <table:table-cell table:style-name="ce12" office:value-type="float" office:value="57" calcext:value-type="float">
            <text:p>57.00</text:p>
          </table:table-cell>
          <table:table-cell table:style-name="ce12" table:formula="of:=[.G51]*INTERNAL_80" office:value-type="float" office:value="0" calcext:value-type="float">
            <text:p>0.00</text:p>
          </table:table-cell>
          <table:table-cell table:style-name="ce12" table:formula="of:=[.H51]*EXTERNAL_80" office:value-type="float" office:value="313.5" calcext:value-type="float">
            <text:p>313.5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51]+VIA_13*[.L51]+VIA_16*[.M51]" office:value-type="float" office:value="22.8" calcext:value-type="float">
            <text:p>22.8</text:p>
          </table:table-cell>
          <table:table-cell table:style-name="ce12" table:formula="of:=[.I51]+[.J51]+[.N51]+[.F51]" office:value-type="float" office:value="432.258" calcext:value-type="float">
            <text:p>432.26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51]-[.P5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5_0</text:p>
          </table:table-cell>
          <table:table-cell office:value-type="string" calcext:value-type="string">
            <text:p>Y2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34.667" calcext:value-type="float">
            <text:p>134.67</text:p>
          </table:table-cell>
          <table:table-cell table:style-name="ce8" office:value-type="float" office:value="136.021" calcext:value-type="float">
            <text:p>136.02</text:p>
          </table:table-cell>
          <table:table-cell table:formula="of:=AVERAGE([.D52:.E52])" office:value-type="float" office:value="135.344" calcext:value-type="float">
            <text:p>135.34</text:p>
          </table:table-cell>
          <table:table-cell/>
          <table:table-cell office:value-type="float" office:value="58.02" calcext:value-type="float">
            <text:p>58.02</text:p>
          </table:table-cell>
          <table:table-cell table:formula="of:=[.G52]*INTERNAL_40" office:value-type="float" office:value="0" calcext:value-type="float">
            <text:p>0.00</text:p>
          </table:table-cell>
          <table:table-cell table:formula="of:=[.H52]*EXTERNAL_40" office:value-type="float" office:value="336.516" calcext:value-type="float">
            <text:p>336.52</text:p>
          </table:table-cell>
          <table:table-cell table:number-columns-repeated="3"/>
          <table:table-cell table:formula="of:=VIA_18*[.K52]+VIA_13*[.L52]+VIA_16*[.M52]" office:value-type="float" office:value="0" calcext:value-type="float">
            <text:p>0</text:p>
          </table:table-cell>
          <table:table-cell table:formula="of:=[.I52]+[.J52]+[.N52]+[.F52]" office:value-type="float" office:value="471.86" calcext:value-type="float">
            <text:p>471.86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2]-[.P52]" office:value-type="float" office:value="0.0125000000000455" calcext:value-type="float">
            <text:p>0.01</text:p>
          </table:table-cell>
          <table:table-cell table:formula="of:=([.P52]-([.F52]+[.N52]))" office:value-type="float" office:value="336.5035" calcext:value-type="float">
            <text:p>336.50</text:p>
          </table:table-cell>
          <table:table-cell table:formula="of:=[.R52]/INTERNAL_40" office:value-type="float" office:value="53.413253968254" calcext:value-type="float">
            <text:p>53.41</text:p>
          </table:table-cell>
          <table:table-cell table:formula="of:=[.R52]/EXTERNAL_40" office:value-type="float" office:value="58.0178448275862" calcext:value-type="float">
            <text:p>58.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1</text:p>
          </table:table-cell>
          <table:table-cell office:value-type="string" calcext:value-type="string">
            <text:p>Y2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4.836" calcext:value-type="float">
            <text:p>124.84</text:p>
          </table:table-cell>
          <table:table-cell table:style-name="ce8" office:value-type="float" office:value="126.09" calcext:value-type="float">
            <text:p>126.09</text:p>
          </table:table-cell>
          <table:table-cell table:formula="of:=AVERAGE([.D53:.E53])" office:value-type="float" office:value="125.463" calcext:value-type="float">
            <text:p>125.46</text:p>
          </table:table-cell>
          <table:table-cell/>
          <table:table-cell office:value-type="float" office:value="59.72" calcext:value-type="float">
            <text:p>59.72</text:p>
          </table:table-cell>
          <table:table-cell table:formula="of:=[.G53]*INTERNAL_40" office:value-type="float" office:value="0" calcext:value-type="float">
            <text:p>0.00</text:p>
          </table:table-cell>
          <table:table-cell table:formula="of:=[.H53]*EXTERNAL_40" office:value-type="float" office:value="346.376" calcext:value-type="float">
            <text:p>346.38</text:p>
          </table:table-cell>
          <table:table-cell table:number-columns-repeated="3"/>
          <table:table-cell table:formula="of:=VIA_18*[.K53]+VIA_13*[.L53]+VIA_16*[.M53]" office:value-type="float" office:value="0" calcext:value-type="float">
            <text:p>0</text:p>
          </table:table-cell>
          <table:table-cell table:formula="of:=[.I53]+[.J53]+[.N53]+[.F53]" office:value-type="float" office:value="471.839" calcext:value-type="float">
            <text:p>471.84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3]-[.P53]" office:value-type="float" office:value="-0.00850000000002638" calcext:value-type="float">
            <text:p>-0.01</text:p>
          </table:table-cell>
          <table:table-cell table:formula="of:=([.P53]-([.F53]+[.N53]))" office:value-type="float" office:value="346.3845" calcext:value-type="float">
            <text:p>346.38</text:p>
          </table:table-cell>
          <table:table-cell table:formula="of:=[.R53]/INTERNAL_40" office:value-type="float" office:value="54.9816666666667" calcext:value-type="float">
            <text:p>54.98</text:p>
          </table:table-cell>
          <table:table-cell table:formula="of:=[.R53]/EXTERNAL_40" office:value-type="float" office:value="59.7214655172414" calcext:value-type="float">
            <text:p>59.7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2</text:p>
          </table:table-cell>
          <table:table-cell office:value-type="string" calcext:value-type="string">
            <text:p>AA2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2.211" calcext:value-type="float">
            <text:p>112.21</text:p>
          </table:table-cell>
          <table:table-cell table:style-name="ce8" office:value-type="float" office:value="113.339" calcext:value-type="float">
            <text:p>113.34</text:p>
          </table:table-cell>
          <table:table-cell table:formula="of:=AVERAGE([.D54:.E54])" office:value-type="float" office:value="112.775" calcext:value-type="float">
            <text:p>112.78</text:p>
          </table:table-cell>
          <table:table-cell/>
          <table:table-cell office:value-type="float" office:value="61.91" calcext:value-type="float">
            <text:p>61.91</text:p>
          </table:table-cell>
          <table:table-cell table:formula="of:=[.G54]*INTERNAL_40" office:value-type="float" office:value="0" calcext:value-type="float">
            <text:p>0.00</text:p>
          </table:table-cell>
          <table:table-cell table:formula="of:=[.H54]*EXTERNAL_40" office:value-type="float" office:value="359.078" calcext:value-type="float">
            <text:p>359.08</text:p>
          </table:table-cell>
          <table:table-cell table:number-columns-repeated="3"/>
          <table:table-cell table:formula="of:=VIA_18*[.K54]+VIA_13*[.L54]+VIA_16*[.M54]" office:value-type="float" office:value="0" calcext:value-type="float">
            <text:p>0</text:p>
          </table:table-cell>
          <table:table-cell table:formula="of:=[.I54]+[.J54]+[.N54]+[.F54]" office:value-type="float" office:value="471.853" calcext:value-type="float">
            <text:p>471.85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4]-[.P54]" office:value-type="float" office:value="0.00549999999998363" calcext:value-type="float">
            <text:p>0.01</text:p>
          </table:table-cell>
          <table:table-cell table:formula="of:=([.P54]-([.F54]+[.N54]))" office:value-type="float" office:value="359.0725" calcext:value-type="float">
            <text:p>359.07</text:p>
          </table:table-cell>
          <table:table-cell table:formula="of:=[.R54]/INTERNAL_40" office:value-type="float" office:value="56.9956349206349" calcext:value-type="float">
            <text:p>57.00</text:p>
          </table:table-cell>
          <table:table-cell table:formula="of:=[.R54]/EXTERNAL_40" office:value-type="float" office:value="61.9090517241379" calcext:value-type="float">
            <text:p>61.9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3</text:p>
          </table:table-cell>
          <table:table-cell office:value-type="string" calcext:value-type="string">
            <text:p>AB2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0.739" calcext:value-type="float">
            <text:p>120.74</text:p>
          </table:table-cell>
          <table:table-cell table:style-name="ce8" office:value-type="float" office:value="121.953" calcext:value-type="float">
            <text:p>121.95</text:p>
          </table:table-cell>
          <table:table-cell table:formula="of:=AVERAGE([.D55:.E55])" office:value-type="float" office:value="121.346" calcext:value-type="float">
            <text:p>121.35</text:p>
          </table:table-cell>
          <table:table-cell/>
          <table:table-cell office:value-type="float" office:value="60.43" calcext:value-type="float">
            <text:p>60.43</text:p>
          </table:table-cell>
          <table:table-cell table:formula="of:=[.G55]*INTERNAL_40" office:value-type="float" office:value="0" calcext:value-type="float">
            <text:p>0.00</text:p>
          </table:table-cell>
          <table:table-cell table:formula="of:=[.H55]*EXTERNAL_40" office:value-type="float" office:value="350.494" calcext:value-type="float">
            <text:p>350.49</text:p>
          </table:table-cell>
          <table:table-cell table:number-columns-repeated="3"/>
          <table:table-cell table:formula="of:=VIA_18*[.K55]+VIA_13*[.L55]+VIA_16*[.M55]" office:value-type="float" office:value="0" calcext:value-type="float">
            <text:p>0</text:p>
          </table:table-cell>
          <table:table-cell table:formula="of:=[.I55]+[.J55]+[.N55]+[.F55]" office:value-type="float" office:value="471.84" calcext:value-type="float">
            <text:p>471.84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5]-[.P55]" office:value-type="float" office:value="-0.00749999999999318" calcext:value-type="float">
            <text:p>-0.01</text:p>
          </table:table-cell>
          <table:table-cell table:formula="of:=([.P55]-([.F55]+[.N55]))" office:value-type="float" office:value="350.5015" calcext:value-type="float">
            <text:p>350.50</text:p>
          </table:table-cell>
          <table:table-cell table:formula="of:=[.R55]/INTERNAL_40" office:value-type="float" office:value="55.6351587301587" calcext:value-type="float">
            <text:p>55.64</text:p>
          </table:table-cell>
          <table:table-cell table:formula="of:=[.R55]/EXTERNAL_40" office:value-type="float" office:value="60.4312931034483" calcext:value-type="float">
            <text:p>60.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4</text:p>
          </table:table-cell>
          <table:table-cell office:value-type="string" calcext:value-type="string">
            <text:p>V2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5.291" calcext:value-type="float">
            <text:p>105.29</text:p>
          </table:table-cell>
          <table:table-cell table:style-name="ce8" office:value-type="float" office:value="106.349" calcext:value-type="float">
            <text:p>106.35</text:p>
          </table:table-cell>
          <table:table-cell table:formula="of:=AVERAGE([.D56:.E56])" office:value-type="float" office:value="105.82" calcext:value-type="float">
            <text:p>105.82</text:p>
          </table:table-cell>
          <table:table-cell/>
          <table:table-cell office:value-type="float" office:value="59.087" calcext:value-type="float">
            <text:p>59.09</text:p>
          </table:table-cell>
          <table:table-cell table:formula="of:=[.G56]*INTERNAL_40" office:value-type="float" office:value="0" calcext:value-type="float">
            <text:p>0.00</text:p>
          </table:table-cell>
          <table:table-cell table:formula="of:=[.H56]*EXTERNAL_40" office:value-type="float" office:value="342.7046" calcext:value-type="float">
            <text:p>342.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56]+VIA_13*[.L56]+VIA_16*[.M56]" office:value-type="float" office:value="22.8" calcext:value-type="float">
            <text:p>22.8</text:p>
          </table:table-cell>
          <table:table-cell table:formula="of:=[.I56]+[.J56]+[.N56]+[.F56]" office:value-type="float" office:value="471.3246" calcext:value-type="float">
            <text:p>471.32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6]-[.P56]" office:value-type="float" office:value="-0.522899999999936" calcext:value-type="float">
            <text:p>-0.52</text:p>
          </table:table-cell>
          <table:table-cell table:formula="of:=([.P56]-([.F56]+[.N56]))" office:value-type="float" office:value="343.2275" calcext:value-type="float">
            <text:p>343.23</text:p>
          </table:table-cell>
          <table:table-cell table:formula="of:=[.R56]/INTERNAL_40" office:value-type="float" office:value="54.4805555555556" calcext:value-type="float">
            <text:p>54.48</text:p>
          </table:table-cell>
          <table:table-cell table:formula="of:=[.R56]/EXTERNAL_40" office:value-type="float" office:value="59.1771551724138" calcext:value-type="float">
            <text:p>59.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5</text:p>
          </table:table-cell>
          <table:table-cell office:value-type="string" calcext:value-type="string">
            <text:p>W2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8.411" calcext:value-type="float">
            <text:p>108.41</text:p>
          </table:table-cell>
          <table:table-cell table:style-name="ce8" office:value-type="float" office:value="109.501" calcext:value-type="float">
            <text:p>109.50</text:p>
          </table:table-cell>
          <table:table-cell table:formula="of:=AVERAGE([.D57:.E57])" office:value-type="float" office:value="108.956" calcext:value-type="float">
            <text:p>108.96</text:p>
          </table:table-cell>
          <table:table-cell/>
          <table:table-cell office:value-type="float" office:value="58.64" calcext:value-type="float">
            <text:p>58.64</text:p>
          </table:table-cell>
          <table:table-cell table:formula="of:=[.G57]*INTERNAL_40" office:value-type="float" office:value="0" calcext:value-type="float">
            <text:p>0.00</text:p>
          </table:table-cell>
          <table:table-cell table:formula="of:=[.H57]*EXTERNAL_40" office:value-type="float" office:value="340.112" calcext:value-type="float">
            <text:p>340.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57]+VIA_13*[.L57]+VIA_16*[.M57]" office:value-type="float" office:value="22.8" calcext:value-type="float">
            <text:p>22.8</text:p>
          </table:table-cell>
          <table:table-cell table:formula="of:=[.I57]+[.J57]+[.N57]+[.F57]" office:value-type="float" office:value="471.868" calcext:value-type="float">
            <text:p>471.87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7]-[.P57]" office:value-type="float" office:value="0.0205000000000268" calcext:value-type="float">
            <text:p>0.02</text:p>
          </table:table-cell>
          <table:table-cell table:formula="of:=([.P57]-([.F57]+[.N57]))" office:value-type="float" office:value="340.0915" calcext:value-type="float">
            <text:p>340.09</text:p>
          </table:table-cell>
          <table:table-cell table:formula="of:=[.R57]/INTERNAL_40" office:value-type="float" office:value="53.9827777777778" calcext:value-type="float">
            <text:p>53.98</text:p>
          </table:table-cell>
          <table:table-cell table:formula="of:=[.R57]/EXTERNAL_40" office:value-type="float" office:value="58.6364655172414" calcext:value-type="float">
            <text:p>58.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6</text:p>
          </table:table-cell>
          <table:table-cell office:value-type="string" calcext:value-type="string">
            <text:p>V19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7.997" calcext:value-type="float">
            <text:p>108.00</text:p>
          </table:table-cell>
          <table:table-cell table:style-name="ce8" office:value-type="float" office:value="109.083" calcext:value-type="float">
            <text:p>109.08</text:p>
          </table:table-cell>
          <table:table-cell table:formula="of:=AVERAGE([.D58:.E58])" office:value-type="float" office:value="108.54" calcext:value-type="float">
            <text:p>108.54</text:p>
          </table:table-cell>
          <table:table-cell/>
          <table:table-cell office:value-type="float" office:value="58.763" calcext:value-type="float">
            <text:p>58.76</text:p>
          </table:table-cell>
          <table:table-cell table:formula="of:=[.G58]*INTERNAL_40" office:value-type="float" office:value="0" calcext:value-type="float">
            <text:p>0.00</text:p>
          </table:table-cell>
          <table:table-cell table:formula="of:=[.H58]*EXTERNAL_40" office:value-type="float" office:value="340.8254" calcext:value-type="float">
            <text:p>340.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58]+VIA_13*[.L58]+VIA_16*[.M58]" office:value-type="float" office:value="22.8" calcext:value-type="float">
            <text:p>22.8</text:p>
          </table:table-cell>
          <table:table-cell table:formula="of:=[.I58]+[.J58]+[.N58]+[.F58]" office:value-type="float" office:value="472.1654" calcext:value-type="float">
            <text:p>472.17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8]-[.P58]" office:value-type="float" office:value="0.317900000000066" calcext:value-type="float">
            <text:p>0.32</text:p>
          </table:table-cell>
          <table:table-cell table:formula="of:=([.P58]-([.F58]+[.N58]))" office:value-type="float" office:value="340.5075" calcext:value-type="float">
            <text:p>340.51</text:p>
          </table:table-cell>
          <table:table-cell table:formula="of:=[.R58]/INTERNAL_40" office:value-type="float" office:value="54.0488095238095" calcext:value-type="float">
            <text:p>54.05</text:p>
          </table:table-cell>
          <table:table-cell table:formula="of:=[.R58]/EXTERNAL_40" office:value-type="float" office:value="58.7081896551724" calcext:value-type="float">
            <text:p>58.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7</text:p>
          </table:table-cell>
          <table:table-cell office:value-type="string" calcext:value-type="string">
            <text:p>AA19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0.21" calcext:value-type="float">
            <text:p>110.21</text:p>
          </table:table-cell>
          <table:table-cell table:style-name="ce8" office:value-type="float" office:value="111.318" calcext:value-type="float">
            <text:p>111.32</text:p>
          </table:table-cell>
          <table:table-cell table:formula="of:=AVERAGE([.D59:.E59])" office:value-type="float" office:value="110.764" calcext:value-type="float">
            <text:p>110.76</text:p>
          </table:table-cell>
          <table:table-cell/>
          <table:table-cell office:value-type="float" office:value="58.352" calcext:value-type="float">
            <text:p>58.35</text:p>
          </table:table-cell>
          <table:table-cell table:formula="of:=[.G59]*INTERNAL_40" office:value-type="float" office:value="0" calcext:value-type="float">
            <text:p>0.00</text:p>
          </table:table-cell>
          <table:table-cell table:formula="of:=[.H59]*EXTERNAL_40" office:value-type="float" office:value="338.4416" calcext:value-type="float">
            <text:p>338.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59]+VIA_13*[.L59]+VIA_16*[.M59]" office:value-type="float" office:value="22.8" calcext:value-type="float">
            <text:p>22.8</text:p>
          </table:table-cell>
          <table:table-cell table:formula="of:=[.I59]+[.J59]+[.N59]+[.F59]" office:value-type="float" office:value="472.0056" calcext:value-type="float">
            <text:p>472.01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9]-[.P59]" office:value-type="float" office:value="0.158100000000047" calcext:value-type="float">
            <text:p>0.16</text:p>
          </table:table-cell>
          <table:table-cell table:formula="of:=([.P59]-([.F59]+[.N59]))" office:value-type="float" office:value="338.2835" calcext:value-type="float">
            <text:p>338.28</text:p>
          </table:table-cell>
          <table:table-cell table:formula="of:=[.R59]/INTERNAL_40" office:value-type="float" office:value="53.6957936507937" calcext:value-type="float">
            <text:p>53.70</text:p>
          </table:table-cell>
          <table:table-cell table:formula="of:=[.R59]/EXTERNAL_40" office:value-type="float" office:value="58.3247413793104" calcext:value-type="float">
            <text:p>58.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5</text:p>
          </table:table-cell>
          <table:table-cell office:value-type="string" calcext:value-type="string">
            <text:p>AB2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8.563" calcext:value-type="float">
            <text:p>128.56</text:p>
          </table:table-cell>
          <table:table-cell table:style-name="ce8" office:value-type="float" office:value="129.855" calcext:value-type="float">
            <text:p>129.86</text:p>
          </table:table-cell>
          <table:table-cell table:formula="of:=AVERAGE([.D60:.E60])" office:value-type="float" office:value="129.209" calcext:value-type="float">
            <text:p>129.21</text:p>
          </table:table-cell>
          <table:table-cell/>
          <table:table-cell office:value-type="float" office:value="59.08" calcext:value-type="float">
            <text:p>59.08</text:p>
          </table:table-cell>
          <table:table-cell table:formula="of:=[.G60]*INTERNAL_40" office:value-type="float" office:value="0" calcext:value-type="float">
            <text:p>0.00</text:p>
          </table:table-cell>
          <table:table-cell table:formula="of:=[.H60]*EXTERNAL_40" office:value-type="float" office:value="342.664" calcext:value-type="float">
            <text:p>342.66</text:p>
          </table:table-cell>
          <table:table-cell table:number-columns-repeated="3"/>
          <table:table-cell table:formula="of:=VIA_18*[.K60]+VIA_13*[.L60]+VIA_16*[.M60]" office:value-type="float" office:value="0" calcext:value-type="float">
            <text:p>0</text:p>
          </table:table-cell>
          <table:table-cell table:formula="of:=[.I60]+[.J60]+[.N60]+[.F60]" office:value-type="float" office:value="471.873" calcext:value-type="float">
            <text:p>471.87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60]-[.P60]" office:value-type="float" office:value="0.0255000000000223" calcext:value-type="float">
            <text:p>0.03</text:p>
          </table:table-cell>
          <table:table-cell table:formula="of:=([.P60]-([.F60]+[.N60]))" office:value-type="float" office:value="342.6385" calcext:value-type="float">
            <text:p>342.64</text:p>
          </table:table-cell>
          <table:table-cell table:formula="of:=[.R60]/INTERNAL_40" office:value-type="float" office:value="54.3870634920635" calcext:value-type="float">
            <text:p>54.39</text:p>
          </table:table-cell>
          <table:table-cell table:formula="of:=[.R60]/EXTERNAL_40" office:value-type="float" office:value="59.0756034482759" calcext:value-type="float">
            <text:p>59.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5</text:p>
          </table:table-cell>
          <table:table-cell office:value-type="string" calcext:value-type="string">
            <text:p>AA2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37.765" calcext:value-type="float">
            <text:p>137.77</text:p>
          </table:table-cell>
          <table:table-cell table:style-name="ce8" office:value-type="float" office:value="139.149" calcext:value-type="float">
            <text:p>139.15</text:p>
          </table:table-cell>
          <table:table-cell table:formula="of:=AVERAGE([.D61:.E61])" office:value-type="float" office:value="138.457" calcext:value-type="float">
            <text:p>138.46</text:p>
          </table:table-cell>
          <table:table-cell/>
          <table:table-cell office:value-type="float" office:value="56.471" calcext:value-type="float">
            <text:p>56.47</text:p>
          </table:table-cell>
          <table:table-cell table:formula="of:=[.G61]*INTERNAL_80" office:value-type="float" office:value="0" calcext:value-type="float">
            <text:p>0.00</text:p>
          </table:table-cell>
          <table:table-cell table:formula="of:=[.H61]*EXTERNAL_80" office:value-type="float" office:value="310.5905" calcext:value-type="float">
            <text:p>310.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61]+VIA_13*[.L61]+VIA_16*[.M61]" office:value-type="float" office:value="22.8" calcext:value-type="float">
            <text:p>22.8</text:p>
          </table:table-cell>
          <table:table-cell table:formula="of:=[.I61]+[.J61]+[.N61]+[.F61]" office:value-type="float" office:value="471.8475" calcext:value-type="float">
            <text:p>471.85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61]-[.P6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6_0</text:p>
          </table:table-cell>
          <table:table-cell table:style-name="ce4" office:value-type="string" calcext:value-type="string">
            <text:p>Y18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4.446" calcext:value-type="float">
            <text:p>94.45</text:p>
          </table:table-cell>
          <table:table-cell table:style-name="ce7" office:value-type="float" office:value="95.395" calcext:value-type="float">
            <text:p>95.40</text:p>
          </table:table-cell>
          <table:table-cell table:style-name="ce10" table:formula="of:=AVERAGE([.D62:.E62])" office:value-type="float" office:value="94.9205" calcext:value-type="float">
            <text:p>94.92</text:p>
          </table:table-cell>
          <table:table-cell table:style-name="ce12"/>
          <table:table-cell table:style-name="ce12" office:value-type="float" office:value="67" calcext:value-type="float">
            <text:p>67.00</text:p>
          </table:table-cell>
          <table:table-cell table:style-name="ce12" table:formula="of:=[.G62]*INTERNAL_40" office:value-type="float" office:value="0" calcext:value-type="float">
            <text:p>0.00</text:p>
          </table:table-cell>
          <table:table-cell table:style-name="ce12" table:formula="of:=[.H62]*EXTERNAL_40" office:value-type="float" office:value="388.6" calcext:value-type="float">
            <text:p>388.60</text:p>
          </table:table-cell>
          <table:table-cell table:style-name="ce4" table:number-columns-repeated="3"/>
          <table:table-cell table:style-name="ce4" table:formula="of:=VIA_18*[.K62]+VIA_13*[.L62]+VIA_16*[.M62]" office:value-type="float" office:value="0" calcext:value-type="float">
            <text:p>0</text:p>
          </table:table-cell>
          <table:table-cell table:style-name="ce12" table:formula="of:=[.I62]+[.J62]+[.N62]+[.F62]" office:value-type="float" office:value="483.5205" calcext:value-type="float">
            <text:p>483.52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2]-[.P62]" office:value-type="float" office:value="0.0224999999999795" calcext:value-type="float">
            <text:p>0.02</text:p>
          </table:table-cell>
          <table:table-cell table:formula="of:=([.P62]-([.F62]+[.N62]))" office:value-type="float" office:value="388.5775" calcext:value-type="float">
            <text:p>388.58</text:p>
          </table:table-cell>
          <table:table-cell table:formula="of:=[.R62]/INTERNAL_40" office:value-type="float" office:value="61.6789682539683" calcext:value-type="float">
            <text:p>61.68</text:p>
          </table:table-cell>
          <table:table-cell table:formula="of:=[.R62]/EXTERNAL_40" office:value-type="float" office:value="66.9961206896552" calcext:value-type="float">
            <text:p>67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1</text:p>
          </table:table-cell>
          <table:table-cell table:style-name="ce4" office:value-type="string" calcext:value-type="string">
            <text:p>AB16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12.28" calcext:value-type="float">
            <text:p>112.28</text:p>
          </table:table-cell>
          <table:table-cell table:style-name="ce7" office:value-type="float" office:value="113.408" calcext:value-type="float">
            <text:p>113.41</text:p>
          </table:table-cell>
          <table:table-cell table:style-name="ce10" table:formula="of:=AVERAGE([.D63:.E63])" office:value-type="float" office:value="112.844" calcext:value-type="float">
            <text:p>112.84</text:p>
          </table:table-cell>
          <table:table-cell table:style-name="ce12"/>
          <table:table-cell table:style-name="ce12" office:value-type="float" office:value="59.97" calcext:value-type="float">
            <text:p>59.97</text:p>
          </table:table-cell>
          <table:table-cell table:style-name="ce12" table:formula="of:=[.G63]*INTERNAL_40" office:value-type="float" office:value="0" calcext:value-type="float">
            <text:p>0.00</text:p>
          </table:table-cell>
          <table:table-cell table:style-name="ce12" table:formula="of:=[.H63]*EXTERNAL_40" office:value-type="float" office:value="347.826" calcext:value-type="float">
            <text:p>347.8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3]+VIA_13*[.L63]+VIA_16*[.M63]" office:value-type="float" office:value="22.8" calcext:value-type="float">
            <text:p>22.8</text:p>
          </table:table-cell>
          <table:table-cell table:style-name="ce12" table:formula="of:=[.I63]+[.J63]+[.N63]+[.F63]" office:value-type="float" office:value="483.47" calcext:value-type="float">
            <text:p>483.47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3]-[.P63]" office:value-type="float" office:value="-0.02800000000002" calcext:value-type="float">
            <text:p>-0.03</text:p>
          </table:table-cell>
          <table:table-cell table:formula="of:=([.P63]-([.F63]+[.N63]))" office:value-type="float" office:value="347.854" calcext:value-type="float">
            <text:p>347.85</text:p>
          </table:table-cell>
          <table:table-cell table:formula="of:=[.R63]/INTERNAL_40" office:value-type="float" office:value="55.2149206349206" calcext:value-type="float">
            <text:p>55.21</text:p>
          </table:table-cell>
          <table:table-cell table:formula="of:=[.R63]/EXTERNAL_40" office:value-type="float" office:value="59.9748275862069" calcext:value-type="float">
            <text:p>59.9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2</text:p>
          </table:table-cell>
          <table:table-cell table:style-name="ce4" office:value-type="string" calcext:value-type="string">
            <text:p>AA16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6.864" calcext:value-type="float">
            <text:p>96.86</text:p>
          </table:table-cell>
          <table:table-cell table:style-name="ce7" office:value-type="float" office:value="97.837" calcext:value-type="float">
            <text:p>97.84</text:p>
          </table:table-cell>
          <table:table-cell table:style-name="ce10" table:formula="of:=AVERAGE([.D64:.E64])" office:value-type="float" office:value="97.3505" calcext:value-type="float">
            <text:p>97.35</text:p>
          </table:table-cell>
          <table:table-cell table:style-name="ce12"/>
          <table:table-cell table:style-name="ce12" office:value-type="float" office:value="66.58" calcext:value-type="float">
            <text:p>66.58</text:p>
          </table:table-cell>
          <table:table-cell table:style-name="ce12" table:formula="of:=[.G64]*INTERNAL_40" office:value-type="float" office:value="0" calcext:value-type="float">
            <text:p>0.00</text:p>
          </table:table-cell>
          <table:table-cell table:style-name="ce12" table:formula="of:=[.H64]*EXTERNAL_40" office:value-type="float" office:value="386.164" calcext:value-type="float">
            <text:p>386.16</text:p>
          </table:table-cell>
          <table:table-cell table:style-name="ce4" table:number-columns-repeated="3"/>
          <table:table-cell table:style-name="ce4" table:formula="of:=VIA_18*[.K64]+VIA_13*[.L64]+VIA_16*[.M64]" office:value-type="float" office:value="0" calcext:value-type="float">
            <text:p>0</text:p>
          </table:table-cell>
          <table:table-cell table:style-name="ce12" table:formula="of:=[.I64]+[.J64]+[.N64]+[.F64]" office:value-type="float" office:value="483.5145" calcext:value-type="float">
            <text:p>483.51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4]-[.P64]" office:value-type="float" office:value="0.0165000000000077" calcext:value-type="float">
            <text:p>0.02</text:p>
          </table:table-cell>
          <table:table-cell table:formula="of:=([.P64]-([.F64]+[.N64]))" office:value-type="float" office:value="386.1475" calcext:value-type="float">
            <text:p>386.15</text:p>
          </table:table-cell>
          <table:table-cell table:formula="of:=[.R64]/INTERNAL_40" office:value-type="float" office:value="61.293253968254" calcext:value-type="float">
            <text:p>61.29</text:p>
          </table:table-cell>
          <table:table-cell table:formula="of:=[.R64]/EXTERNAL_40" office:value-type="float" office:value="66.5771551724138" calcext:value-type="float">
            <text:p>66.5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3</text:p>
          </table:table-cell>
          <table:table-cell table:style-name="ce4" office:value-type="string" calcext:value-type="string">
            <text:p>AB15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7.763" calcext:value-type="float">
            <text:p>107.76</text:p>
          </table:table-cell>
          <table:table-cell table:style-name="ce7" office:value-type="float" office:value="108.847" calcext:value-type="float">
            <text:p>108.85</text:p>
          </table:table-cell>
          <table:table-cell table:style-name="ce10" table:formula="of:=AVERAGE([.D65:.E65])" office:value-type="float" office:value="108.305" calcext:value-type="float">
            <text:p>108.31</text:p>
          </table:table-cell>
          <table:table-cell table:style-name="ce12"/>
          <table:table-cell table:style-name="ce12" office:value-type="float" office:value="64.69" calcext:value-type="float">
            <text:p>64.69</text:p>
          </table:table-cell>
          <table:table-cell table:style-name="ce12" table:formula="of:=[.G65]*INTERNAL_40" office:value-type="float" office:value="0" calcext:value-type="float">
            <text:p>0.00</text:p>
          </table:table-cell>
          <table:table-cell table:style-name="ce12" table:formula="of:=[.H65]*EXTERNAL_40" office:value-type="float" office:value="375.202" calcext:value-type="float">
            <text:p>375.20</text:p>
          </table:table-cell>
          <table:table-cell table:style-name="ce4" table:number-columns-repeated="3"/>
          <table:table-cell table:style-name="ce4" table:formula="of:=VIA_18*[.K65]+VIA_13*[.L65]+VIA_16*[.M65]" office:value-type="float" office:value="0" calcext:value-type="float">
            <text:p>0</text:p>
          </table:table-cell>
          <table:table-cell table:style-name="ce12" table:formula="of:=[.I65]+[.J65]+[.N65]+[.F65]" office:value-type="float" office:value="483.507" calcext:value-type="float">
            <text:p>483.51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5]-[.P65]" office:value-type="float" office:value="0.00900000000001455" calcext:value-type="float">
            <text:p>0.01</text:p>
          </table:table-cell>
          <table:table-cell table:formula="of:=([.P65]-([.F65]+[.N65]))" office:value-type="float" office:value="375.193" calcext:value-type="float">
            <text:p>375.19</text:p>
          </table:table-cell>
          <table:table-cell table:formula="of:=[.R65]/INTERNAL_40" office:value-type="float" office:value="59.5544444444444" calcext:value-type="float">
            <text:p>59.55</text:p>
          </table:table-cell>
          <table:table-cell table:formula="of:=[.R65]/EXTERNAL_40" office:value-type="float" office:value="64.6884482758621" calcext:value-type="float">
            <text:p>64.6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4</text:p>
          </table:table-cell>
          <table:table-cell table:style-name="ce4" office:value-type="string" calcext:value-type="string">
            <text:p>Y1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1.768" calcext:value-type="float">
            <text:p>91.77</text:p>
          </table:table-cell>
          <table:table-cell table:style-name="ce7" office:value-type="float" office:value="92.69" calcext:value-type="float">
            <text:p>92.69</text:p>
          </table:table-cell>
          <table:table-cell table:style-name="ce10" table:formula="of:=AVERAGE([.D66:.E66])" office:value-type="float" office:value="92.229" calcext:value-type="float">
            <text:p>92.23</text:p>
          </table:table-cell>
          <table:table-cell table:style-name="ce12"/>
          <table:table-cell table:style-name="ce12" office:value-type="float" office:value="63.573" calcext:value-type="float">
            <text:p>63.57</text:p>
          </table:table-cell>
          <table:table-cell table:style-name="ce12" table:formula="of:=[.G66]*INTERNAL_40" office:value-type="float" office:value="0" calcext:value-type="float">
            <text:p>0.00</text:p>
          </table:table-cell>
          <table:table-cell table:style-name="ce12" table:formula="of:=[.H66]*EXTERNAL_40" office:value-type="float" office:value="368.7234" calcext:value-type="float">
            <text:p>368.7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6]+VIA_13*[.L66]+VIA_16*[.M66]" office:value-type="float" office:value="22.8" calcext:value-type="float">
            <text:p>22.8</text:p>
          </table:table-cell>
          <table:table-cell table:style-name="ce12" table:formula="of:=[.I66]+[.J66]+[.N66]+[.F66]" office:value-type="float" office:value="483.7524" calcext:value-type="float">
            <text:p>483.75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6]-[.P66]" office:value-type="float" office:value="0.254399999999976" calcext:value-type="float">
            <text:p>0.25</text:p>
          </table:table-cell>
          <table:table-cell table:formula="of:=([.P66]-([.F66]+[.N66]))" office:value-type="float" office:value="368.469" calcext:value-type="float">
            <text:p>368.47</text:p>
          </table:table-cell>
          <table:table-cell table:formula="of:=[.R66]/INTERNAL_40" office:value-type="float" office:value="58.4871428571429" calcext:value-type="float">
            <text:p>58.49</text:p>
          </table:table-cell>
          <table:table-cell table:formula="of:=[.R66]/EXTERNAL_40" office:value-type="float" office:value="63.5291379310345" calcext:value-type="float">
            <text:p>63.5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5</text:p>
          </table:table-cell>
          <table:table-cell table:style-name="ce4" office:value-type="string" calcext:value-type="string">
            <text:p>W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0.402" calcext:value-type="float">
            <text:p>90.40</text:p>
          </table:table-cell>
          <table:table-cell table:style-name="ce7" office:value-type="float" office:value="91.31" calcext:value-type="float">
            <text:p>91.31</text:p>
          </table:table-cell>
          <table:table-cell table:style-name="ce10" table:formula="of:=AVERAGE([.D67:.E67])" office:value-type="float" office:value="90.856" calcext:value-type="float">
            <text:p>90.86</text:p>
          </table:table-cell>
          <table:table-cell table:style-name="ce12"/>
          <table:table-cell table:style-name="ce12" office:value-type="float" office:value="63.73" calcext:value-type="float">
            <text:p>63.73</text:p>
          </table:table-cell>
          <table:table-cell table:style-name="ce12" table:formula="of:=[.G67]*INTERNAL_40" office:value-type="float" office:value="0" calcext:value-type="float">
            <text:p>0.00</text:p>
          </table:table-cell>
          <table:table-cell table:style-name="ce12" table:formula="of:=[.H67]*EXTERNAL_40" office:value-type="float" office:value="369.634" calcext:value-type="float">
            <text:p>369.6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7]+VIA_13*[.L67]+VIA_16*[.M67]" office:value-type="float" office:value="22.8" calcext:value-type="float">
            <text:p>22.8</text:p>
          </table:table-cell>
          <table:table-cell table:style-name="ce12" table:formula="of:=[.I67]+[.J67]+[.N67]+[.F67]" office:value-type="float" office:value="483.29" calcext:value-type="float">
            <text:p>483.29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7]-[.P67]" office:value-type="float" office:value="-0.208000000000027" calcext:value-type="float">
            <text:p>-0.21</text:p>
          </table:table-cell>
          <table:table-cell table:formula="of:=([.P67]-([.F67]+[.N67]))" office:value-type="float" office:value="369.842" calcext:value-type="float">
            <text:p>369.84</text:p>
          </table:table-cell>
          <table:table-cell table:formula="of:=[.R67]/INTERNAL_40" office:value-type="float" office:value="58.7050793650794" calcext:value-type="float">
            <text:p>58.71</text:p>
          </table:table-cell>
          <table:table-cell table:formula="of:=[.R67]/EXTERNAL_40" office:value-type="float" office:value="63.7658620689655" calcext:value-type="float">
            <text:p>63.7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6</text:p>
          </table:table-cell>
          <table:table-cell table:style-name="ce4" office:value-type="string" calcext:value-type="string">
            <text:p>AB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0.47" calcext:value-type="float">
            <text:p>100.47</text:p>
          </table:table-cell>
          <table:table-cell table:style-name="ce7" office:value-type="float" office:value="101.48" calcext:value-type="float">
            <text:p>101.48</text:p>
          </table:table-cell>
          <table:table-cell table:style-name="ce10" table:formula="of:=AVERAGE([.D68:.E68])" office:value-type="float" office:value="100.975" calcext:value-type="float">
            <text:p>100.98</text:p>
          </table:table-cell>
          <table:table-cell table:style-name="ce12"/>
          <table:table-cell table:style-name="ce12" office:value-type="float" office:value="62.019" calcext:value-type="float">
            <text:p>62.02</text:p>
          </table:table-cell>
          <table:table-cell table:style-name="ce12" table:formula="of:=[.G68]*INTERNAL_40" office:value-type="float" office:value="0" calcext:value-type="float">
            <text:p>0.00</text:p>
          </table:table-cell>
          <table:table-cell table:style-name="ce12" table:formula="of:=[.H68]*EXTERNAL_40" office:value-type="float" office:value="359.7102" calcext:value-type="float">
            <text:p>359.7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8]+VIA_13*[.L68]+VIA_16*[.M68]" office:value-type="float" office:value="22.8" calcext:value-type="float">
            <text:p>22.8</text:p>
          </table:table-cell>
          <table:table-cell table:style-name="ce12" table:formula="of:=[.I68]+[.J68]+[.N68]+[.F68]" office:value-type="float" office:value="483.4852" calcext:value-type="float">
            <text:p>483.49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8]-[.P68]" office:value-type="float" office:value="-0.012800000000027" calcext:value-type="float">
            <text:p>-0.01</text:p>
          </table:table-cell>
          <table:table-cell table:formula="of:=([.P68]-([.F68]+[.N68]))" office:value-type="float" office:value="359.723" calcext:value-type="float">
            <text:p>359.72</text:p>
          </table:table-cell>
          <table:table-cell table:formula="of:=[.R68]/INTERNAL_40" office:value-type="float" office:value="57.0988888888889" calcext:value-type="float">
            <text:p>57.10</text:p>
          </table:table-cell>
          <table:table-cell table:formula="of:=[.R68]/EXTERNAL_40" office:value-type="float" office:value="62.0212068965517" calcext:value-type="float">
            <text:p>62.0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7</text:p>
          </table:table-cell>
          <table:table-cell table:style-name="ce4" office:value-type="string" calcext:value-type="string">
            <text:p>AA14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8.261" calcext:value-type="float">
            <text:p>108.26</text:p>
          </table:table-cell>
          <table:table-cell table:style-name="ce7" office:value-type="float" office:value="109.349" calcext:value-type="float">
            <text:p>109.35</text:p>
          </table:table-cell>
          <table:table-cell table:style-name="ce10" table:formula="of:=AVERAGE([.D69:.E69])" office:value-type="float" office:value="108.805" calcext:value-type="float">
            <text:p>108.81</text:p>
          </table:table-cell>
          <table:table-cell table:style-name="ce12"/>
          <table:table-cell table:style-name="ce12" office:value-type="float" office:value="64.581" calcext:value-type="float">
            <text:p>64.58</text:p>
          </table:table-cell>
          <table:table-cell table:style-name="ce12" table:formula="of:=[.G69]*INTERNAL_40" office:value-type="float" office:value="0" calcext:value-type="float">
            <text:p>0.00</text:p>
          </table:table-cell>
          <table:table-cell table:style-name="ce12" table:formula="of:=[.H69]*EXTERNAL_40" office:value-type="float" office:value="374.5698" calcext:value-type="float">
            <text:p>374.57</text:p>
          </table:table-cell>
          <table:table-cell table:style-name="ce4" table:number-columns-repeated="3"/>
          <table:table-cell table:style-name="ce4" table:formula="of:=VIA_18*[.K69]+VIA_13*[.L69]+VIA_16*[.M69]" office:value-type="float" office:value="0" calcext:value-type="float">
            <text:p>0</text:p>
          </table:table-cell>
          <table:table-cell table:style-name="ce12" table:formula="of:=[.I69]+[.J69]+[.N69]+[.F69]" office:value-type="float" office:value="483.3748" calcext:value-type="float">
            <text:p>483.37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9]-[.P69]" office:value-type="float" office:value="-0.123199999999997" calcext:value-type="float">
            <text:p>-0.12</text:p>
          </table:table-cell>
          <table:table-cell table:formula="of:=([.P69]-([.F69]+[.N69]))" office:value-type="float" office:value="374.693" calcext:value-type="float">
            <text:p>374.69</text:p>
          </table:table-cell>
          <table:table-cell table:formula="of:=[.R69]/INTERNAL_40" office:value-type="float" office:value="59.4750793650794" calcext:value-type="float">
            <text:p>59.48</text:p>
          </table:table-cell>
          <table:table-cell table:formula="of:=[.R69]/EXTERNAL_40" office:value-type="float" office:value="64.6022413793103" calcext:value-type="float">
            <text:p>64.6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6</text:p>
          </table:table-cell>
          <table:table-cell table:style-name="ce4" office:value-type="string" calcext:value-type="string">
            <text:p>Y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0.844" calcext:value-type="float">
            <text:p>90.84</text:p>
          </table:table-cell>
          <table:table-cell table:style-name="ce7" office:value-type="float" office:value="91.757" calcext:value-type="float">
            <text:p>91.76</text:p>
          </table:table-cell>
          <table:table-cell table:style-name="ce10" table:formula="of:=AVERAGE([.D70:.E70])" office:value-type="float" office:value="91.3005" calcext:value-type="float">
            <text:p>91.30</text:p>
          </table:table-cell>
          <table:table-cell table:style-name="ce12"/>
          <table:table-cell table:style-name="ce12" office:value-type="float" office:value="63.779" calcext:value-type="float">
            <text:p>63.78</text:p>
          </table:table-cell>
          <table:table-cell table:style-name="ce12" table:formula="of:=[.G70]*INTERNAL_40" office:value-type="float" office:value="0" calcext:value-type="float">
            <text:p>0.00</text:p>
          </table:table-cell>
          <table:table-cell table:style-name="ce12" table:formula="of:=[.H70]*EXTERNAL_40" office:value-type="float" office:value="369.9182" calcext:value-type="float">
            <text:p>369.9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70]+VIA_13*[.L70]+VIA_16*[.M70]" office:value-type="float" office:value="22.8" calcext:value-type="float">
            <text:p>22.8</text:p>
          </table:table-cell>
          <table:table-cell table:style-name="ce12" table:formula="of:=[.I70]+[.J70]+[.N70]+[.F70]" office:value-type="float" office:value="484.0187" calcext:value-type="float">
            <text:p>484.02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70]-[.P70]" office:value-type="float" office:value="0.520700000000034" calcext:value-type="float">
            <text:p>0.52</text:p>
          </table:table-cell>
          <table:table-cell table:formula="of:=([.P70]-([.F70]+[.N70]))" office:value-type="float" office:value="369.3975" calcext:value-type="float">
            <text:p>369.40</text:p>
          </table:table-cell>
          <table:table-cell table:formula="of:=[.R70]/INTERNAL_40" office:value-type="float" office:value="58.6345238095238" calcext:value-type="float">
            <text:p>58.63</text:p>
          </table:table-cell>
          <table:table-cell table:formula="of:=[.R70]/EXTERNAL_40" office:value-type="float" office:value="63.689224137931" calcext:value-type="float">
            <text:p>63.6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6</text:p>
          </table:table-cell>
          <table:table-cell table:style-name="ce4" office:value-type="string" calcext:value-type="string">
            <text:p>AA18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8.038" calcext:value-type="float">
            <text:p>98.04</text:p>
          </table:table-cell>
          <table:table-cell table:style-name="ce7" office:value-type="float" office:value="99.024" calcext:value-type="float">
            <text:p>99.02</text:p>
          </table:table-cell>
          <table:table-cell table:style-name="ce10" table:formula="of:=AVERAGE([.D71:.E71])" office:value-type="float" office:value="98.531" calcext:value-type="float">
            <text:p>98.53</text:p>
          </table:table-cell>
          <table:table-cell table:style-name="ce12"/>
          <table:table-cell table:style-name="ce12" office:value-type="float" office:value="69.994" calcext:value-type="float">
            <text:p>69.99</text:p>
          </table:table-cell>
          <table:table-cell table:style-name="ce12" table:formula="of:=[.G71]*INTERNAL_80" office:value-type="float" office:value="0" calcext:value-type="float">
            <text:p>0.00</text:p>
          </table:table-cell>
          <table:table-cell table:style-name="ce12" table:formula="of:=[.H71]*EXTERNAL_80" office:value-type="float" office:value="384.967" calcext:value-type="float">
            <text:p>384.97</text:p>
          </table:table-cell>
          <table:table-cell table:style-name="ce4" table:number-columns-repeated="3"/>
          <table:table-cell table:style-name="ce4" table:formula="of:=VIA_18*[.K71]+VIA_13*[.L71]+VIA_16*[.M71]" office:value-type="float" office:value="0" calcext:value-type="float">
            <text:p>0</text:p>
          </table:table-cell>
          <table:table-cell table:style-name="ce12" table:formula="of:=[.I71]+[.J71]+[.N71]+[.F71]" office:value-type="float" office:value="483.498" calcext:value-type="float">
            <text:p>483.50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71]-[.P7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7_0</text:p>
          </table:table-cell>
          <table:table-cell office:value-type="string" calcext:value-type="string">
            <text:p>V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8.963" calcext:value-type="float">
            <text:p>58.96</text:p>
          </table:table-cell>
          <table:table-cell table:style-name="ce8" office:value-type="float" office:value="59.556" calcext:value-type="float">
            <text:p>59.56</text:p>
          </table:table-cell>
          <table:table-cell table:formula="of:=AVERAGE([.D72:.E72])" office:value-type="float" office:value="59.2595" calcext:value-type="float">
            <text:p>59.26</text:p>
          </table:table-cell>
          <table:table-cell office:value-type="float" office:value="67.85" calcext:value-type="float">
            <text:p>67.85</text:p>
          </table:table-cell>
          <table:table-cell/>
          <table:table-cell table:formula="of:=[.G72]*INTERNAL_40" office:value-type="float" office:value="427.455" calcext:value-type="float">
            <text:p>427.46</text:p>
          </table:table-cell>
          <table:table-cell table:formula="of:=[.H72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2]+VIA_13*[.L72]+VIA_16*[.M72]" office:value-type="float" office:value="14.4" calcext:value-type="float">
            <text:p>14.4</text:p>
          </table:table-cell>
          <table:table-cell table:formula="of:=[.I72]+[.J72]+[.N72]+[.F72]" office:value-type="float" office:value="501.1145" calcext:value-type="float">
            <text:p>501.11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2]-[.P72]" office:value-type="float" office:value="0.0299999999999727" calcext:value-type="float">
            <text:p>0.03</text:p>
          </table:table-cell>
          <table:table-cell table:formula="of:=([.P72]-([.F72]+[.N72]))" office:value-type="float" office:value="427.425" calcext:value-type="float">
            <text:p>427.43</text:p>
          </table:table-cell>
          <table:table-cell table:formula="of:=[.R72]/INTERNAL_40" office:value-type="float" office:value="67.8452380952381" calcext:value-type="float">
            <text:p>67.85</text:p>
          </table:table-cell>
          <table:table-cell table:formula="of:=[.R72]/EXTERNAL_40" office:value-type="float" office:value="73.6939655172414" calcext:value-type="float">
            <text:p>73.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1</text:p>
          </table:table-cell>
          <table:table-cell office:value-type="string" calcext:value-type="string">
            <text:p>T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8.321" calcext:value-type="float">
            <text:p>58.32</text:p>
          </table:table-cell>
          <table:table-cell table:style-name="ce8" office:value-type="float" office:value="58.907" calcext:value-type="float">
            <text:p>58.91</text:p>
          </table:table-cell>
          <table:table-cell table:formula="of:=AVERAGE([.D73:.E73])" office:value-type="float" office:value="58.614" calcext:value-type="float">
            <text:p>58.61</text:p>
          </table:table-cell>
          <table:table-cell office:value-type="float" office:value="67.95" calcext:value-type="float">
            <text:p>67.95</text:p>
          </table:table-cell>
          <table:table-cell/>
          <table:table-cell table:formula="of:=[.G73]*INTERNAL_40" office:value-type="float" office:value="428.085" calcext:value-type="float">
            <text:p>428.09</text:p>
          </table:table-cell>
          <table:table-cell table:formula="of:=[.H73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3]+VIA_13*[.L73]+VIA_16*[.M73]" office:value-type="float" office:value="14.4" calcext:value-type="float">
            <text:p>14.4</text:p>
          </table:table-cell>
          <table:table-cell table:formula="of:=[.I73]+[.J73]+[.N73]+[.F73]" office:value-type="float" office:value="501.099" calcext:value-type="float">
            <text:p>501.10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3]-[.P73]" office:value-type="float" office:value="0.0144999999999982" calcext:value-type="float">
            <text:p>0.01</text:p>
          </table:table-cell>
          <table:table-cell table:formula="of:=([.P73]-([.F73]+[.N73]))" office:value-type="float" office:value="428.0705" calcext:value-type="float">
            <text:p>428.07</text:p>
          </table:table-cell>
          <table:table-cell table:formula="of:=[.R73]/INTERNAL_40" office:value-type="float" office:value="67.9476984126984" calcext:value-type="float">
            <text:p>67.95</text:p>
          </table:table-cell>
          <table:table-cell table:formula="of:=[.R73]/EXTERNAL_40" office:value-type="float" office:value="73.8052586206896" calcext:value-type="float">
            <text:p>73.8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2</text:p>
          </table:table-cell>
          <table:table-cell office:value-type="string" calcext:value-type="string">
            <text:p>W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64.191" calcext:value-type="float">
            <text:p>64.19</text:p>
          </table:table-cell>
          <table:table-cell table:style-name="ce8" office:value-type="float" office:value="64.837" calcext:value-type="float">
            <text:p>64.84</text:p>
          </table:table-cell>
          <table:table-cell table:formula="of:=AVERAGE([.D74:.E74])" office:value-type="float" office:value="64.514" calcext:value-type="float">
            <text:p>64.51</text:p>
          </table:table-cell>
          <table:table-cell/>
          <table:table-cell office:value-type="float" office:value="71.381" calcext:value-type="float">
            <text:p>71.38</text:p>
          </table:table-cell>
          <table:table-cell table:formula="of:=[.G74]*INTERNAL_40" office:value-type="float" office:value="0" calcext:value-type="float">
            <text:p>0.00</text:p>
          </table:table-cell>
          <table:table-cell table:formula="of:=[.H74]*EXTERNAL_40" office:value-type="float" office:value="414.0098" calcext:value-type="float">
            <text:p>414.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74]+VIA_13*[.L74]+VIA_16*[.M74]" office:value-type="float" office:value="22.8" calcext:value-type="float">
            <text:p>22.8</text:p>
          </table:table-cell>
          <table:table-cell table:formula="of:=[.I74]+[.J74]+[.N74]+[.F74]" office:value-type="float" office:value="501.3238" calcext:value-type="float">
            <text:p>501.32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4]-[.P74]" office:value-type="float" office:value="0.239300000000071" calcext:value-type="float">
            <text:p>0.24</text:p>
          </table:table-cell>
          <table:table-cell table:formula="of:=([.P74]-([.F74]+[.N74]))" office:value-type="float" office:value="413.7705" calcext:value-type="float">
            <text:p>413.77</text:p>
          </table:table-cell>
          <table:table-cell table:formula="of:=[.R74]/INTERNAL_40" office:value-type="float" office:value="65.6778571428571" calcext:value-type="float">
            <text:p>65.68</text:p>
          </table:table-cell>
          <table:table-cell table:formula="of:=[.R74]/EXTERNAL_40" office:value-type="float" office:value="71.3397413793103" calcext:value-type="float">
            <text:p>71.3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3</text:p>
          </table:table-cell>
          <table:table-cell office:value-type="string" calcext:value-type="string">
            <text:p>W1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09.229" calcext:value-type="float">
            <text:p>109.23</text:p>
          </table:table-cell>
          <table:table-cell table:style-name="ce8" office:value-type="float" office:value="110.327" calcext:value-type="float">
            <text:p>110.33</text:p>
          </table:table-cell>
          <table:table-cell table:formula="of:=AVERAGE([.D75:.E75])" office:value-type="float" office:value="109.778" calcext:value-type="float">
            <text:p>109.78</text:p>
          </table:table-cell>
          <table:table-cell/>
          <table:table-cell office:value-type="float" office:value="63.23" calcext:value-type="float">
            <text:p>63.23</text:p>
          </table:table-cell>
          <table:table-cell table:formula="of:=[.G75]*INTERNAL_40" office:value-type="float" office:value="0" calcext:value-type="float">
            <text:p>0.00</text:p>
          </table:table-cell>
          <table:table-cell table:formula="of:=[.H75]*EXTERNAL_40" office:value-type="float" office:value="366.734" calcext:value-type="float">
            <text:p>366.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75]+VIA_13*[.L75]+VIA_16*[.M75]" office:value-type="float" office:value="22.8" calcext:value-type="float">
            <text:p>22.8</text:p>
          </table:table-cell>
          <table:table-cell table:formula="of:=[.I75]+[.J75]+[.N75]+[.F75]" office:value-type="float" office:value="499.312" calcext:value-type="float">
            <text:p>499.31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5]-[.P75]" office:value-type="float" office:value="-1.77249999999992" calcext:value-type="float">
            <text:p>-1.77</text:p>
          </table:table-cell>
          <table:table-cell table:formula="of:=([.P75]-([.F75]+[.N75]))" office:value-type="float" office:value="368.5065" calcext:value-type="float">
            <text:p>368.51</text:p>
          </table:table-cell>
          <table:table-cell table:formula="of:=[.R75]/INTERNAL_40" office:value-type="float" office:value="58.4930952380952" calcext:value-type="float">
            <text:p>58.49</text:p>
          </table:table-cell>
          <table:table-cell table:formula="of:=[.R75]/EXTERNAL_40" office:value-type="float" office:value="63.5356034482759" calcext:value-type="float">
            <text:p>63.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4</text:p>
          </table:table-cell>
          <table:table-cell office:value-type="string" calcext:value-type="string">
            <text:p>R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61.145" calcext:value-type="float">
            <text:p>61.15</text:p>
          </table:table-cell>
          <table:table-cell table:style-name="ce8" office:value-type="float" office:value="61.76" calcext:value-type="float">
            <text:p>61.76</text:p>
          </table:table-cell>
          <table:table-cell table:formula="of:=AVERAGE([.D76:.E76])" office:value-type="float" office:value="61.4525" calcext:value-type="float">
            <text:p>61.45</text:p>
          </table:table-cell>
          <table:table-cell office:value-type="float" office:value="67.582" calcext:value-type="float">
            <text:p>67.58</text:p>
          </table:table-cell>
          <table:table-cell/>
          <table:table-cell table:formula="of:=[.G76]*INTERNAL_40" office:value-type="float" office:value="425.7666" calcext:value-type="float">
            <text:p>425.77</text:p>
          </table:table-cell>
          <table:table-cell table:formula="of:=[.H76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6]+VIA_13*[.L76]+VIA_16*[.M76]" office:value-type="float" office:value="14.4" calcext:value-type="float">
            <text:p>14.4</text:p>
          </table:table-cell>
          <table:table-cell table:formula="of:=[.I76]+[.J76]+[.N76]+[.F76]" office:value-type="float" office:value="501.6191" calcext:value-type="float">
            <text:p>501.62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6]-[.P76]" office:value-type="float" office:value="0.534599999999955" calcext:value-type="float">
            <text:p>0.53</text:p>
          </table:table-cell>
          <table:table-cell table:formula="of:=([.P76]-([.F76]+[.N76]))" office:value-type="float" office:value="425.232" calcext:value-type="float">
            <text:p>425.23</text:p>
          </table:table-cell>
          <table:table-cell table:formula="of:=[.R76]/INTERNAL_40" office:value-type="float" office:value="67.4971428571429" calcext:value-type="float">
            <text:p>67.50</text:p>
          </table:table-cell>
          <table:table-cell table:formula="of:=[.R76]/EXTERNAL_40" office:value-type="float" office:value="73.3158620689655" calcext:value-type="float">
            <text:p>73.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5</text:p>
          </table:table-cell>
          <table:table-cell office:value-type="string" calcext:value-type="string">
            <text:p>T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7.59" calcext:value-type="float">
            <text:p>57.59</text:p>
          </table:table-cell>
          <table:table-cell table:style-name="ce8" office:value-type="float" office:value="58.169" calcext:value-type="float">
            <text:p>58.17</text:p>
          </table:table-cell>
          <table:table-cell table:formula="of:=AVERAGE([.D77:.E77])" office:value-type="float" office:value="57.8795" calcext:value-type="float">
            <text:p>57.88</text:p>
          </table:table-cell>
          <table:table-cell office:value-type="float" office:value="68.129" calcext:value-type="float">
            <text:p>68.13</text:p>
          </table:table-cell>
          <table:table-cell/>
          <table:table-cell table:formula="of:=[.G77]*INTERNAL_40" office:value-type="float" office:value="429.2127" calcext:value-type="float">
            <text:p>429.21</text:p>
          </table:table-cell>
          <table:table-cell table:formula="of:=[.H77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7]+VIA_13*[.L77]+VIA_16*[.M77]" office:value-type="float" office:value="14.4" calcext:value-type="float">
            <text:p>14.4</text:p>
          </table:table-cell>
          <table:table-cell table:formula="of:=[.I77]+[.J77]+[.N77]+[.F77]" office:value-type="float" office:value="501.4922" calcext:value-type="float">
            <text:p>501.49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7]-[.P77]" office:value-type="float" office:value="0.407700000000091" calcext:value-type="float">
            <text:p>0.41</text:p>
          </table:table-cell>
          <table:table-cell table:formula="of:=([.P77]-([.F77]+[.N77]))" office:value-type="float" office:value="428.805" calcext:value-type="float">
            <text:p>428.81</text:p>
          </table:table-cell>
          <table:table-cell table:formula="of:=[.R77]/INTERNAL_40" office:value-type="float" office:value="68.0642857142857" calcext:value-type="float">
            <text:p>68.06</text:p>
          </table:table-cell>
          <table:table-cell table:formula="of:=[.R77]/EXTERNAL_40" office:value-type="float" office:value="73.9318965517241" calcext:value-type="float">
            <text:p>73.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6</text:p>
          </table:table-cell>
          <table:table-cell office:value-type="string" calcext:value-type="string">
            <text:p>U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7.901" calcext:value-type="float">
            <text:p>57.90</text:p>
          </table:table-cell>
          <table:table-cell table:style-name="ce8" office:value-type="float" office:value="58.483" calcext:value-type="float">
            <text:p>58.48</text:p>
          </table:table-cell>
          <table:table-cell table:formula="of:=AVERAGE([.D78:.E78])" office:value-type="float" office:value="58.192" calcext:value-type="float">
            <text:p>58.19</text:p>
          </table:table-cell>
          <table:table-cell office:value-type="float" office:value="68.01" calcext:value-type="float">
            <text:p>68.01</text:p>
          </table:table-cell>
          <table:table-cell/>
          <table:table-cell table:formula="of:=[.G78]*INTERNAL_40" office:value-type="float" office:value="428.463" calcext:value-type="float">
            <text:p>428.46</text:p>
          </table:table-cell>
          <table:table-cell table:formula="of:=[.H78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8]+VIA_13*[.L78]+VIA_16*[.M78]" office:value-type="float" office:value="14.4" calcext:value-type="float">
            <text:p>14.4</text:p>
          </table:table-cell>
          <table:table-cell table:formula="of:=[.I78]+[.J78]+[.N78]+[.F78]" office:value-type="float" office:value="501.055" calcext:value-type="float">
            <text:p>501.06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8]-[.P78]" office:value-type="float" office:value="-0.0294999999999277" calcext:value-type="float">
            <text:p>-0.03</text:p>
          </table:table-cell>
          <table:table-cell table:formula="of:=([.P78]-([.F78]+[.N78]))" office:value-type="float" office:value="428.4925" calcext:value-type="float">
            <text:p>428.49</text:p>
          </table:table-cell>
          <table:table-cell table:formula="of:=[.R78]/INTERNAL_40" office:value-type="float" office:value="68.0146825396825" calcext:value-type="float">
            <text:p>68.01</text:p>
          </table:table-cell>
          <table:table-cell table:formula="of:=[.R78]/EXTERNAL_40" office:value-type="float" office:value="73.8780172413793" calcext:value-type="float">
            <text:p>73.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7</text:p>
          </table:table-cell>
          <table:table-cell office:value-type="string" calcext:value-type="string">
            <text:p>U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7.777" calcext:value-type="float">
            <text:p>57.78</text:p>
          </table:table-cell>
          <table:table-cell table:style-name="ce8" office:value-type="float" office:value="58.358" calcext:value-type="float">
            <text:p>58.36</text:p>
          </table:table-cell>
          <table:table-cell table:formula="of:=AVERAGE([.D79:.E79])" office:value-type="float" office:value="58.0675" calcext:value-type="float">
            <text:p>58.07</text:p>
          </table:table-cell>
          <table:table-cell office:value-type="float" office:value="68.03" calcext:value-type="float">
            <text:p>68.03</text:p>
          </table:table-cell>
          <table:table-cell/>
          <table:table-cell table:formula="of:=[.G79]*INTERNAL_40" office:value-type="float" office:value="428.589" calcext:value-type="float">
            <text:p>428.59</text:p>
          </table:table-cell>
          <table:table-cell table:formula="of:=[.H79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9]+VIA_13*[.L79]+VIA_16*[.M79]" office:value-type="float" office:value="14.4" calcext:value-type="float">
            <text:p>14.4</text:p>
          </table:table-cell>
          <table:table-cell table:formula="of:=[.I79]+[.J79]+[.N79]+[.F79]" office:value-type="float" office:value="501.0565" calcext:value-type="float">
            <text:p>501.06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9]-[.P79]" office:value-type="float" office:value="-0.0279999999999632" calcext:value-type="float">
            <text:p>-0.03</text:p>
          </table:table-cell>
          <table:table-cell table:formula="of:=([.P79]-([.F79]+[.N79]))" office:value-type="float" office:value="428.617" calcext:value-type="float">
            <text:p>428.62</text:p>
          </table:table-cell>
          <table:table-cell table:formula="of:=[.R79]/INTERNAL_40" office:value-type="float" office:value="68.0344444444444" calcext:value-type="float">
            <text:p>68.03</text:p>
          </table:table-cell>
          <table:table-cell table:formula="of:=[.R79]/EXTERNAL_40" office:value-type="float" office:value="73.8994827586207" calcext:value-type="float">
            <text:p>73.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7</text:p>
          </table:table-cell>
          <table:table-cell office:value-type="string" calcext:value-type="string">
            <text:p>Y1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4.887" calcext:value-type="float">
            <text:p>94.89</text:p>
          </table:table-cell>
          <table:table-cell table:style-name="ce8" office:value-type="float" office:value="95.841" calcext:value-type="float">
            <text:p>95.84</text:p>
          </table:table-cell>
          <table:table-cell table:formula="of:=AVERAGE([.D80:.E80])" office:value-type="float" office:value="95.364" calcext:value-type="float">
            <text:p>95.36</text:p>
          </table:table-cell>
          <table:table-cell office:value-type="float" office:value="62.11" calcext:value-type="float">
            <text:p>62.11</text:p>
          </table:table-cell>
          <table:table-cell/>
          <table:table-cell table:formula="of:=[.G80]*INTERNAL_40" office:value-type="float" office:value="391.293" calcext:value-type="float">
            <text:p>391.29</text:p>
          </table:table-cell>
          <table:table-cell table:formula="of:=[.H80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80]+VIA_13*[.L80]+VIA_16*[.M80]" office:value-type="float" office:value="14.4" calcext:value-type="float">
            <text:p>14.4</text:p>
          </table:table-cell>
          <table:table-cell table:formula="of:=[.I80]+[.J80]+[.N80]+[.F80]" office:value-type="float" office:value="501.057" calcext:value-type="float">
            <text:p>501.06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80]-[.P80]" office:value-type="float" office:value="-0.0274999999999181" calcext:value-type="float">
            <text:p>-0.03</text:p>
          </table:table-cell>
          <table:table-cell table:formula="of:=([.P80]-([.F80]+[.N80]))" office:value-type="float" office:value="391.3205" calcext:value-type="float">
            <text:p>391.32</text:p>
          </table:table-cell>
          <table:table-cell table:formula="of:=[.R80]/INTERNAL_40" office:value-type="float" office:value="62.1143650793651" calcext:value-type="float">
            <text:p>62.11</text:p>
          </table:table-cell>
          <table:table-cell table:formula="of:=[.R80]/EXTERNAL_40" office:value-type="float" office:value="67.4690517241379" calcext:value-type="float">
            <text:p>67.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7</text:p>
          </table:table-cell>
          <table:table-cell office:value-type="string" calcext:value-type="string">
            <text:p>W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70.835" calcext:value-type="float">
            <text:p>70.84</text:p>
          </table:table-cell>
          <table:table-cell table:style-name="ce8" office:value-type="float" office:value="71.547" calcext:value-type="float">
            <text:p>71.55</text:p>
          </table:table-cell>
          <table:table-cell table:formula="of:=AVERAGE([.D81:.E81])" office:value-type="float" office:value="71.191" calcext:value-type="float">
            <text:p>71.19</text:p>
          </table:table-cell>
          <table:table-cell/>
          <table:table-cell office:value-type="float" office:value="74.017" calcext:value-type="float">
            <text:p>74.02</text:p>
          </table:table-cell>
          <table:table-cell table:formula="of:=[.G81]*INTERNAL_80" office:value-type="float" office:value="0" calcext:value-type="float">
            <text:p>0.00</text:p>
          </table:table-cell>
          <table:table-cell table:formula="of:=[.H81]*EXTERNAL_80" office:value-type="float" office:value="407.0935" calcext:value-type="float">
            <text:p>407.0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81]+VIA_13*[.L81]+VIA_16*[.M81]" office:value-type="float" office:value="22.8" calcext:value-type="float">
            <text:p>22.8</text:p>
          </table:table-cell>
          <table:table-cell table:formula="of:=[.I81]+[.J81]+[.N81]+[.F81]" office:value-type="float" office:value="501.0845" calcext:value-type="float">
            <text:p>501.08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81]-[.P8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4" office:value-type="string" calcext:value-type="string">
            <text:p>M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8.111" calcext:value-type="float">
            <text:p>78.11</text:p>
          </table:table-cell>
          <table:table-cell table:style-name="ce7" office:value-type="float" office:value="78.896" calcext:value-type="float">
            <text:p>78.90</text:p>
          </table:table-cell>
          <table:table-cell table:style-name="ce10" table:formula="of:=AVERAGE([.D82:.E82])" office:value-type="float" office:value="78.5035" calcext:value-type="float">
            <text:p>78.50</text:p>
          </table:table-cell>
          <table:table-cell table:style-name="ce12" office:value-type="float" office:value="52.673" calcext:value-type="float">
            <text:p>52.67</text:p>
          </table:table-cell>
          <table:table-cell table:style-name="ce12"/>
          <table:table-cell table:style-name="ce12" table:formula="of:=[.G82]*INTERNAL_40" office:value-type="float" office:value="331.8399" calcext:value-type="float">
            <text:p>331.84</text:p>
          </table:table-cell>
          <table:table-cell table:style-name="ce12" table:formula="of:=[.H82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82]+VIA_13*[.L82]+VIA_16*[.M82]" office:value-type="float" office:value="21.8" calcext:value-type="float">
            <text:p>21.8</text:p>
          </table:table-cell>
          <table:table-cell table:style-name="ce12" table:formula="of:=[.I82]+[.J82]+[.N82]+[.F82]" office:value-type="float" office:value="432.1434" calcext:value-type="float">
            <text:p>432.14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82]-[.P82]" office:value-type="float" office:value="-219.3216" calcext:value-type="float">
            <text:p>-219.32</text:p>
          </table:table-cell>
          <table:table-cell table:formula="of:=([.P82]-([.F82]+[.N82]))" office:value-type="float" office:value="551.1615" calcext:value-type="float">
            <text:p>551.16</text:p>
          </table:table-cell>
          <table:table-cell table:formula="of:=[.R82]/INTERNAL_40" office:value-type="float" office:value="87.4859523809524" calcext:value-type="float">
            <text:p>87.49</text:p>
          </table:table-cell>
          <table:table-cell table:formula="of:=[.R82]/EXTERNAL_40" office:value-type="float" office:value="95.0278448275862" calcext:value-type="float">
            <text:p>95.0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4" office:value-type="string" calcext:value-type="string">
            <text:p>J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3.507" calcext:value-type="float">
            <text:p>113.51</text:p>
          </table:table-cell>
          <table:table-cell table:style-name="ce7" office:value-type="float" office:value="114.647" calcext:value-type="float">
            <text:p>114.65</text:p>
          </table:table-cell>
          <table:table-cell table:style-name="ce10" table:formula="of:=AVERAGE([.D83:.E83])" office:value-type="float" office:value="114.077" calcext:value-type="float">
            <text:p>114.08</text:p>
          </table:table-cell>
          <table:table-cell table:style-name="ce12"/>
          <table:table-cell table:style-name="ce12" office:value-type="float" office:value="36.749" calcext:value-type="float">
            <text:p>36.75</text:p>
          </table:table-cell>
          <table:table-cell table:style-name="ce12" table:formula="of:=[.G83]*INTERNAL_40" office:value-type="float" office:value="0" calcext:value-type="float">
            <text:p>0.00</text:p>
          </table:table-cell>
          <table:table-cell table:style-name="ce12" table:formula="of:=[.H83]*EXTERNAL_40" office:value-type="float" office:value="213.1442" calcext:value-type="float">
            <text:p>213.14</text:p>
          </table:table-cell>
          <table:table-cell table:style-name="ce4" table:number-columns-repeated="3"/>
          <table:table-cell table:style-name="ce4" table:formula="of:=VIA_18*[.K83]+VIA_13*[.L83]+VIA_16*[.M83]" office:value-type="float" office:value="0" calcext:value-type="float">
            <text:p>0</text:p>
          </table:table-cell>
          <table:table-cell table:style-name="ce12" table:formula="of:=[.I83]+[.J83]+[.N83]+[.F83]" office:value-type="float" office:value="327.2212" calcext:value-type="float">
            <text:p>327.22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83]-[.P83]" office:value-type="float" office:value="-324.2438" calcext:value-type="float">
            <text:p>-324.24</text:p>
          </table:table-cell>
          <table:table-cell table:formula="of:=([.P83]-([.F83]+[.N83]))" office:value-type="float" office:value="537.388" calcext:value-type="float">
            <text:p>537.39</text:p>
          </table:table-cell>
          <table:table-cell table:formula="of:=[.R83]/INTERNAL_40" office:value-type="float" office:value="85.2996825396825" calcext:value-type="float">
            <text:p>85.30</text:p>
          </table:table-cell>
          <table:table-cell table:formula="of:=[.R83]/EXTERNAL_40" office:value-type="float" office:value="92.6531034482759" calcext:value-type="float">
            <text:p>92.6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4" office:value-type="string" calcext:value-type="string">
            <text:p>R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5.291" calcext:value-type="float">
            <text:p>105.29</text:p>
          </table:table-cell>
          <table:table-cell table:style-name="ce7" office:value-type="float" office:value="106.349" calcext:value-type="float">
            <text:p>106.35</text:p>
          </table:table-cell>
          <table:table-cell table:style-name="ce10" table:formula="of:=AVERAGE([.D84:.E84])" office:value-type="float" office:value="105.82" calcext:value-type="float">
            <text:p>105.82</text:p>
          </table:table-cell>
          <table:table-cell table:style-name="ce12"/>
          <table:table-cell table:style-name="ce12" office:value-type="float" office:value="90.15" calcext:value-type="float">
            <text:p>90.15</text:p>
          </table:table-cell>
          <table:table-cell table:style-name="ce12" table:formula="of:=[.G84]*INTERNAL_40" office:value-type="float" office:value="0" calcext:value-type="float">
            <text:p>0.00</text:p>
          </table:table-cell>
          <table:table-cell table:style-name="ce12" table:formula="of:=[.H84]*EXTERNAL_40" office:value-type="float" office:value="522.87" calcext:value-type="float">
            <text:p>522.8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84]+VIA_13*[.L84]+VIA_16*[.M84]" office:value-type="float" office:value="22.8" calcext:value-type="float">
            <text:p>22.8</text:p>
          </table:table-cell>
          <table:table-cell table:style-name="ce12" table:formula="of:=[.I84]+[.J84]+[.N84]+[.F84]" office:value-type="float" office:value="651.49" calcext:value-type="float">
            <text:p>651.49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84]-[.P84]" office:value-type="float" office:value="0.0250000000000909" calcext:value-type="float">
            <text:p>0.03</text:p>
          </table:table-cell>
          <table:table-cell table:formula="of:=([.P84]-([.F84]+[.N84]))" office:value-type="float" office:value="522.845" calcext:value-type="float">
            <text:p>522.85</text:p>
          </table:table-cell>
          <table:table-cell table:formula="of:=[.R84]/INTERNAL_40" office:value-type="float" office:value="82.9912698412698" calcext:value-type="float">
            <text:p>82.99</text:p>
          </table:table-cell>
          <table:table-cell table:formula="of:=[.R84]/EXTERNAL_40" office:value-type="float" office:value="90.1456896551724" calcext:value-type="float">
            <text:p>90.1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4" office:value-type="string" calcext:value-type="string">
            <text:p>J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4.541" calcext:value-type="float">
            <text:p>104.54</text:p>
          </table:table-cell>
          <table:table-cell table:style-name="ce7" office:value-type="float" office:value="105.591" calcext:value-type="float">
            <text:p>105.59</text:p>
          </table:table-cell>
          <table:table-cell table:style-name="ce10" table:formula="of:=AVERAGE([.D85:.E85])" office:value-type="float" office:value="105.066" calcext:value-type="float">
            <text:p>105.07</text:p>
          </table:table-cell>
          <table:table-cell table:style-name="ce12"/>
          <table:table-cell table:style-name="ce12" office:value-type="float" office:value="94.21" calcext:value-type="float">
            <text:p>94.21</text:p>
          </table:table-cell>
          <table:table-cell table:style-name="ce12" table:formula="of:=[.G85]*INTERNAL_40" office:value-type="float" office:value="0" calcext:value-type="float">
            <text:p>0.00</text:p>
          </table:table-cell>
          <table:table-cell table:style-name="ce12" table:formula="of:=[.H85]*EXTERNAL_40" office:value-type="float" office:value="546.418" calcext:value-type="float">
            <text:p>546.42</text:p>
          </table:table-cell>
          <table:table-cell table:style-name="ce4" table:number-columns-repeated="3"/>
          <table:table-cell table:style-name="ce4" table:formula="of:=VIA_18*[.K85]+VIA_13*[.L85]+VIA_16*[.M85]" office:value-type="float" office:value="0" calcext:value-type="float">
            <text:p>0</text:p>
          </table:table-cell>
          <table:table-cell table:style-name="ce12" table:formula="of:=[.I85]+[.J85]+[.N85]+[.F85]" office:value-type="float" office:value="651.484" calcext:value-type="float">
            <text:p>651.48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85]-[.P85]" office:value-type="float" office:value="0.0190000000000055" calcext:value-type="float">
            <text:p>0.02</text:p>
          </table:table-cell>
          <table:table-cell table:formula="of:=([.P85]-([.F85]+[.N85]))" office:value-type="float" office:value="546.399" calcext:value-type="float">
            <text:p>546.40</text:p>
          </table:table-cell>
          <table:table-cell table:formula="of:=[.R85]/INTERNAL_40" office:value-type="float" office:value="86.73" calcext:value-type="float">
            <text:p>86.73</text:p>
          </table:table-cell>
          <table:table-cell table:formula="of:=[.R85]/EXTERNAL_40" office:value-type="float" office:value="94.206724137931" calcext:value-type="float">
            <text:p>94.2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4" office:value-type="string" calcext:value-type="string">
            <text:p>J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7.456" calcext:value-type="float">
            <text:p>107.46</text:p>
          </table:table-cell>
          <table:table-cell table:style-name="ce7" office:value-type="float" office:value="108.536" calcext:value-type="float">
            <text:p>108.54</text:p>
          </table:table-cell>
          <table:table-cell table:style-name="ce10" table:formula="of:=AVERAGE([.D86:.E86])" office:value-type="float" office:value="107.996" calcext:value-type="float">
            <text:p>108.00</text:p>
          </table:table-cell>
          <table:table-cell table:style-name="ce12" office:value-type="float" office:value="82.8" calcext:value-type="float">
            <text:p>82.80</text:p>
          </table:table-cell>
          <table:table-cell table:style-name="ce12"/>
          <table:table-cell table:style-name="ce12" table:formula="of:=[.G86]*INTERNAL_40" office:value-type="float" office:value="521.64" calcext:value-type="float">
            <text:p>521.64</text:p>
          </table:table-cell>
          <table:table-cell table:style-name="ce12" table:formula="of:=[.H86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86]+VIA_13*[.L86]+VIA_16*[.M86]" office:value-type="float" office:value="21.8" calcext:value-type="float">
            <text:p>21.8</text:p>
          </table:table-cell>
          <table:table-cell table:style-name="ce12" table:formula="of:=[.I86]+[.J86]+[.N86]+[.F86]" office:value-type="float" office:value="651.436" calcext:value-type="float">
            <text:p>651.44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86]-[.P86]" office:value-type="float" office:value="-0.0289999999999964" calcext:value-type="float">
            <text:p>-0.03</text:p>
          </table:table-cell>
          <table:table-cell table:formula="of:=([.P86]-([.F86]+[.N86]))" office:value-type="float" office:value="521.669" calcext:value-type="float">
            <text:p>521.67</text:p>
          </table:table-cell>
          <table:table-cell table:formula="of:=[.R86]/INTERNAL_40" office:value-type="float" office:value="82.8046031746032" calcext:value-type="float">
            <text:p>82.80</text:p>
          </table:table-cell>
          <table:table-cell table:formula="of:=[.R86]/EXTERNAL_40" office:value-type="float" office:value="89.9429310344828" calcext:value-type="float">
            <text:p>89.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4" office:value-type="string" calcext:value-type="string">
            <text:p>H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9.592" calcext:value-type="float">
            <text:p>109.59</text:p>
          </table:table-cell>
          <table:table-cell table:style-name="ce7" office:value-type="float" office:value="110.694" calcext:value-type="float">
            <text:p>110.69</text:p>
          </table:table-cell>
          <table:table-cell table:style-name="ce10" table:formula="of:=AVERAGE([.D87:.E87])" office:value-type="float" office:value="110.143" calcext:value-type="float">
            <text:p>110.14</text:p>
          </table:table-cell>
          <table:table-cell table:style-name="ce12"/>
          <table:table-cell table:style-name="ce12" office:value-type="float" office:value="89.4" calcext:value-type="float">
            <text:p>89.40</text:p>
          </table:table-cell>
          <table:table-cell table:style-name="ce12" table:formula="of:=[.G87]*INTERNAL_40" office:value-type="float" office:value="0" calcext:value-type="float">
            <text:p>0.00</text:p>
          </table:table-cell>
          <table:table-cell table:style-name="ce12" table:formula="of:=[.H87]*EXTERNAL_40" office:value-type="float" office:value="518.52" calcext:value-type="float">
            <text:p>518.5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87]+VIA_13*[.L87]+VIA_16*[.M87]" office:value-type="float" office:value="22.8" calcext:value-type="float">
            <text:p>22.8</text:p>
          </table:table-cell>
          <table:table-cell table:style-name="ce12" table:formula="of:=[.I87]+[.J87]+[.N87]+[.F87]" office:value-type="float" office:value="651.463" calcext:value-type="float">
            <text:p>651.46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87]-[.P87]" office:value-type="float" office:value="-0.00199999999995271" calcext:value-type="float">
            <text:p>0.00</text:p>
          </table:table-cell>
          <table:table-cell table:formula="of:=([.P87]-([.F87]+[.N87]))" office:value-type="float" office:value="518.522" calcext:value-type="float">
            <text:p>518.52</text:p>
          </table:table-cell>
          <table:table-cell table:formula="of:=[.R87]/INTERNAL_40" office:value-type="float" office:value="82.3050793650794" calcext:value-type="float">
            <text:p>82.31</text:p>
          </table:table-cell>
          <table:table-cell table:formula="of:=[.R87]/EXTERNAL_40" office:value-type="float" office:value="89.4003448275862" calcext:value-type="float">
            <text:p>89.4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style-name="ce4" office:value-type="string" calcext:value-type="string">
            <text:p>H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7.436" calcext:value-type="float">
            <text:p>107.44</text:p>
          </table:table-cell>
          <table:table-cell table:style-name="ce7" office:value-type="float" office:value="108.516" calcext:value-type="float">
            <text:p>108.52</text:p>
          </table:table-cell>
          <table:table-cell table:style-name="ce10" table:formula="of:=AVERAGE([.D88:.E88])" office:value-type="float" office:value="107.976" calcext:value-type="float">
            <text:p>107.98</text:p>
          </table:table-cell>
          <table:table-cell table:style-name="ce12" office:value-type="float" office:value="82.91" calcext:value-type="float">
            <text:p>82.91</text:p>
          </table:table-cell>
          <table:table-cell table:style-name="ce12"/>
          <table:table-cell table:style-name="ce12" table:formula="of:=[.G88]*INTERNAL_40" office:value-type="float" office:value="522.333" calcext:value-type="float">
            <text:p>522.33</text:p>
          </table:table-cell>
          <table:table-cell table:style-name="ce12" table:formula="of:=[.H88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88]+VIA_13*[.L88]+VIA_16*[.M88]" office:value-type="float" office:value="21.8" calcext:value-type="float">
            <text:p>21.8</text:p>
          </table:table-cell>
          <table:table-cell table:style-name="ce12" table:formula="of:=[.I88]+[.J88]+[.N88]+[.F88]" office:value-type="float" office:value="652.109" calcext:value-type="float">
            <text:p>652.11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88]-[.P88]" office:value-type="float" office:value="0.644000000000005" calcext:value-type="float">
            <text:p>0.64</text:p>
          </table:table-cell>
          <table:table-cell table:formula="of:=([.P88]-([.F88]+[.N88]))" office:value-type="float" office:value="521.689" calcext:value-type="float">
            <text:p>521.69</text:p>
          </table:table-cell>
          <table:table-cell table:formula="of:=[.R88]/INTERNAL_40" office:value-type="float" office:value="82.8077777777778" calcext:value-type="float">
            <text:p>82.81</text:p>
          </table:table-cell>
          <table:table-cell table:formula="of:=[.R88]/EXTERNAL_40" office:value-type="float" office:value="89.9463793103448" calcext:value-type="float">
            <text:p>89.9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4" office:value-type="string" calcext:value-type="string">
            <text:p>R1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4.39" calcext:value-type="float">
            <text:p>74.39</text:p>
          </table:table-cell>
          <table:table-cell table:style-name="ce7" office:value-type="float" office:value="75.138" calcext:value-type="float">
            <text:p>75.14</text:p>
          </table:table-cell>
          <table:table-cell table:style-name="ce10" table:formula="of:=AVERAGE([.D89:.E89])" office:value-type="float" office:value="74.764" calcext:value-type="float">
            <text:p>74.76</text:p>
          </table:table-cell>
          <table:table-cell table:style-name="ce12"/>
          <table:table-cell table:style-name="ce12" office:value-type="float" office:value="95.51" calcext:value-type="float">
            <text:p>95.51</text:p>
          </table:table-cell>
          <table:table-cell table:style-name="ce12" table:formula="of:=[.G89]*INTERNAL_40" office:value-type="float" office:value="0" calcext:value-type="float">
            <text:p>0.00</text:p>
          </table:table-cell>
          <table:table-cell table:style-name="ce12" table:formula="of:=[.H89]*EXTERNAL_40" office:value-type="float" office:value="553.958" calcext:value-type="float">
            <text:p>553.9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89]+VIA_13*[.L89]+VIA_16*[.M89]" office:value-type="float" office:value="22.8" calcext:value-type="float">
            <text:p>22.8</text:p>
          </table:table-cell>
          <table:table-cell table:style-name="ce12" table:formula="of:=[.I89]+[.J89]+[.N89]+[.F89]" office:value-type="float" office:value="651.522" calcext:value-type="float">
            <text:p>651.52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89]-[.P89]" office:value-type="float" office:value="0.0570000000000164" calcext:value-type="float">
            <text:p>0.06</text:p>
          </table:table-cell>
          <table:table-cell table:formula="of:=([.P89]-([.F89]+[.N89]))" office:value-type="float" office:value="553.901" calcext:value-type="float">
            <text:p>553.90</text:p>
          </table:table-cell>
          <table:table-cell table:formula="of:=[.R89]/INTERNAL_40" office:value-type="float" office:value="87.9207936507936" calcext:value-type="float">
            <text:p>87.92</text:p>
          </table:table-cell>
          <table:table-cell table:formula="of:=[.R89]/EXTERNAL_40" office:value-type="float" office:value="95.5001724137931" calcext:value-type="float">
            <text:p>95.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8</text:p>
          </table:table-cell>
          <table:table-cell table:style-name="ce4" office:value-type="string" calcext:value-type="string">
            <text:p>G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3.056" calcext:value-type="float">
            <text:p>123.06</text:p>
          </table:table-cell>
          <table:table-cell table:style-name="ce7" office:value-type="float" office:value="124.292" calcext:value-type="float">
            <text:p>124.29</text:p>
          </table:table-cell>
          <table:table-cell table:style-name="ce10" table:formula="of:=AVERAGE([.D90:.E90])" office:value-type="float" office:value="123.674" calcext:value-type="float">
            <text:p>123.67</text:p>
          </table:table-cell>
          <table:table-cell table:style-name="ce12"/>
          <table:table-cell table:style-name="ce12" office:value-type="float" office:value="91" calcext:value-type="float">
            <text:p>91.00</text:p>
          </table:table-cell>
          <table:table-cell table:style-name="ce12" table:formula="of:=[.G90]*INTERNAL_40" office:value-type="float" office:value="0" calcext:value-type="float">
            <text:p>0.00</text:p>
          </table:table-cell>
          <table:table-cell table:style-name="ce12" table:formula="of:=[.H90]*EXTERNAL_40" office:value-type="float" office:value="527.8" calcext:value-type="float">
            <text:p>527.80</text:p>
          </table:table-cell>
          <table:table-cell table:style-name="ce4" table:number-columns-repeated="3"/>
          <table:table-cell table:style-name="ce4" table:formula="of:=VIA_18*[.K90]+VIA_13*[.L90]+VIA_16*[.M90]" office:value-type="float" office:value="0" calcext:value-type="float">
            <text:p>0</text:p>
          </table:table-cell>
          <table:table-cell table:style-name="ce12" table:formula="of:=[.I90]+[.J90]+[.N90]+[.F90]" office:value-type="float" office:value="651.474" calcext:value-type="float">
            <text:p>651.47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90]-[.P90]" office:value-type="float" office:value="0.00900000000001455" calcext:value-type="float">
            <text:p>0.01</text:p>
          </table:table-cell>
          <table:table-cell table:formula="of:=([.P90]-([.F90]+[.N90]))" office:value-type="float" office:value="527.791" calcext:value-type="float">
            <text:p>527.79</text:p>
          </table:table-cell>
          <table:table-cell table:formula="of:=[.R90]/INTERNAL_40" office:value-type="float" office:value="83.7763492063492" calcext:value-type="float">
            <text:p>83.78</text:p>
          </table:table-cell>
          <table:table-cell table:formula="of:=[.R90]/EXTERNAL_40" office:value-type="float" office:value="90.9984482758621" calcext:value-type="float">
            <text:p>91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9</text:p>
          </table:table-cell>
          <table:table-cell table:style-name="ce4" office:value-type="string" calcext:value-type="string">
            <text:p>G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1.778" calcext:value-type="float">
            <text:p>121.78</text:p>
          </table:table-cell>
          <table:table-cell table:style-name="ce7" office:value-type="float" office:value="123.002" calcext:value-type="float">
            <text:p>123.00</text:p>
          </table:table-cell>
          <table:table-cell table:style-name="ce10" table:formula="of:=AVERAGE([.D91:.E91])" office:value-type="float" office:value="122.39" calcext:value-type="float">
            <text:p>122.39</text:p>
          </table:table-cell>
          <table:table-cell table:style-name="ce12" office:value-type="float" office:value="80.52" calcext:value-type="float">
            <text:p>80.52</text:p>
          </table:table-cell>
          <table:table-cell table:style-name="ce12"/>
          <table:table-cell table:style-name="ce12" table:formula="of:=[.G91]*INTERNAL_40" office:value-type="float" office:value="507.276" calcext:value-type="float">
            <text:p>507.28</text:p>
          </table:table-cell>
          <table:table-cell table:style-name="ce12" table:formula="of:=[.H91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91]+VIA_13*[.L91]+VIA_16*[.M91]" office:value-type="float" office:value="21.8" calcext:value-type="float">
            <text:p>21.8</text:p>
          </table:table-cell>
          <table:table-cell table:style-name="ce12" table:formula="of:=[.I91]+[.J91]+[.N91]+[.F91]" office:value-type="float" office:value="651.466" calcext:value-type="float">
            <text:p>651.47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91]-[.P91]" office:value-type="float" office:value="0.000999999999976353" calcext:value-type="float">
            <text:p>0.00</text:p>
          </table:table-cell>
          <table:table-cell table:formula="of:=([.P91]-([.F91]+[.N91]))" office:value-type="float" office:value="507.275" calcext:value-type="float">
            <text:p>507.28</text:p>
          </table:table-cell>
          <table:table-cell table:formula="of:=[.R91]/INTERNAL_40" office:value-type="float" office:value="80.5198412698413" calcext:value-type="float">
            <text:p>80.52</text:p>
          </table:table-cell>
          <table:table-cell table:formula="of:=[.R91]/EXTERNAL_40" office:value-type="float" office:value="87.4612068965517" calcext:value-type="float">
            <text:p>87.4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0</text:p>
          </table:table-cell>
          <table:table-cell table:style-name="ce4" office:value-type="string" calcext:value-type="string">
            <text:p>K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1.317" calcext:value-type="float">
            <text:p>111.32</text:p>
          </table:table-cell>
          <table:table-cell table:style-name="ce7" office:value-type="float" office:value="112.435" calcext:value-type="float">
            <text:p>112.44</text:p>
          </table:table-cell>
          <table:table-cell table:style-name="ce10" table:formula="of:=AVERAGE([.D92:.E92])" office:value-type="float" office:value="111.876" calcext:value-type="float">
            <text:p>111.88</text:p>
          </table:table-cell>
          <table:table-cell table:style-name="ce12"/>
          <table:table-cell table:style-name="ce12" office:value-type="float" office:value="38.992" calcext:value-type="float">
            <text:p>38.99</text:p>
          </table:table-cell>
          <table:table-cell table:style-name="ce12" table:formula="of:=[.G92]*INTERNAL_40" office:value-type="float" office:value="0" calcext:value-type="float">
            <text:p>0.00</text:p>
          </table:table-cell>
          <table:table-cell table:style-name="ce12" table:formula="of:=[.H92]*EXTERNAL_40" office:value-type="float" office:value="226.1536" calcext:value-type="float">
            <text:p>226.15</text:p>
          </table:table-cell>
          <table:table-cell table:style-name="ce4" table:number-columns-repeated="3"/>
          <table:table-cell table:style-name="ce4" table:formula="of:=VIA_18*[.K92]+VIA_13*[.L92]+VIA_16*[.M92]" office:value-type="float" office:value="0" calcext:value-type="float">
            <text:p>0</text:p>
          </table:table-cell>
          <table:table-cell table:style-name="ce12" table:formula="of:=[.I92]+[.J92]+[.N92]+[.F92]" office:value-type="float" office:value="338.0296" calcext:value-type="float">
            <text:p>338.03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92]-[.P92]" office:value-type="float" office:value="-313.4354" calcext:value-type="float">
            <text:p>-313.44</text:p>
          </table:table-cell>
          <table:table-cell table:formula="of:=([.P92]-([.F92]+[.N92]))" office:value-type="float" office:value="539.589" calcext:value-type="float">
            <text:p>539.59</text:p>
          </table:table-cell>
          <table:table-cell table:formula="of:=[.R92]/INTERNAL_40" office:value-type="float" office:value="85.6490476190476" calcext:value-type="float">
            <text:p>85.65</text:p>
          </table:table-cell>
          <table:table-cell table:formula="of:=[.R92]/EXTERNAL_40" office:value-type="float" office:value="93.0325862068965" calcext:value-type="float">
            <text:p>93.0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1</text:p>
          </table:table-cell>
          <table:table-cell table:style-name="ce4" office:value-type="string" calcext:value-type="string">
            <text:p>P1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0.825" calcext:value-type="float">
            <text:p>80.83</text:p>
          </table:table-cell>
          <table:table-cell table:style-name="ce7" office:value-type="float" office:value="81.637" calcext:value-type="float">
            <text:p>81.64</text:p>
          </table:table-cell>
          <table:table-cell table:style-name="ce10" table:formula="of:=AVERAGE([.D93:.E93])" office:value-type="float" office:value="81.231" calcext:value-type="float">
            <text:p>81.23</text:p>
          </table:table-cell>
          <table:table-cell table:style-name="ce12"/>
          <table:table-cell table:style-name="ce12" office:value-type="float" office:value="94.39" calcext:value-type="float">
            <text:p>94.39</text:p>
          </table:table-cell>
          <table:table-cell table:style-name="ce12" table:formula="of:=[.G93]*INTERNAL_40" office:value-type="float" office:value="0" calcext:value-type="float">
            <text:p>0.00</text:p>
          </table:table-cell>
          <table:table-cell table:style-name="ce12" table:formula="of:=[.H93]*EXTERNAL_40" office:value-type="float" office:value="547.462" calcext:value-type="float">
            <text:p>547.4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93]+VIA_13*[.L93]+VIA_16*[.M93]" office:value-type="float" office:value="22.8" calcext:value-type="float">
            <text:p>22.8</text:p>
          </table:table-cell>
          <table:table-cell table:style-name="ce12" table:formula="of:=[.I93]+[.J93]+[.N93]+[.F93]" office:value-type="float" office:value="651.493" calcext:value-type="float">
            <text:p>651.49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93]-[.P93]" office:value-type="float" office:value="0.02800000000002" calcext:value-type="float">
            <text:p>0.03</text:p>
          </table:table-cell>
          <table:table-cell table:formula="of:=([.P93]-([.F93]+[.N93]))" office:value-type="float" office:value="547.434" calcext:value-type="float">
            <text:p>547.43</text:p>
          </table:table-cell>
          <table:table-cell table:formula="of:=[.R93]/INTERNAL_40" office:value-type="float" office:value="86.8942857142857" calcext:value-type="float">
            <text:p>86.89</text:p>
          </table:table-cell>
          <table:table-cell table:formula="of:=[.R93]/EXTERNAL_40" office:value-type="float" office:value="94.3851724137931" calcext:value-type="float">
            <text:p>94.3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2</text:p>
          </table:table-cell>
          <table:table-cell table:style-name="ce4" office:value-type="string" calcext:value-type="string">
            <text:p>F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4.526" calcext:value-type="float">
            <text:p>124.53</text:p>
          </table:table-cell>
          <table:table-cell table:style-name="ce7" office:value-type="float" office:value="125.778" calcext:value-type="float">
            <text:p>125.78</text:p>
          </table:table-cell>
          <table:table-cell table:style-name="ce10" table:formula="of:=AVERAGE([.D94:.E94])" office:value-type="float" office:value="125.152" calcext:value-type="float">
            <text:p>125.15</text:p>
          </table:table-cell>
          <table:table-cell table:style-name="ce12" office:value-type="float" office:value="80.08" calcext:value-type="float">
            <text:p>80.08</text:p>
          </table:table-cell>
          <table:table-cell table:style-name="ce12"/>
          <table:table-cell table:style-name="ce12" table:formula="of:=[.G94]*INTERNAL_40" office:value-type="float" office:value="504.504" calcext:value-type="float">
            <text:p>504.50</text:p>
          </table:table-cell>
          <table:table-cell table:style-name="ce12" table:formula="of:=[.H94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94]+VIA_13*[.L94]+VIA_16*[.M94]" office:value-type="float" office:value="21.8" calcext:value-type="float">
            <text:p>21.8</text:p>
          </table:table-cell>
          <table:table-cell table:style-name="ce12" table:formula="of:=[.I94]+[.J94]+[.N94]+[.F94]" office:value-type="float" office:value="651.456" calcext:value-type="float">
            <text:p>651.46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94]-[.P94]" office:value-type="float" office:value="-0.00899999999990087" calcext:value-type="float">
            <text:p>-0.01</text:p>
          </table:table-cell>
          <table:table-cell table:formula="of:=([.P94]-([.F94]+[.N94]))" office:value-type="float" office:value="504.513" calcext:value-type="float">
            <text:p>504.51</text:p>
          </table:table-cell>
          <table:table-cell table:formula="of:=[.R94]/INTERNAL_40" office:value-type="float" office:value="80.0814285714286" calcext:value-type="float">
            <text:p>80.08</text:p>
          </table:table-cell>
          <table:table-cell table:formula="of:=[.R94]/EXTERNAL_40" office:value-type="float" office:value="86.985" calcext:value-type="float">
            <text:p>86.9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3</text:p>
          </table:table-cell>
          <table:table-cell table:style-name="ce4" office:value-type="string" calcext:value-type="string">
            <text:p>P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2.137" calcext:value-type="float">
            <text:p>112.14</text:p>
          </table:table-cell>
          <table:table-cell table:style-name="ce7" office:value-type="float" office:value="113.265" calcext:value-type="float">
            <text:p>113.27</text:p>
          </table:table-cell>
          <table:table-cell table:style-name="ce10" table:formula="of:=AVERAGE([.D95:.E95])" office:value-type="float" office:value="112.701" calcext:value-type="float">
            <text:p>112.70</text:p>
          </table:table-cell>
          <table:table-cell table:style-name="ce12" office:value-type="float" office:value="82.06" calcext:value-type="float">
            <text:p>82.06</text:p>
          </table:table-cell>
          <table:table-cell table:style-name="ce12"/>
          <table:table-cell table:style-name="ce12" table:formula="of:=[.G95]*INTERNAL_40" office:value-type="float" office:value="516.978" calcext:value-type="float">
            <text:p>516.98</text:p>
          </table:table-cell>
          <table:table-cell table:style-name="ce12" table:formula="of:=[.H95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95]+VIA_13*[.L95]+VIA_16*[.M95]" office:value-type="float" office:value="21.8" calcext:value-type="float">
            <text:p>21.8</text:p>
          </table:table-cell>
          <table:table-cell table:style-name="ce12" table:formula="of:=[.I95]+[.J95]+[.N95]+[.F95]" office:value-type="float" office:value="651.479" calcext:value-type="float">
            <text:p>651.48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95]-[.P95]" office:value-type="float" office:value="0.01400000000001" calcext:value-type="float">
            <text:p>0.01</text:p>
          </table:table-cell>
          <table:table-cell table:formula="of:=([.P95]-([.F95]+[.N95]))" office:value-type="float" office:value="516.964" calcext:value-type="float">
            <text:p>516.96</text:p>
          </table:table-cell>
          <table:table-cell table:formula="of:=[.R95]/INTERNAL_40" office:value-type="float" office:value="82.0577777777778" calcext:value-type="float">
            <text:p>82.06</text:p>
          </table:table-cell>
          <table:table-cell table:formula="of:=[.R95]/EXTERNAL_40" office:value-type="float" office:value="89.131724137931" calcext:value-type="float">
            <text:p>89.1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4</text:p>
          </table:table-cell>
          <table:table-cell table:style-name="ce4" office:value-type="string" calcext:value-type="string">
            <text:p>P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5.589" calcext:value-type="float">
            <text:p>85.59</text:p>
          </table:table-cell>
          <table:table-cell table:style-name="ce7" office:value-type="float" office:value="86.449" calcext:value-type="float">
            <text:p>86.45</text:p>
          </table:table-cell>
          <table:table-cell table:style-name="ce10" table:formula="of:=AVERAGE([.D96:.E96])" office:value-type="float" office:value="86.019" calcext:value-type="float">
            <text:p>86.02</text:p>
          </table:table-cell>
          <table:table-cell table:style-name="ce12"/>
          <table:table-cell table:style-name="ce12" office:value-type="float" office:value="93.56" calcext:value-type="float">
            <text:p>93.56</text:p>
          </table:table-cell>
          <table:table-cell table:style-name="ce12" table:formula="of:=[.G96]*INTERNAL_40" office:value-type="float" office:value="0" calcext:value-type="float">
            <text:p>0.00</text:p>
          </table:table-cell>
          <table:table-cell table:style-name="ce12" table:formula="of:=[.H96]*EXTERNAL_40" office:value-type="float" office:value="542.648" calcext:value-type="float">
            <text:p>542.6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96]+VIA_13*[.L96]+VIA_16*[.M96]" office:value-type="float" office:value="22.8" calcext:value-type="float">
            <text:p>22.8</text:p>
          </table:table-cell>
          <table:table-cell table:style-name="ce12" table:formula="of:=[.I96]+[.J96]+[.N96]+[.F96]" office:value-type="float" office:value="651.467" calcext:value-type="float">
            <text:p>651.47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96]-[.P96]" office:value-type="float" office:value="0.00200000000006639" calcext:value-type="float">
            <text:p>0.00</text:p>
          </table:table-cell>
          <table:table-cell table:formula="of:=([.P96]-([.F96]+[.N96]))" office:value-type="float" office:value="542.646" calcext:value-type="float">
            <text:p>542.65</text:p>
          </table:table-cell>
          <table:table-cell table:formula="of:=[.R96]/INTERNAL_40" office:value-type="float" office:value="86.1342857142857" calcext:value-type="float">
            <text:p>86.13</text:p>
          </table:table-cell>
          <table:table-cell table:formula="of:=[.R96]/EXTERNAL_40" office:value-type="float" office:value="93.5596551724138" calcext:value-type="float">
            <text:p>93.5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5</text:p>
          </table:table-cell>
          <table:table-cell table:style-name="ce4" office:value-type="string" calcext:value-type="string">
            <text:p>P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6.017" calcext:value-type="float">
            <text:p>106.02</text:p>
          </table:table-cell>
          <table:table-cell table:style-name="ce7" office:value-type="float" office:value="107.083" calcext:value-type="float">
            <text:p>107.08</text:p>
          </table:table-cell>
          <table:table-cell table:style-name="ce10" table:formula="of:=AVERAGE([.D97:.E97])" office:value-type="float" office:value="106.55" calcext:value-type="float">
            <text:p>106.55</text:p>
          </table:table-cell>
          <table:table-cell table:style-name="ce12"/>
          <table:table-cell table:style-name="ce12" office:value-type="float" office:value="90.076" calcext:value-type="float">
            <text:p>90.08</text:p>
          </table:table-cell>
          <table:table-cell table:style-name="ce12" table:formula="of:=[.G97]*INTERNAL_40" office:value-type="float" office:value="0" calcext:value-type="float">
            <text:p>0.00</text:p>
          </table:table-cell>
          <table:table-cell table:style-name="ce12" table:formula="of:=[.H97]*EXTERNAL_40" office:value-type="float" office:value="522.4408" calcext:value-type="float">
            <text:p>522.4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97]+VIA_13*[.L97]+VIA_16*[.M97]" office:value-type="float" office:value="22.8" calcext:value-type="float">
            <text:p>22.8</text:p>
          </table:table-cell>
          <table:table-cell table:style-name="ce12" table:formula="of:=[.I97]+[.J97]+[.N97]+[.F97]" office:value-type="float" office:value="651.7908" calcext:value-type="float">
            <text:p>651.79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97]-[.P97]" office:value-type="float" office:value="0.325799999999958" calcext:value-type="float">
            <text:p>0.33</text:p>
          </table:table-cell>
          <table:table-cell table:formula="of:=([.P97]-([.F97]+[.N97]))" office:value-type="float" office:value="522.115" calcext:value-type="float">
            <text:p>522.12</text:p>
          </table:table-cell>
          <table:table-cell table:formula="of:=[.R97]/INTERNAL_40" office:value-type="float" office:value="82.8753968253968" calcext:value-type="float">
            <text:p>82.88</text:p>
          </table:table-cell>
          <table:table-cell table:formula="of:=[.R97]/EXTERNAL_40" office:value-type="float" office:value="90.0198275862069" calcext:value-type="float">
            <text:p>90.0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0</text:p>
          </table:table-cell>
          <table:table-cell table:style-name="ce4" office:value-type="string" calcext:value-type="string">
            <text:p>K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2.651" calcext:value-type="float">
            <text:p>112.65</text:p>
          </table:table-cell>
          <table:table-cell table:style-name="ce7" office:value-type="float" office:value="113.783" calcext:value-type="float">
            <text:p>113.78</text:p>
          </table:table-cell>
          <table:table-cell table:style-name="ce10" table:formula="of:=AVERAGE([.D98:.E98])" office:value-type="float" office:value="113.217" calcext:value-type="float">
            <text:p>113.22</text:p>
          </table:table-cell>
          <table:table-cell table:style-name="ce12"/>
          <table:table-cell table:style-name="ce12" office:value-type="float" office:value="37.826" calcext:value-type="float">
            <text:p>37.83</text:p>
          </table:table-cell>
          <table:table-cell table:style-name="ce12" table:formula="of:=[.G98]*INTERNAL_40" office:value-type="float" office:value="0" calcext:value-type="float">
            <text:p>0.00</text:p>
          </table:table-cell>
          <table:table-cell table:style-name="ce12" table:formula="of:=[.H98]*EXTERNAL_40" office:value-type="float" office:value="219.3908" calcext:value-type="float">
            <text:p>219.39</text:p>
          </table:table-cell>
          <table:table-cell table:style-name="ce4" table:number-columns-repeated="3"/>
          <table:table-cell table:style-name="ce4" table:formula="of:=VIA_18*[.K98]+VIA_13*[.L98]+VIA_16*[.M98]" office:value-type="float" office:value="0" calcext:value-type="float">
            <text:p>0</text:p>
          </table:table-cell>
          <table:table-cell table:style-name="ce12" table:formula="of:=[.I98]+[.J98]+[.N98]+[.F98]" office:value-type="float" office:value="332.6078" calcext:value-type="float">
            <text:p>332.61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98]-[.P98]" office:value-type="float" office:value="-318.8572" calcext:value-type="float">
            <text:p>-318.86</text:p>
          </table:table-cell>
          <table:table-cell table:formula="of:=([.P98]-([.F98]+[.N98]))" office:value-type="float" office:value="538.248" calcext:value-type="float">
            <text:p>538.25</text:p>
          </table:table-cell>
          <table:table-cell table:formula="of:=[.R98]/INTERNAL_40" office:value-type="float" office:value="85.4361904761905" calcext:value-type="float">
            <text:p>85.44</text:p>
          </table:table-cell>
          <table:table-cell table:formula="of:=[.R98]/EXTERNAL_40" office:value-type="float" office:value="92.8013793103448" calcext:value-type="float">
            <text:p>92.8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1</text:p>
          </table:table-cell>
          <table:table-cell table:style-name="ce4" office:value-type="string" calcext:value-type="string">
            <text:p>N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63.67" calcext:value-type="float">
            <text:p>63.67</text:p>
          </table:table-cell>
          <table:table-cell table:style-name="ce7" office:value-type="float" office:value="64.309" calcext:value-type="float">
            <text:p>64.31</text:p>
          </table:table-cell>
          <table:table-cell table:style-name="ce10" table:formula="of:=AVERAGE([.D99:.E99])" office:value-type="float" office:value="63.9895" calcext:value-type="float">
            <text:p>63.99</text:p>
          </table:table-cell>
          <table:table-cell table:style-name="ce12" office:value-type="float" office:value="89.79" calcext:value-type="float">
            <text:p>89.79</text:p>
          </table:table-cell>
          <table:table-cell table:style-name="ce12"/>
          <table:table-cell table:style-name="ce12" table:formula="of:=[.G99]*INTERNAL_40" office:value-type="float" office:value="565.677" calcext:value-type="float">
            <text:p>565.68</text:p>
          </table:table-cell>
          <table:table-cell table:style-name="ce12" table:formula="of:=[.H99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99]+VIA_13*[.L99]+VIA_16*[.M99]" office:value-type="float" office:value="21.8" calcext:value-type="float">
            <text:p>21.8</text:p>
          </table:table-cell>
          <table:table-cell table:style-name="ce12" table:formula="of:=[.I99]+[.J99]+[.N99]+[.F99]" office:value-type="float" office:value="651.4665" calcext:value-type="float">
            <text:p>651.47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99]-[.P99]" office:value-type="float" office:value="0.00150000000007822" calcext:value-type="float">
            <text:p>0.00</text:p>
          </table:table-cell>
          <table:table-cell table:formula="of:=([.P99]-([.F99]+[.N99]))" office:value-type="float" office:value="565.6755" calcext:value-type="float">
            <text:p>565.68</text:p>
          </table:table-cell>
          <table:table-cell table:formula="of:=[.R99]/INTERNAL_40" office:value-type="float" office:value="89.7897619047619" calcext:value-type="float">
            <text:p>89.79</text:p>
          </table:table-cell>
          <table:table-cell table:formula="of:=[.R99]/EXTERNAL_40" office:value-type="float" office:value="97.5302586206897" calcext:value-type="float">
            <text:p>97.5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2</text:p>
          </table:table-cell>
          <table:table-cell table:style-name="ce4" office:value-type="string" calcext:value-type="string">
            <text:p>E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9.358" calcext:value-type="float">
            <text:p>139.36</text:p>
          </table:table-cell>
          <table:table-cell table:style-name="ce7" office:value-type="float" office:value="140.758" calcext:value-type="float">
            <text:p>140.76</text:p>
          </table:table-cell>
          <table:table-cell table:style-name="ce10" table:formula="of:=AVERAGE([.D100:.E100])" office:value-type="float" office:value="140.058" calcext:value-type="float">
            <text:p>140.06</text:p>
          </table:table-cell>
          <table:table-cell table:style-name="ce12"/>
          <table:table-cell table:style-name="ce12" office:value-type="float" office:value="88.17" calcext:value-type="float">
            <text:p>88.17</text:p>
          </table:table-cell>
          <table:table-cell table:style-name="ce12" table:formula="of:=[.G100]*INTERNAL_40" office:value-type="float" office:value="0" calcext:value-type="float">
            <text:p>0.00</text:p>
          </table:table-cell>
          <table:table-cell table:style-name="ce12" table:formula="of:=[.H100]*EXTERNAL_40" office:value-type="float" office:value="511.386" calcext:value-type="float">
            <text:p>511.39</text:p>
          </table:table-cell>
          <table:table-cell table:style-name="ce4" table:number-columns-repeated="3"/>
          <table:table-cell table:style-name="ce4" table:formula="of:=VIA_18*[.K100]+VIA_13*[.L100]+VIA_16*[.M100]" office:value-type="float" office:value="0" calcext:value-type="float">
            <text:p>0</text:p>
          </table:table-cell>
          <table:table-cell table:style-name="ce12" table:formula="of:=[.I100]+[.J100]+[.N100]+[.F100]" office:value-type="float" office:value="651.444" calcext:value-type="float">
            <text:p>651.44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00]-[.P100]" office:value-type="float" office:value="-0.0209999999999582" calcext:value-type="float">
            <text:p>-0.02</text:p>
          </table:table-cell>
          <table:table-cell table:formula="of:=([.P100]-([.F100]+[.N100]))" office:value-type="float" office:value="511.407" calcext:value-type="float">
            <text:p>511.41</text:p>
          </table:table-cell>
          <table:table-cell table:formula="of:=[.R100]/INTERNAL_40" office:value-type="float" office:value="81.1757142857143" calcext:value-type="float">
            <text:p>81.18</text:p>
          </table:table-cell>
          <table:table-cell table:formula="of:=[.R100]/EXTERNAL_40" office:value-type="float" office:value="88.1736206896552" calcext:value-type="float">
            <text:p>88.1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RST#</text:p>
          </table:table-cell>
          <table:table-cell table:style-name="ce4" office:value-type="string" calcext:value-type="string">
            <text:p>N1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9.564" calcext:value-type="float">
            <text:p>79.56</text:p>
          </table:table-cell>
          <table:table-cell table:style-name="ce7" office:value-type="float" office:value="80.364" calcext:value-type="float">
            <text:p>80.36</text:p>
          </table:table-cell>
          <table:table-cell table:style-name="ce10" table:formula="of:=AVERAGE([.D101:.E101])" office:value-type="float" office:value="79.964" calcext:value-type="float">
            <text:p>79.96</text:p>
          </table:table-cell>
          <table:table-cell table:style-name="ce12" office:value-type="float" office:value="88.419" calcext:value-type="float">
            <text:p>88.42</text:p>
          </table:table-cell>
          <table:table-cell table:style-name="ce12"/>
          <table:table-cell table:style-name="ce12" table:formula="of:=[.G101]*INTERNAL_40" office:value-type="float" office:value="557.0397" calcext:value-type="float">
            <text:p>557.04</text:p>
          </table:table-cell>
          <table:table-cell table:style-name="ce12" table:formula="of:=[.H101]*EXTERNAL_40" office:value-type="float" office:value="0" calcext:value-type="float">
            <text:p>0.0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VIA_18*[.K101]+VIA_13*[.L101]+VIA_16*[.M101]" office:value-type="float" office:value="14.4" calcext:value-type="float">
            <text:p>14.4</text:p>
          </table:table-cell>
          <table:table-cell table:style-name="ce12" table:formula="of:=[.I101]+[.J101]+[.N101]+[.F101]" office:value-type="float" office:value="651.4037" calcext:value-type="float">
            <text:p>651.40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01]-[.P101]" office:value-type="float" office:value="-0.0613000000000739" calcext:value-type="float">
            <text:p>-0.06</text:p>
          </table:table-cell>
          <table:table-cell table:formula="of:=([.P101]-([.F101]+[.N101]))" office:value-type="float" office:value="557.101" calcext:value-type="float">
            <text:p>557.10</text:p>
          </table:table-cell>
          <table:table-cell table:formula="of:=[.R101]/INTERNAL_40" office:value-type="float" office:value="88.4287301587301" calcext:value-type="float">
            <text:p>88.43</text:p>
          </table:table-cell>
          <table:table-cell table:formula="of:=[.R101]/EXTERNAL_40" office:value-type="float" office:value="96.0518965517241" calcext:value-type="float">
            <text:p>96.0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KE0</text:p>
          </table:table-cell>
          <table:table-cell table:style-name="ce4" office:value-type="string" calcext:value-type="string">
            <text:p>E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7.028" calcext:value-type="float">
            <text:p>127.03</text:p>
          </table:table-cell>
          <table:table-cell table:style-name="ce7" office:value-type="float" office:value="128.304" calcext:value-type="float">
            <text:p>128.30</text:p>
          </table:table-cell>
          <table:table-cell table:style-name="ce10" table:formula="of:=AVERAGE([.D102:.E102])" office:value-type="float" office:value="127.666" calcext:value-type="float">
            <text:p>127.67</text:p>
          </table:table-cell>
          <table:table-cell table:style-name="ce12"/>
          <table:table-cell table:style-name="ce12" office:value-type="float" office:value="90.218" calcext:value-type="float">
            <text:p>90.22</text:p>
          </table:table-cell>
          <table:table-cell table:style-name="ce12" table:formula="of:=[.G102]*INTERNAL_40" office:value-type="float" office:value="0" calcext:value-type="float">
            <text:p>0.00</text:p>
          </table:table-cell>
          <table:table-cell table:style-name="ce12" table:formula="of:=[.H102]*EXTERNAL_40" office:value-type="float" office:value="523.2644" calcext:value-type="float">
            <text:p>523.26</text:p>
          </table:table-cell>
          <table:table-cell table:style-name="ce4" table:number-columns-repeated="3"/>
          <table:table-cell table:style-name="ce4" table:formula="of:=VIA_18*[.K102]+VIA_13*[.L102]+VIA_16*[.M102]" office:value-type="float" office:value="0" calcext:value-type="float">
            <text:p>0</text:p>
          </table:table-cell>
          <table:table-cell table:style-name="ce12" table:formula="of:=[.I102]+[.J102]+[.N102]+[.F102]" office:value-type="float" office:value="650.9304" calcext:value-type="float">
            <text:p>650.93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02]-[.P102]" office:value-type="float" office:value="-0.534599999999955" calcext:value-type="float">
            <text:p>-0.53</text:p>
          </table:table-cell>
          <table:table-cell table:formula="of:=([.P102]-([.F102]+[.N102]))" office:value-type="float" office:value="523.799" calcext:value-type="float">
            <text:p>523.80</text:p>
          </table:table-cell>
          <table:table-cell table:formula="of:=[.R102]/INTERNAL_40" office:value-type="float" office:value="83.1426984126984" calcext:value-type="float">
            <text:p>83.14</text:p>
          </table:table-cell>
          <table:table-cell table:formula="of:=[.R102]/EXTERNAL_40" office:value-type="float" office:value="90.3101724137931" calcext:value-type="float">
            <text:p>90.3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S0#</text:p>
          </table:table-cell>
          <table:table-cell table:style-name="ce4" office:value-type="string" calcext:value-type="string">
            <text:p>P16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60.963" calcext:value-type="float">
            <text:p>60.96</text:p>
          </table:table-cell>
          <table:table-cell table:style-name="ce7" office:value-type="float" office:value="61.575" calcext:value-type="float">
            <text:p>61.58</text:p>
          </table:table-cell>
          <table:table-cell table:style-name="ce10" table:formula="of:=AVERAGE([.D103:.E103])" office:value-type="float" office:value="61.269" calcext:value-type="float">
            <text:p>61.27</text:p>
          </table:table-cell>
          <table:table-cell table:style-name="ce12" office:value-type="float" office:value="90.22" calcext:value-type="float">
            <text:p>90.22</text:p>
          </table:table-cell>
          <table:table-cell table:style-name="ce12"/>
          <table:table-cell table:style-name="ce12" table:formula="of:=[.G103]*INTERNAL_40" office:value-type="float" office:value="568.386" calcext:value-type="float">
            <text:p>568.39</text:p>
          </table:table-cell>
          <table:table-cell table:style-name="ce12" table:formula="of:=[.H103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03]+VIA_13*[.L103]+VIA_16*[.M103]" office:value-type="float" office:value="21.8" calcext:value-type="float">
            <text:p>21.8</text:p>
          </table:table-cell>
          <table:table-cell table:style-name="ce12" table:formula="of:=[.I103]+[.J103]+[.N103]+[.F103]" office:value-type="float" office:value="651.455" calcext:value-type="float">
            <text:p>651.46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03]-[.P103]" office:value-type="float" office:value="-0.00999999999999091" calcext:value-type="float">
            <text:p>-0.01</text:p>
          </table:table-cell>
          <table:table-cell table:formula="of:=([.P103]-([.F103]+[.N103]))" office:value-type="float" office:value="568.396" calcext:value-type="float">
            <text:p>568.40</text:p>
          </table:table-cell>
          <table:table-cell table:formula="of:=[.R103]/INTERNAL_40" office:value-type="float" office:value="90.2215873015873" calcext:value-type="float">
            <text:p>90.22</text:p>
          </table:table-cell>
          <table:table-cell table:formula="of:=[.R103]/EXTERNAL_40" office:value-type="float" office:value="97.9993103448276" calcext:value-type="float">
            <text:p>98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ODT0</text:p>
          </table:table-cell>
          <table:table-cell table:style-name="ce4" office:value-type="string" calcext:value-type="string">
            <text:p>P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4.776" calcext:value-type="float">
            <text:p>74.78</text:p>
          </table:table-cell>
          <table:table-cell table:style-name="ce7" office:value-type="float" office:value="75.528" calcext:value-type="float">
            <text:p>75.53</text:p>
          </table:table-cell>
          <table:table-cell table:style-name="ce10" table:formula="of:=AVERAGE([.D104:.E104])" office:value-type="float" office:value="75.152" calcext:value-type="float">
            <text:p>75.15</text:p>
          </table:table-cell>
          <table:table-cell table:style-name="ce12" office:value-type="float" office:value="88.53" calcext:value-type="float">
            <text:p>88.53</text:p>
          </table:table-cell>
          <table:table-cell table:style-name="ce12"/>
          <table:table-cell table:style-name="ce12" table:formula="of:=[.G104]*INTERNAL_40" office:value-type="float" office:value="557.739" calcext:value-type="float">
            <text:p>557.74</text:p>
          </table:table-cell>
          <table:table-cell table:style-name="ce12" table:formula="of:=[.H104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04]+VIA_13*[.L104]+VIA_16*[.M104]" office:value-type="float" office:value="21.8" calcext:value-type="float">
            <text:p>21.8</text:p>
          </table:table-cell>
          <table:table-cell table:style-name="ce12" table:formula="of:=[.I104]+[.J104]+[.N104]+[.F104]" office:value-type="float" office:value="654.691" calcext:value-type="float">
            <text:p>654.69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04]-[.P104]" office:value-type="float" office:value="3.22600000000011" calcext:value-type="float">
            <text:p>3.23</text:p>
          </table:table-cell>
          <table:table-cell table:formula="of:=([.P104]-([.F104]+[.N104]))" office:value-type="float" office:value="554.513" calcext:value-type="float">
            <text:p>554.51</text:p>
          </table:table-cell>
          <table:table-cell table:formula="of:=[.R104]/INTERNAL_40" office:value-type="float" office:value="88.0179365079365" calcext:value-type="float">
            <text:p>88.02</text:p>
          </table:table-cell>
          <table:table-cell table:formula="of:=[.R104]/EXTERNAL_40" office:value-type="float" office:value="95.6056896551724" calcext:value-type="float">
            <text:p>95.6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WE#</text:p>
          </table:table-cell>
          <table:table-cell table:style-name="ce4" office:value-type="string" calcext:value-type="string">
            <text:p>M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1.304" calcext:value-type="float">
            <text:p>111.30</text:p>
          </table:table-cell>
          <table:table-cell table:style-name="ce7" office:value-type="float" office:value="112.422" calcext:value-type="float">
            <text:p>112.42</text:p>
          </table:table-cell>
          <table:table-cell table:style-name="ce10" table:formula="of:=AVERAGE([.D105:.E105])" office:value-type="float" office:value="111.863" calcext:value-type="float">
            <text:p>111.86</text:p>
          </table:table-cell>
          <table:table-cell table:style-name="ce12"/>
          <table:table-cell table:style-name="ce12" office:value-type="float" office:value="38.157" calcext:value-type="float">
            <text:p>38.16</text:p>
          </table:table-cell>
          <table:table-cell table:style-name="ce12" table:formula="of:=[.G105]*INTERNAL_40" office:value-type="float" office:value="0" calcext:value-type="float">
            <text:p>0.00</text:p>
          </table:table-cell>
          <table:table-cell table:style-name="ce12" table:formula="of:=[.H105]*EXTERNAL_40" office:value-type="float" office:value="221.3106" calcext:value-type="float">
            <text:p>221.31</text:p>
          </table:table-cell>
          <table:table-cell table:style-name="ce4" table:number-columns-repeated="3"/>
          <table:table-cell table:style-name="ce4" table:formula="of:=VIA_18*[.K105]+VIA_13*[.L105]+VIA_16*[.M105]" office:value-type="float" office:value="0" calcext:value-type="float">
            <text:p>0</text:p>
          </table:table-cell>
          <table:table-cell table:style-name="ce12" table:formula="of:=[.I105]+[.J105]+[.N105]+[.F105]" office:value-type="float" office:value="333.1736" calcext:value-type="float">
            <text:p>333.17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05]-[.P105]" office:value-type="float" office:value="-318.2914" calcext:value-type="float">
            <text:p>-318.29</text:p>
          </table:table-cell>
          <table:table-cell table:formula="of:=([.P105]-([.F105]+[.N105]))" office:value-type="float" office:value="539.602" calcext:value-type="float">
            <text:p>539.60</text:p>
          </table:table-cell>
          <table:table-cell table:formula="of:=[.R105]/INTERNAL_40" office:value-type="float" office:value="85.6511111111111" calcext:value-type="float">
            <text:p>85.65</text:p>
          </table:table-cell>
          <table:table-cell table:formula="of:=[.R105]/EXTERNAL_40" office:value-type="float" office:value="93.0348275862069" calcext:value-type="float">
            <text:p>93.0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AS#</text:p>
          </table:table-cell>
          <table:table-cell table:style-name="ce4" office:value-type="string" calcext:value-type="string">
            <text:p>N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4.492" calcext:value-type="float">
            <text:p>114.49</text:p>
          </table:table-cell>
          <table:table-cell table:style-name="ce7" office:value-type="float" office:value="115.642" calcext:value-type="float">
            <text:p>115.64</text:p>
          </table:table-cell>
          <table:table-cell table:style-name="ce10" table:formula="of:=AVERAGE([.D106:.E106])" office:value-type="float" office:value="115.067" calcext:value-type="float">
            <text:p>115.07</text:p>
          </table:table-cell>
          <table:table-cell table:style-name="ce12"/>
          <table:table-cell table:style-name="ce12" office:value-type="float" office:value="37.992" calcext:value-type="float">
            <text:p>37.99</text:p>
          </table:table-cell>
          <table:table-cell table:style-name="ce12" table:formula="of:=[.G106]*INTERNAL_40" office:value-type="float" office:value="0" calcext:value-type="float">
            <text:p>0.00</text:p>
          </table:table-cell>
          <table:table-cell table:style-name="ce12" table:formula="of:=[.H106]*EXTERNAL_40" office:value-type="float" office:value="220.3536" calcext:value-type="float">
            <text:p>220.35</text:p>
          </table:table-cell>
          <table:table-cell table:style-name="ce4" table:number-columns-repeated="3"/>
          <table:table-cell table:style-name="ce4" table:formula="of:=VIA_18*[.K106]+VIA_13*[.L106]+VIA_16*[.M106]" office:value-type="float" office:value="0" calcext:value-type="float">
            <text:p>0</text:p>
          </table:table-cell>
          <table:table-cell table:style-name="ce12" table:formula="of:=[.I106]+[.J106]+[.N106]+[.F106]" office:value-type="float" office:value="335.4206" calcext:value-type="float">
            <text:p>335.42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06]-[.P106]" office:value-type="float" office:value="-316.0444" calcext:value-type="float">
            <text:p>-316.04</text:p>
          </table:table-cell>
          <table:table-cell table:formula="of:=([.P106]-([.F106]+[.N106]))" office:value-type="float" office:value="536.398" calcext:value-type="float">
            <text:p>536.40</text:p>
          </table:table-cell>
          <table:table-cell table:formula="of:=[.R106]/INTERNAL_40" office:value-type="float" office:value="85.1425396825397" calcext:value-type="float">
            <text:p>85.14</text:p>
          </table:table-cell>
          <table:table-cell table:formula="of:=[.R106]/EXTERNAL_40" office:value-type="float" office:value="92.4824137931034" calcext:value-type="float">
            <text:p>92.4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RAS#</text:p>
          </table:table-cell>
          <table:table-cell table:style-name="ce4" office:value-type="string" calcext:value-type="string">
            <text:p>N1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7.206" calcext:value-type="float">
            <text:p>77.21</text:p>
          </table:table-cell>
          <table:table-cell table:style-name="ce7" office:value-type="float" office:value="77.982" calcext:value-type="float">
            <text:p>77.98</text:p>
          </table:table-cell>
          <table:table-cell table:style-name="ce10" table:formula="of:=AVERAGE([.D107:.E107])" office:value-type="float" office:value="77.594" calcext:value-type="float">
            <text:p>77.59</text:p>
          </table:table-cell>
          <table:table-cell table:style-name="ce12" office:value-type="float" office:value="87.63" calcext:value-type="float">
            <text:p>87.63</text:p>
          </table:table-cell>
          <table:table-cell table:style-name="ce12"/>
          <table:table-cell table:style-name="ce12" table:formula="of:=[.G107]*INTERNAL_40" office:value-type="float" office:value="552.069" calcext:value-type="float">
            <text:p>552.07</text:p>
          </table:table-cell>
          <table:table-cell table:style-name="ce12" table:formula="of:=[.H107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07]+VIA_13*[.L107]+VIA_16*[.M107]" office:value-type="float" office:value="21.8" calcext:value-type="float">
            <text:p>21.8</text:p>
          </table:table-cell>
          <table:table-cell table:style-name="ce12" table:formula="of:=[.I107]+[.J107]+[.N107]+[.F107]" office:value-type="float" office:value="651.463" calcext:value-type="float">
            <text:p>651.46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07]-[.P107]" office:value-type="float" office:value="-0.00199999999995271" calcext:value-type="float">
            <text:p>0.00</text:p>
          </table:table-cell>
          <table:table-cell table:formula="of:=([.P107]-([.F107]+[.N107]))" office:value-type="float" office:value="552.071" calcext:value-type="float">
            <text:p>552.07</text:p>
          </table:table-cell>
          <table:table-cell table:formula="of:=[.R107]/INTERNAL_40" office:value-type="float" office:value="87.6303174603174" calcext:value-type="float">
            <text:p>87.63</text:p>
          </table:table-cell>
          <table:table-cell table:formula="of:=[.R107]/EXTERNAL_40" office:value-type="float" office:value="95.1846551724138" calcext:value-type="float">
            <text:p>95.1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LK0</text:p>
          </table:table-cell>
          <table:table-cell table:style-name="ce4" office:value-type="string" calcext:value-type="string">
            <text:p>N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8.819" calcext:value-type="float">
            <text:p>88.82</text:p>
          </table:table-cell>
          <table:table-cell table:style-name="ce7" office:value-type="float" office:value="89.711" calcext:value-type="float">
            <text:p>89.71</text:p>
          </table:table-cell>
          <table:table-cell table:style-name="ce10" table:formula="of:=AVERAGE([.D108:.E108])" office:value-type="float" office:value="89.265" calcext:value-type="float">
            <text:p>89.27</text:p>
          </table:table-cell>
          <table:table-cell table:style-name="ce12"/>
          <table:table-cell table:style-name="ce12" office:value-type="float" office:value="93" calcext:value-type="float">
            <text:p>93.00</text:p>
          </table:table-cell>
          <table:table-cell table:style-name="ce12" table:formula="of:=[.G108]*INTERNAL_40" office:value-type="float" office:value="0" calcext:value-type="float">
            <text:p>0.00</text:p>
          </table:table-cell>
          <table:table-cell table:style-name="ce12" table:formula="of:=[.H108]*EXTERNAL_40" office:value-type="float" office:value="539.4" calcext:value-type="float">
            <text:p>539.4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108]+VIA_13*[.L108]+VIA_16*[.M108]" office:value-type="float" office:value="22.8" calcext:value-type="float">
            <text:p>22.8</text:p>
          </table:table-cell>
          <table:table-cell table:style-name="ce12" table:formula="of:=[.I108]+[.J108]+[.N108]+[.F108]" office:value-type="float" office:value="651.465" calcext:value-type="float">
            <text:p>651.47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08]-[.P108]" office:value-type="float" office:value="0" calcext:value-type="float">
            <text:p>0.00</text:p>
          </table:table-cell>
          <table:table-cell table:formula="of:=([.P108]-([.F108]+[.N108]))" office:value-type="float" office:value="539.4" calcext:value-type="float">
            <text:p>539.40</text:p>
          </table:table-cell>
          <table:table-cell table:formula="of:=[.R108]/INTERNAL_40" office:value-type="float" office:value="85.6190476190476" calcext:value-type="float">
            <text:p>85.62</text:p>
          </table:table-cell>
          <table:table-cell table:formula="of:=[.R108]/EXTERNAL_40" office:value-type="float" office:value="93" calcext:value-type="float">
            <text:p>93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LK1</text:p>
          </table:table-cell>
          <table:table-cell table:style-name="ce4" office:value-type="string" calcext:value-type="string">
            <text:p>M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95.99" calcext:value-type="float">
            <text:p>95.99</text:p>
          </table:table-cell>
          <table:table-cell table:style-name="ce7" office:value-type="float" office:value="96.954" calcext:value-type="float">
            <text:p>96.95</text:p>
          </table:table-cell>
          <table:table-cell table:style-name="ce10" table:formula="of:=AVERAGE([.D109:.E109])" office:value-type="float" office:value="96.472" calcext:value-type="float">
            <text:p>96.47</text:p>
          </table:table-cell>
          <table:table-cell table:style-name="ce12" office:value-type="float" office:value="44.74" calcext:value-type="float">
            <text:p>44.74</text:p>
          </table:table-cell>
          <table:table-cell table:style-name="ce12" office:value-type="float" office:value="3.89" calcext:value-type="float">
            <text:p>3.89</text:p>
          </table:table-cell>
          <table:table-cell table:style-name="ce12" table:formula="of:=[.G109]*INTERNAL_40" office:value-type="float" office:value="281.862" calcext:value-type="float">
            <text:p>281.86</text:p>
          </table:table-cell>
          <table:table-cell table:style-name="ce12" table:formula="of:=[.H109]*EXTERNAL_40" office:value-type="float" office:value="22.562" calcext:value-type="float">
            <text:p>22.56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09]+VIA_13*[.L109]+VIA_16*[.M109]" office:value-type="float" office:value="21.8" calcext:value-type="float">
            <text:p>21.8</text:p>
          </table:table-cell>
          <table:table-cell table:style-name="ce12" table:formula="of:=[.I109]+[.J109]+[.N109]+[.F109]" office:value-type="float" office:value="422.696" calcext:value-type="float">
            <text:p>422.70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09]-[.P109]" office:value-type="float" office:value="-228.769" calcext:value-type="float">
            <text:p>-228.77</text:p>
          </table:table-cell>
          <table:table-cell table:formula="of:=([.P109]-([.F109]+[.N109]))" office:value-type="float" office:value="533.193" calcext:value-type="float">
            <text:p>533.19</text:p>
          </table:table-cell>
          <table:table-cell table:formula="of:=[.R109]/INTERNAL_40" office:value-type="float" office:value="84.6338095238095" calcext:value-type="float">
            <text:p>84.63</text:p>
          </table:table-cell>
          <table:table-cell table:formula="of:=[.R109]/EXTERNAL_40" office:value-type="float" office:value="91.9298275862069" calcext:value-type="float">
            <text:p>91.9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S1#</text:p>
          </table:table-cell>
          <table:table-cell table:style-name="ce4" office:value-type="string" calcext:value-type="string">
            <text:p>R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99.941" calcext:value-type="float">
            <text:p>99.94</text:p>
          </table:table-cell>
          <table:table-cell table:style-name="ce7" office:value-type="float" office:value="100.945" calcext:value-type="float">
            <text:p>100.95</text:p>
          </table:table-cell>
          <table:table-cell table:style-name="ce10" table:formula="of:=AVERAGE([.D110:.E110])" office:value-type="float" office:value="100.443" calcext:value-type="float">
            <text:p>100.44</text:p>
          </table:table-cell>
          <table:table-cell table:style-name="ce12"/>
          <table:table-cell table:style-name="ce12" office:value-type="float" office:value="95" calcext:value-type="float">
            <text:p>95.00</text:p>
          </table:table-cell>
          <table:table-cell table:style-name="ce12" table:formula="of:=[.G110]*INTERNAL_40" office:value-type="float" office:value="0" calcext:value-type="float">
            <text:p>0.00</text:p>
          </table:table-cell>
          <table:table-cell table:style-name="ce12" table:formula="of:=[.H110]*EXTERNAL_40" office:value-type="float" office:value="551" calcext:value-type="float">
            <text:p>551.00</text:p>
          </table:table-cell>
          <table:table-cell table:style-name="ce4" table:number-columns-repeated="3"/>
          <table:table-cell table:style-name="ce4" table:formula="of:=VIA_18*[.K110]+VIA_13*[.L110]+VIA_16*[.M110]" office:value-type="float" office:value="0" calcext:value-type="float">
            <text:p>0</text:p>
          </table:table-cell>
          <table:table-cell table:style-name="ce12" table:formula="of:=[.I110]+[.J110]+[.N110]+[.F110]" office:value-type="float" office:value="651.443" calcext:value-type="float">
            <text:p>651.44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10]-[.P110]" office:value-type="float" office:value="-0.0219999999999345" calcext:value-type="float">
            <text:p>-0.02</text:p>
          </table:table-cell>
          <table:table-cell table:formula="of:=([.P110]-([.F110]+[.N110]))" office:value-type="float" office:value="551.022" calcext:value-type="float">
            <text:p>551.02</text:p>
          </table:table-cell>
          <table:table-cell table:formula="of:=[.R110]/INTERNAL_40" office:value-type="float" office:value="87.4638095238095" calcext:value-type="float">
            <text:p>87.46</text:p>
          </table:table-cell>
          <table:table-cell table:formula="of:=[.R110]/EXTERNAL_40" office:value-type="float" office:value="95.0037931034483" calcext:value-type="float">
            <text:p>95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ODT1#</text:p>
          </table:table-cell>
          <table:table-cell table:style-name="ce4" office:value-type="string" calcext:value-type="string">
            <text:p>R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1.538" calcext:value-type="float">
            <text:p>71.54</text:p>
          </table:table-cell>
          <table:table-cell table:style-name="ce7" office:value-type="float" office:value="72.257" calcext:value-type="float">
            <text:p>72.26</text:p>
          </table:table-cell>
          <table:table-cell table:style-name="ce10" table:formula="of:=AVERAGE([.D111:.E111])" office:value-type="float" office:value="71.8975" calcext:value-type="float">
            <text:p>71.90</text:p>
          </table:table-cell>
          <table:table-cell table:style-name="ce12" office:value-type="float" office:value="88.534" calcext:value-type="float">
            <text:p>88.53</text:p>
          </table:table-cell>
          <table:table-cell table:style-name="ce12"/>
          <table:table-cell table:style-name="ce12" table:formula="of:=[.G111]*INTERNAL_40" office:value-type="float" office:value="557.7642" calcext:value-type="float">
            <text:p>557.76</text:p>
          </table:table-cell>
          <table:table-cell table:style-name="ce12" table:formula="of:=[.H111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11]+VIA_13*[.L111]+VIA_16*[.M111]" office:value-type="float" office:value="21.8" calcext:value-type="float">
            <text:p>21.8</text:p>
          </table:table-cell>
          <table:table-cell table:style-name="ce12" table:formula="of:=[.I111]+[.J111]+[.N111]+[.F111]" office:value-type="float" office:value="651.4617" calcext:value-type="float">
            <text:p>651.46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11]-[.P111]" office:value-type="float" office:value="-0.00329999999985375" calcext:value-type="float">
            <text:p>0.00</text:p>
          </table:table-cell>
          <table:table-cell table:formula="of:=([.P111]-([.F111]+[.N111]))" office:value-type="float" office:value="557.7675" calcext:value-type="float">
            <text:p>557.77</text:p>
          </table:table-cell>
          <table:table-cell table:formula="of:=[.R111]/INTERNAL_40" office:value-type="float" office:value="88.5345238095238" calcext:value-type="float">
            <text:p>88.53</text:p>
          </table:table-cell>
          <table:table-cell table:formula="of:=[.R111]/EXTERNAL_40" office:value-type="float" office:value="96.1668103448276" calcext:value-type="float">
            <text:p>96.1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KE1</text:p>
          </table:table-cell>
          <table:table-cell table:style-name="ce4" office:value-type="string" calcext:value-type="string">
            <text:p>M1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7.628" calcext:value-type="float">
            <text:p>77.63</text:p>
          </table:table-cell>
          <table:table-cell table:style-name="ce7" office:value-type="float" office:value="78.408" calcext:value-type="float">
            <text:p>78.41</text:p>
          </table:table-cell>
          <table:table-cell table:style-name="ce10" table:formula="of:=AVERAGE([.D112:.E112])" office:value-type="float" office:value="78.018" calcext:value-type="float">
            <text:p>78.02</text:p>
          </table:table-cell>
          <table:table-cell table:style-name="ce12"/>
          <table:table-cell table:style-name="ce12" office:value-type="float" office:value="94.94" calcext:value-type="float">
            <text:p>94.94</text:p>
          </table:table-cell>
          <table:table-cell table:style-name="ce12" table:formula="of:=[.G112]*INTERNAL_40" office:value-type="float" office:value="0" calcext:value-type="float">
            <text:p>0.00</text:p>
          </table:table-cell>
          <table:table-cell table:style-name="ce12" table:formula="of:=[.H112]*EXTERNAL_40" office:value-type="float" office:value="550.652" calcext:value-type="float">
            <text:p>550.6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112]+VIA_13*[.L112]+VIA_16*[.M112]" office:value-type="float" office:value="22.8" calcext:value-type="float">
            <text:p>22.8</text:p>
          </table:table-cell>
          <table:table-cell table:style-name="ce12" table:formula="of:=[.I112]+[.J112]+[.N112]+[.F112]" office:value-type="float" office:value="651.47" calcext:value-type="float">
            <text:p>651.47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12]-[.P112]" office:value-type="float" office:value="0.00499999999999545" calcext:value-type="float">
            <text:p>0.00</text:p>
          </table:table-cell>
          <table:table-cell table:formula="of:=([.P112]-([.F112]+[.N112]))" office:value-type="float" office:value="550.647" calcext:value-type="float">
            <text:p>550.65</text:p>
          </table:table-cell>
          <table:table-cell table:formula="of:=[.R112]/INTERNAL_40" office:value-type="float" office:value="87.4042857142857" calcext:value-type="float">
            <text:p>87.40</text:p>
          </table:table-cell>
          <table:table-cell table:formula="of:=[.R112]/EXTERNAL_40" office:value-type="float" office:value="94.9391379310345" calcext:value-type="float">
            <text:p>94.94</text:p>
          </table:table-cell>
          <table:table-cell table:number-columns-repeated="1004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Q2:Sheet1.Q81">
            <calcext:condition calcext:apply-style-name="DarkBlue" calcext:value="&lt;-1*DQ_TO_DQS" calcext:base-cell-address="Sheet1.Q2"/>
            <calcext:condition calcext:apply-style-name="LightBlue" calcext:value="&lt;-5" calcext:base-cell-address="Sheet1.Q2"/>
            <calcext:condition calcext:apply-style-name="DarkRed" calcext:value="&gt;DQ_TO_DQS" calcext:base-cell-address="Sheet1.Q2"/>
            <calcext:condition calcext:apply-style-name="LightRed" calcext:value="&gt;5" calcext:base-cell-address="Sheet1.Q2"/>
            <calcext:condition calcext:apply-style-name="Green" calcext:value="between(-5,5)" calcext:base-cell-address="Sheet1.Q2"/>
          </calcext:conditional-format>
          <calcext:conditional-format calcext:target-range-address="Sheet1.Q82:Sheet1.Q112">
            <calcext:condition calcext:apply-style-name="DarkBlue" calcext:value="&lt;-CLK_TO_DQ" calcext:base-cell-address="Sheet1.Q82"/>
            <calcext:condition calcext:apply-style-name="LightBlue" calcext:value="&lt;-5" calcext:base-cell-address="Sheet1.Q82"/>
            <calcext:condition calcext:apply-style-name="DarkRed" calcext:value="&gt;CLK_TO_DQ" calcext:base-cell-address="Sheet1.Q82"/>
            <calcext:condition calcext:apply-style-name="LightRed" calcext:value="&gt;5" calcext:base-cell-address="Sheet1.Q82"/>
            <calcext:condition calcext:apply-style-name="Green" calcext:value="between(-5,5)" calcext:base-cell-address="Sheet1.Q82"/>
          </calcext:conditional-format>
        </calcext:conditional-formats>
      </table:table>
      <table:named-expressions>
        <table:named-range table:name="CLK" table:base-cell-address="$Sheet1.$O$108" table:cell-range-address="$Sheet1.$O$108"/>
        <table:named-range table:name="CLK_TO_DQ" table:base-cell-address="$Sheet1.$Y$15" table:cell-range-address="$Sheet1.$Y$15"/>
        <table:named-range table:name="DQS0" table:base-cell-address="$Sheet1.$O$11" table:cell-range-address="$Sheet1.$O$11"/>
        <table:named-range table:name="DQS1" table:base-cell-address="$Sheet1.$O$21" table:cell-range-address="$Sheet1.$O$21"/>
        <table:named-range table:name="DQS2" table:base-cell-address="$Sheet1.$O$31" table:cell-range-address="$Sheet1.$O$31"/>
        <table:named-range table:name="DQS3" table:base-cell-address="$Sheet1.$O$41" table:cell-range-address="$Sheet1.$O$41"/>
        <table:named-range table:name="DQS4" table:base-cell-address="$Sheet1.$O$51" table:cell-range-address="$Sheet1.$O$51"/>
        <table:named-range table:name="DQS5" table:base-cell-address="$Sheet1.$O$61" table:cell-range-address="$Sheet1.$O$61"/>
        <table:named-range table:name="DQS6" table:base-cell-address="$Sheet1.$O$71" table:cell-range-address="$Sheet1.$O$71"/>
        <table:named-range table:name="DQS7" table:base-cell-address="$Sheet1.$O$81" table:cell-range-address="$Sheet1.$O$81"/>
        <table:named-range table:name="DQ_TO_DQS" table:base-cell-address="$Sheet1.$Y$14" table:cell-range-address="$Sheet1.$Y$14"/>
        <table:named-range table:name="EXTERNAL_40" table:base-cell-address="$Sheet1.$J$4" table:cell-range-address="$Sheet1.$Y$4"/>
        <table:named-range table:name="EXTERNAL_80" table:base-cell-address="$Sheet1.$J$5" table:cell-range-address="$Sheet1.$Y$5"/>
        <table:named-range table:name="INTERNAL_40" table:base-cell-address="$Sheet1.$J$2" table:cell-range-address="$Sheet1.$Y$2"/>
        <table:named-range table:name="INTERNAL_80" table:base-cell-address="$Sheet1.$J$3" table:cell-range-address="$Sheet1.$Y$3"/>
        <table:named-range table:name="SLOWEST_DQS" table:base-cell-address="$Sheet1.$Y$17" table:cell-range-address="$Sheet1.$Y$17"/>
        <table:named-range table:name="VIA_13" table:base-cell-address="$Sheet1.$Y$10" table:cell-range-address="$Sheet1.$Y$10"/>
        <table:named-range table:name="VIA_16" table:base-cell-address="$Sheet1.$Y$11" table:cell-range-address="$Sheet1.$Y$11"/>
        <table:named-range table:name="VIA_18" table:base-cell-address="$Sheet1.$Y$9" table:cell-range-address="$Sheet1.$Y$9"/>
        <table:named-range table:name="VIA_36" table:base-cell-address="$Sheet1.$Y$12" table:cell-range-address="$Sheet1.$Y$1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LightRed" style:family="table-cell" style:parent-style-name="Default">
      <style:table-cell-properties fo:background-color="#ffcccc"/>
    </style:style>
    <style:style style:name="DarkRed" style:family="table-cell" style:parent-style-name="Default">
      <style:table-cell-properties fo:background-color="#ff6666"/>
    </style:style>
    <style:style style:name="Green" style:family="table-cell" style:parent-style-name="Default">
      <style:table-cell-properties fo:background-color="#99ff99"/>
    </style:style>
    <style:style style:name="DarkBlue" style:family="table-cell" style:parent-style-name="Default">
      <style:table-cell-properties fo:background-color="#3399ff"/>
    </style:style>
    <style:style style:name="LightBlue" style:family="table-cell" style:parent-style-name="Default">
      <style:table-cell-properties fo:background-color="#99cc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 style:data-style-name="N2" text:time-value="17:33:10.918282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21:50:02.302906206</meta:creation-date>
    <meta:generator>LibreOffice/7.0.4.2$Linux_X86_64 LibreOffice_project/00$Build-2</meta:generator>
    <dc:date>2021-12-11T00:03:00.217417754</dc:date>
    <meta:editing-duration>P7DT2H43M48S</meta:editing-duration>
    <meta:editing-cycles>277</meta:editing-cycles>
    <meta:document-statistic meta:table-count="1" meta:cell-count="1873" meta:object-count="0"/>
  </office:meta>
</office:document-meta>
</file>